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23" style:family="paragraph" style:parent-style-name="Standard">
      <style:paragraph-properties fo:text-align="start" style:justify-single-word="false"/>
      <style:text-properties fo:color="#000000" loext:opacity="100%" style:font-name="Liberation Serif" officeooo:paragraph-rsid="01a5c542" fo:background-color="#fffffe"/>
    </style:style>
    <style:style style:name="P24"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5"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6"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7" style:family="paragraph" style:parent-style-name="Standard">
      <style:text-properties fo:color="#000000" loext:opacity="100%" style:font-name="Liberation Serif" officeooo:rsid="00b1b95f" officeooo:paragraph-rsid="00b1b95f" fo:background-color="#fffffe"/>
    </style:style>
    <style:style style:name="P28" style:family="paragraph" style:parent-style-name="Standard">
      <style:text-properties fo:color="#000000" loext:opacity="100%" style:font-name="Liberation Serif" officeooo:rsid="00b1b95f" officeooo:paragraph-rsid="00c20060" fo:background-color="#fffffe"/>
    </style:style>
    <style:style style:name="P29" style:family="paragraph" style:parent-style-name="Standard">
      <style:text-properties fo:color="#000000" loext:opacity="100%" style:font-name="Liberation Serif" officeooo:paragraph-rsid="00b8d30e" fo:background-color="#fffffe"/>
    </style:style>
    <style:style style:name="P30" style:family="paragraph" style:parent-style-name="Standard">
      <style:text-properties fo:color="#000000" loext:opacity="100%" style:font-name="Liberation Serif" officeooo:paragraph-rsid="00be9893" fo:background-color="#fffffe"/>
    </style:style>
    <style:style style:name="P31" style:family="paragraph" style:parent-style-name="Standard">
      <style:text-properties fo:color="#000000" loext:opacity="100%" style:font-name="Liberation Serif" officeooo:paragraph-rsid="00c18097" fo:background-color="#fffffe"/>
    </style:style>
    <style:style style:name="P32" style:family="paragraph" style:parent-style-name="Standard">
      <style:text-properties fo:color="#000000" loext:opacity="100%" style:font-name="Liberation Serif" officeooo:paragraph-rsid="00c20060" fo:background-color="#fffffe"/>
    </style:style>
    <style:style style:name="P33" style:family="paragraph" style:parent-style-name="Standard">
      <style:text-properties fo:color="#000000" loext:opacity="100%" style:font-name="Liberation Serif" officeooo:paragraph-rsid="00c4b776" fo:background-color="#fffffe"/>
    </style:style>
    <style:style style:name="P34" style:family="paragraph" style:parent-style-name="Standard">
      <style:text-properties fo:color="#000000" loext:opacity="100%" style:font-name="Liberation Serif" officeooo:paragraph-rsid="00dca49b" fo:background-color="#fffffe"/>
    </style:style>
    <style:style style:name="P35" style:family="paragraph" style:parent-style-name="Standard">
      <style:text-properties fo:color="#000000" loext:opacity="100%" style:font-name="Liberation Serif" officeooo:paragraph-rsid="00e18b38" fo:background-color="#fffffe"/>
    </style:style>
    <style:style style:name="P36" style:family="paragraph" style:parent-style-name="Standard">
      <style:text-properties fo:color="#000000" loext:opacity="100%" style:font-name="Liberation Serif" officeooo:rsid="0169bf03" fo:background-color="#fffffe"/>
    </style:style>
    <style:style style:name="P37" style:family="paragraph" style:parent-style-name="Standard">
      <style:text-properties fo:color="#000000" loext:opacity="100%" style:font-name="Liberation Serif" officeooo:rsid="016a51fb" fo:background-color="#fffffe"/>
    </style:style>
    <style:style style:name="P38" style:family="paragraph" style:parent-style-name="Standard">
      <style:text-properties fo:color="#000000" loext:opacity="100%" style:font-name="Liberation Serif" officeooo:paragraph-rsid="0187db24" fo:background-color="#fffffe"/>
    </style:style>
    <style:style style:name="P39" style:family="paragraph" style:parent-style-name="Standard">
      <style:text-properties fo:color="#000000" loext:opacity="100%" style:font-name="Liberation Serif" officeooo:paragraph-rsid="019d5311" fo:background-color="#fffffe"/>
    </style:style>
    <style:style style:name="P40" style:family="paragraph" style:parent-style-name="Standard">
      <style:text-properties fo:color="#000000" loext:opacity="100%" style:font-name="Liberation Serif" officeooo:paragraph-rsid="0111b712" fo:background-color="#fffffe"/>
    </style:style>
    <style:style style:name="P41" style:family="paragraph" style:parent-style-name="Standard">
      <style:text-properties fo:color="#000000" loext:opacity="100%" style:font-name="Liberation Serif" officeooo:paragraph-rsid="01252fab" fo:background-color="#fffffe"/>
    </style:style>
    <style:style style:name="P42" style:family="paragraph" style:parent-style-name="Standard">
      <style:text-properties fo:color="#000000" loext:opacity="100%" style:font-name="Liberation Serif" officeooo:paragraph-rsid="01a7ec2a" fo:background-color="#fffffe"/>
    </style:style>
    <style:style style:name="P4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a5c542"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65"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1782a3c" fo:background-color="#fffffe" style:font-size-asian="12pt" style:font-weight-asian="normal" style:font-size-complex="12pt" style:font-weight-complex="normal"/>
    </style:style>
    <style:style style:name="P7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3cbc8" officeooo:paragraph-rsid="01a5c542" fo:background-color="#ffff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7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0beb16" officeooo:paragraph-rsid="0189a998" fo:background-color="#fffff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9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9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6"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9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11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be0b9" officeooo:paragraph-rsid="01abe0b9" fo:background-color="#fffffe" style:font-size-asian="10.5pt" style:font-weight-asian="normal" style:font-size-complex="12pt" style:font-weight-complex="normal"/>
    </style:style>
    <style:style style:name="P118"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19"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2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22"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2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2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2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2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2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63b86d" style:font-size-asian="16pt" style:font-weight-asian="normal" style:font-size-complex="16pt" style:font-weight-complex="normal"/>
    </style:style>
    <style:style style:name="P12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2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30"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31"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32"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133"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34"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style:text-underline-style="none" fo:font-weight="normal" officeooo:rsid="0005bd6b" officeooo:paragraph-rsid="0063b86d" style:font-size-asian="12pt" style:font-weight-asian="normal" style:font-size-complex="12pt" style:font-weight-complex="normal"/>
    </style:style>
    <style:style style:name="P13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13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3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3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4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4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5c542"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7ec2a"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0611e5" officeooo:paragraph-rsid="0009c32a"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75"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77"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82"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style:font-name="Liberation Serif" fo:font-size="12pt" style:text-underline-style="none" fo:font-weight="normal" officeooo:rsid="00081de4" officeooo:paragraph-rsid="01a7ec2a" style:font-size-asian="10.5pt" style:font-weight-asian="normal" style:font-size-complex="12pt" style:font-weight-complex="normal"/>
    </style:style>
    <style:style style:name="P194"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195"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15"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16"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217"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221"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222"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224"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228"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29"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34"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35"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36"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39"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40"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42"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43"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46"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47"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0"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51"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52"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56"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57"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58"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59"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60"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61"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65"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66"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68"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style:font-name="Liberation Serif" fo:font-size="12pt" style:text-underline-style="none" fo:font-weight="normal" officeooo:rsid="0007f433" officeooo:paragraph-rsid="01a5c542"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72"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center" style:justify-single-word="false"/>
      <style:text-properties style:font-name="Liberation Serif" fo:font-size="12pt" fo:font-weight="normal" officeooo:paragraph-rsid="015c6710"/>
    </style:style>
    <style:style style:name="P275"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76"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277"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78"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79"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80"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81"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282"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283"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284"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285"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286" style:family="paragraph" style:parent-style-name="Standard">
      <style:paragraph-properties fo:text-align="start" style:justify-single-word="false"/>
      <style:text-properties style:font-name="Liberation Serif" fo:font-size="14pt" style:text-underline-style="none" fo:font-weight="bold" officeooo:rsid="00081de4" officeooo:paragraph-rsid="01a7ec2a" style:font-size-asian="14pt" style:font-weight-asian="bold" style:font-size-complex="14pt" style:font-weight-complex="bold"/>
    </style:style>
    <style:style style:name="P287"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288"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289"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290"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291"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292"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293"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294"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295"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296"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297"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298"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299"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300"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301" style:family="paragraph" style:parent-style-name="Standard">
      <style:paragraph-properties fo:text-align="start" style:justify-single-word="false"/>
      <style:text-properties style:font-name="Liberation Serif" fo:font-size="14pt" style:text-underline-style="none" fo:font-weight="bold" officeooo:rsid="0007f433" officeooo:paragraph-rsid="01a5c542" style:font-size-asian="14pt" style:font-weight-asian="bold" style:font-size-complex="14pt" style:font-weight-complex="bold"/>
    </style:style>
    <style:style style:name="P302"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303"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304"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305" style:family="paragraph" style:parent-style-name="Standard">
      <style:paragraph-properties fo:text-align="start" style:justify-single-word="false"/>
      <style:text-properties officeooo:paragraph-rsid="00c20060"/>
    </style:style>
    <style:style style:name="P306" style:family="paragraph" style:parent-style-name="Standard">
      <style:paragraph-properties fo:text-align="start" style:justify-single-word="false"/>
      <style:text-properties officeooo:paragraph-rsid="01403150"/>
    </style:style>
    <style:style style:name="P307"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308"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309"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31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31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1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1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1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31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1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31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31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1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2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2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322"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2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32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32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33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33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33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3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3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3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3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3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3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3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4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4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4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4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4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4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34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4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4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4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5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5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5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5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5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5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5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5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5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6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6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6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3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3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6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73" style:family="paragraph" style:parent-style-name="Standard">
      <style:paragraph-properties fo:text-align="start" style:justify-single-word="false"/>
      <style:text-properties fo:font-variant="normal" fo:text-transform="none" fo:color="#212121" loext:opacity="100%" style:font-name="Liberation Serif" fo:letter-spacing="normal" fo:font-style="italic" officeooo:rsid="013bf306" officeooo:paragraph-rsid="014eaed4" fo:background-color="#fffffe" style:font-size-asian="12pt" style:font-style-asian="italic" style:font-style-complex="italic"/>
    </style:style>
    <style:style style:name="P37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7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7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7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8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8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38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39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39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39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0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40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40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40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405"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406"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40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40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40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41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411"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412" style:family="paragraph" style:parent-style-name="Standard">
      <style:paragraph-properties fo:text-align="center" style:justify-single-word="false"/>
      <style:text-properties officeooo:paragraph-rsid="007e6070"/>
    </style:style>
    <style:style style:name="P413" style:family="paragraph" style:parent-style-name="Standard">
      <style:paragraph-properties fo:text-align="center" style:justify-single-word="false"/>
      <style:text-properties officeooo:paragraph-rsid="009e45dd"/>
    </style:style>
    <style:style style:name="P414" style:family="paragraph" style:parent-style-name="Standard">
      <style:paragraph-properties fo:text-align="center" style:justify-single-word="false"/>
      <style:text-properties officeooo:paragraph-rsid="00a36996"/>
    </style:style>
    <style:style style:name="P415" style:family="paragraph" style:parent-style-name="Standard">
      <style:paragraph-properties fo:text-align="center" style:justify-single-word="false"/>
      <style:text-properties officeooo:paragraph-rsid="00ac631a"/>
    </style:style>
    <style:style style:name="P416" style:family="paragraph" style:parent-style-name="Standard">
      <style:paragraph-properties fo:text-align="center" style:justify-single-word="false"/>
      <style:text-properties officeooo:paragraph-rsid="00b5f856"/>
    </style:style>
    <style:style style:name="P417" style:family="paragraph" style:parent-style-name="Standard">
      <style:paragraph-properties fo:text-align="center" style:justify-single-word="false"/>
      <style:text-properties officeooo:paragraph-rsid="00b8d30e"/>
    </style:style>
    <style:style style:name="P418" style:family="paragraph" style:parent-style-name="Standard">
      <style:paragraph-properties fo:text-align="center" style:justify-single-word="false"/>
      <style:text-properties officeooo:paragraph-rsid="00be9893"/>
    </style:style>
    <style:style style:name="P419" style:family="paragraph" style:parent-style-name="Standard">
      <style:paragraph-properties fo:text-align="center" style:justify-single-word="false"/>
      <style:text-properties officeooo:paragraph-rsid="00c20060"/>
    </style:style>
    <style:style style:name="P420" style:family="paragraph" style:parent-style-name="Standard">
      <style:paragraph-properties fo:text-align="center" style:justify-single-word="false"/>
      <style:text-properties officeooo:paragraph-rsid="00dca49b"/>
    </style:style>
    <style:style style:name="P421" style:family="paragraph" style:parent-style-name="Standard">
      <style:paragraph-properties fo:text-align="center" style:justify-single-word="false"/>
      <style:text-properties officeooo:paragraph-rsid="01435818"/>
    </style:style>
    <style:style style:name="P422" style:family="paragraph" style:parent-style-name="Standard">
      <style:paragraph-properties fo:text-align="center" style:justify-single-word="false"/>
      <style:text-properties officeooo:paragraph-rsid="014950c1"/>
    </style:style>
    <style:style style:name="P423" style:family="paragraph" style:parent-style-name="Standard">
      <style:paragraph-properties fo:text-align="center" style:justify-single-word="false"/>
      <style:text-properties officeooo:paragraph-rsid="013bf306"/>
    </style:style>
    <style:style style:name="P424" style:family="paragraph" style:parent-style-name="Standard">
      <style:paragraph-properties fo:text-align="center" style:justify-single-word="false"/>
      <style:text-properties officeooo:paragraph-rsid="013988ab"/>
    </style:style>
    <style:style style:name="P425" style:family="paragraph" style:parent-style-name="Standard">
      <style:paragraph-properties fo:text-align="center" style:justify-single-word="false"/>
      <style:text-properties officeooo:paragraph-rsid="014626e3"/>
    </style:style>
    <style:style style:name="P426"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27" style:family="paragraph" style:parent-style-name="Standard">
      <style:text-properties fo:color="#a31515" loext:opacity="100%" style:font-name="Liberation Serif" fo:background-color="#fffffe"/>
    </style:style>
    <style:style style:name="P428" style:family="paragraph" style:parent-style-name="Standard">
      <style:paragraph-properties fo:text-align="start" style:justify-single-word="false"/>
      <style:text-properties fo:color="#a31515" loext:opacity="100%" style:font-name="Liberation Serif" fo:background-color="#fffffe"/>
    </style:style>
    <style:style style:name="P429"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430"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31" style:family="paragraph" style:parent-style-name="Standard">
      <style:text-properties fo:color="#a31515" loext:opacity="100%" style:font-name="Liberation Serif" officeooo:paragraph-rsid="01252fab" fo:background-color="#fffffe"/>
    </style:style>
    <style:style style:name="P432"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433"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434"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435" style:family="paragraph" style:parent-style-name="Standard" style:list-style-name="L1">
      <style:paragraph-properties fo:text-align="start" style:justify-single-word="false"/>
      <style:text-properties officeooo:paragraph-rsid="0035cda4"/>
    </style:style>
    <style:style style:name="P436" style:family="paragraph" style:parent-style-name="Standard" style:list-style-name="L10">
      <style:paragraph-properties fo:text-align="start" style:justify-single-word="false"/>
      <style:text-properties officeooo:paragraph-rsid="014eaed4"/>
    </style:style>
    <style:style style:name="P437"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438"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439"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440"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44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0.5pt" style:font-weight-asian="normal" style:font-size-complex="12pt" style:font-weight-complex="normal"/>
    </style:style>
    <style:style style:name="P442"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443"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444"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445"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446"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447"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48"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bb7bc8" fo:background-color="#fffffe" style:font-size-asian="10.5pt" style:font-weight-asian="normal" style:font-size-complex="12pt" style:font-weight-complex="normal"/>
    </style:style>
    <style:style style:name="P449"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38c18b" fo:background-color="#fffffe" style:font-size-asian="10.5pt" style:font-weight-asian="normal" style:font-size-complex="12pt" style:font-weight-complex="normal"/>
    </style:style>
    <style:style style:name="P450" style:family="paragraph" style:parent-style-name="Standard">
      <style:text-properties fo:color="#000000" loext:opacity="100%" style:font-name="Liberation Serif" fo:background-color="#fffffe"/>
    </style:style>
    <style:style style:name="P451" style:family="paragraph" style:parent-style-name="Standard">
      <style:paragraph-properties fo:text-align="start" style:justify-single-word="false"/>
      <style:text-properties fo:color="#000000" loext:opacity="100%" style:font-name="Liberation Serif" fo:background-color="#fffffe"/>
    </style:style>
    <style:style style:name="P452" style:family="paragraph" style:parent-style-name="Standard">
      <style:paragraph-properties fo:text-align="start" style:justify-single-word="false"/>
      <style:text-properties fo:color="#000000" loext:opacity="100%" style:font-name="Liberation Serif" officeooo:paragraph-rsid="01b19e59" fo:background-color="#fffffe"/>
    </style:style>
    <style:style style:name="P453"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454" style:family="paragraph" style:parent-style-name="Standard" style:list-style-name="L1">
      <style:paragraph-properties fo:text-align="start" style:justify-single-word="false"/>
      <style:text-properties officeooo:rsid="017a066c" officeooo:paragraph-rsid="017a066c"/>
    </style:style>
    <style:style style:name="P455" style:family="paragraph" style:parent-style-name="Standard">
      <style:paragraph-properties fo:text-align="start" style:justify-single-word="false"/>
      <style:text-properties style:font-name="Liberation Serif" fo:font-size="14pt" style:text-underline-style="none" fo:font-weight="bold" officeooo:rsid="000611e5" officeooo:paragraph-rsid="000beb16" style:font-size-asian="14pt" style:font-weight-asian="bold" style:font-size-complex="14pt" style:font-weight-complex="bold"/>
    </style:style>
    <style:style style:name="P45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5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458"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59"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60"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61"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62"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63"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64" style:family="paragraph" style:parent-style-name="Standard">
      <style:paragraph-properties fo:text-align="start" style:justify-single-word="false"/>
      <style:text-properties style:font-name="Liberation Serif" fo:font-size="12pt" style:text-underline-style="none" fo:font-weight="normal" officeooo:rsid="01171f13" officeooo:paragraph-rsid="01bb7bc8" style:font-size-asian="10.5pt" style:font-weight-asian="normal" style:font-size-complex="12pt" style:font-weight-complex="normal"/>
    </style:style>
    <style:style style:name="P465"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66" style:family="paragraph" style:parent-style-name="Standard">
      <style:paragraph-properties fo:text-align="start"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467"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468"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46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470" style:family="paragraph" style:parent-style-name="Standard">
      <style:paragraph-properties fo:text-align="center"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471" style:family="paragraph" style:parent-style-name="Standard">
      <style:paragraph-properties fo:text-align="center" style:justify-single-word="false"/>
      <style:text-properties style:font-name="Liberation Serif" fo:font-size="12pt" style:text-underline-style="none" fo:font-weight="normal" officeooo:rsid="01b19e59" officeooo:paragraph-rsid="01b19e59" style:font-size-asian="10.5pt" style:font-weight-asian="normal" style:font-size-complex="12pt" style:font-weight-complex="normal"/>
    </style:style>
    <style:style style:name="P472" style:family="paragraph" style:parent-style-name="Standard">
      <style:paragraph-properties fo:text-align="start"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473"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74"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7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476" style:family="paragraph" style:parent-style-name="Standard">
      <style:text-properties style:font-name="Liberation Serif"/>
    </style:style>
    <style:style style:name="P477" style:family="paragraph" style:parent-style-name="Standard">
      <style:paragraph-properties fo:text-align="start" style:justify-single-word="false"/>
      <style:text-properties style:font-name="Liberation Serif"/>
    </style:style>
    <style:style style:name="P478" style:family="paragraph" style:parent-style-name="Standard">
      <style:paragraph-properties fo:text-align="start"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479" style:family="paragraph" style:parent-style-name="Standard">
      <style:paragraph-properties fo:text-align="start"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48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481"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482"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P483"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484"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c957c"/>
    </style:style>
    <style:style style:name="T14" style:family="text">
      <style:text-properties officeooo:rsid="001f6171"/>
    </style:style>
    <style:style style:name="T15" style:family="text">
      <style:text-properties officeooo:rsid="0020b8b3"/>
    </style:style>
    <style:style style:name="T16" style:family="text">
      <style:text-properties officeooo:rsid="00232514"/>
    </style:style>
    <style:style style:name="T17" style:family="text">
      <style:text-properties officeooo:rsid="002431dc"/>
    </style:style>
    <style:style style:name="T18" style:family="text">
      <style:text-properties fo:color="#a31515" loext:opacity="100%"/>
    </style:style>
    <style:style style:name="T19" style:family="text">
      <style:text-properties fo:color="#a31515" loext:opacity="100%" style:font-name="Liberation Serif" fo:background-color="#fffffe" loext:char-shading-value="0"/>
    </style:style>
    <style:style style:name="T20"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1" style:family="text">
      <style:text-properties fo:color="#a31515" loext:opacity="100%" officeooo:rsid="0041e812"/>
    </style:style>
    <style:style style:name="T22" style:family="text">
      <style:text-properties fo:color="#a31515" loext:opacity="100%" officeooo:rsid="0042f053"/>
    </style:style>
    <style:style style:name="T23" style:family="text">
      <style:text-properties fo:color="#a31515" loext:opacity="100%" officeooo:rsid="004f70aa"/>
    </style:style>
    <style:style style:name="T24" style:family="text">
      <style:text-properties fo:color="#a31515" loext:opacity="100%" officeooo:rsid="014ce21f"/>
    </style:style>
    <style:style style:name="T25" style:family="text">
      <style:text-properties fo:color="#a31515" loext:opacity="100%" officeooo:rsid="0161b52c"/>
    </style:style>
    <style:style style:name="T26" style:family="text">
      <style:text-properties fo:color="#a31515" loext:opacity="100%" officeooo:rsid="017eb3f3"/>
    </style:style>
    <style:style style:name="T27" style:family="text">
      <style:text-properties fo:color="#000000" loext:opacity="100%" fo:background-color="#fffffe" loext:char-shading-value="0"/>
    </style:style>
    <style:style style:name="T28" style:family="text">
      <style:text-properties fo:color="#000000" loext:opacity="100%" officeooo:rsid="002dffd5" fo:background-color="#fffffe" loext:char-shading-value="0"/>
    </style:style>
    <style:style style:name="T29" style:family="text">
      <style:text-properties fo:color="#000000" loext:opacity="100%" officeooo:rsid="003cd920" fo:background-color="#fffffe" loext:char-shading-value="0"/>
    </style:style>
    <style:style style:name="T30" style:family="text">
      <style:text-properties fo:color="#000000" loext:opacity="100%" officeooo:rsid="006e59eb" fo:background-color="#fffffe" loext:char-shading-value="0"/>
    </style:style>
    <style:style style:name="T31" style:family="text">
      <style:text-properties fo:color="#000000" loext:opacity="100%" officeooo:rsid="0072d04c" fo:background-color="#fffffe" loext:char-shading-value="0"/>
    </style:style>
    <style:style style:name="T32" style:family="text">
      <style:text-properties fo:color="#000000" loext:opacity="100%" officeooo:rsid="0009c32a" fo:background-color="#fffffe" loext:char-shading-value="0"/>
    </style:style>
    <style:style style:name="T33" style:family="text">
      <style:text-properties fo:color="#000000" loext:opacity="100%" officeooo:rsid="000bd12f" fo:background-color="#fffffe" loext:char-shading-value="0"/>
    </style:style>
    <style:style style:name="T34" style:family="text">
      <style:text-properties fo:color="#000000" loext:opacity="100%" officeooo:rsid="00140c0b" fo:background-color="#fffffe" loext:char-shading-value="0"/>
    </style:style>
    <style:style style:name="T35" style:family="text">
      <style:text-properties fo:color="#000000" loext:opacity="100%" officeooo:rsid="01a5c542" fo:background-color="#fffffe" loext:char-shading-value="0"/>
    </style:style>
    <style:style style:name="T36" style:family="text">
      <style:text-properties fo:color="#000000" loext:opacity="100%" officeooo:rsid="00633d13" fo:background-color="#fffffe" loext:char-shading-value="0"/>
    </style:style>
    <style:style style:name="T37"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8"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39"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3"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style:font-name="Liberation Serif" fo:font-size="12pt" fo:font-weight="normal" fo:background-color="#fffffe" loext:char-shading-value="0" style:font-size-asian="12pt" style:font-size-complex="12pt"/>
    </style:style>
    <style:style style:name="T45"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46" style:family="text">
      <style:text-properties fo:color="#000000" loext:opacity="100%" style:font-name="Liberation Serif" fo:background-color="#fffffe" loext:char-shading-value="0"/>
    </style:style>
    <style:style style:name="T47" style:family="text">
      <style:text-properties fo:color="#0451a5" loext:opacity="100%"/>
    </style:style>
    <style:style style:name="T48" style:family="text">
      <style:text-properties fo:color="#0451a5" loext:opacity="100%" officeooo:rsid="00302ec5"/>
    </style:style>
    <style:style style:name="T49" style:family="text">
      <style:text-properties fo:color="#0451a5" loext:opacity="100%" style:font-name="Liberation Serif" fo:background-color="#fffffe" loext:char-shading-value="0"/>
    </style:style>
    <style:style style:name="T50" style:family="text">
      <style:text-properties fo:color="#0451a5" loext:opacity="100%" style:font-name="Liberation Serif" officeooo:rsid="003824d9" fo:background-color="#fffffe" loext:char-shading-value="0"/>
    </style:style>
    <style:style style:name="T51"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2"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3" style:family="text">
      <style:text-properties fo:color="#0451a5" loext:opacity="100%" officeooo:rsid="0036f41a"/>
    </style:style>
    <style:style style:name="T54" style:family="text">
      <style:text-properties fo:color="#0451a5" loext:opacity="100%" officeooo:rsid="003ee96b"/>
    </style:style>
    <style:style style:name="T55" style:family="text">
      <style:text-properties fo:color="#0451a5" loext:opacity="100%" officeooo:rsid="0041e812"/>
    </style:style>
    <style:style style:name="T56" style:family="text">
      <style:text-properties fo:color="#0451a5" loext:opacity="100%" officeooo:rsid="0042f053"/>
    </style:style>
    <style:style style:name="T57" style:family="text">
      <style:text-properties fo:color="#0451a5" loext:opacity="100%" officeooo:rsid="0045b063"/>
    </style:style>
    <style:style style:name="T58" style:family="text">
      <style:text-properties fo:color="#0451a5" loext:opacity="100%" officeooo:rsid="0049cb82"/>
    </style:style>
    <style:style style:name="T59" style:family="text">
      <style:text-properties fo:color="#0451a5" loext:opacity="100%" officeooo:rsid="00758ad9"/>
    </style:style>
    <style:style style:name="T60" style:family="text">
      <style:text-properties fo:color="#0451a5" loext:opacity="100%" officeooo:rsid="01782a3c"/>
    </style:style>
    <style:style style:name="T61" style:family="text">
      <style:text-properties fo:color="#0451a5" loext:opacity="100%" officeooo:rsid="01a5b3b4"/>
    </style:style>
    <style:style style:name="T62" style:family="text">
      <style:text-properties officeooo:rsid="0035cda4"/>
    </style:style>
    <style:style style:name="T63"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4"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5" style:family="text">
      <style:text-properties style:font-name="Liberation Serif" fo:font-size="12pt" style:text-underline-style="none" fo:font-weight="normal" officeooo:rsid="013bf306" style:font-size-asian="10.5pt" style:font-weight-asian="normal" style:font-size-complex="12pt" style:font-weight-complex="normal"/>
    </style:style>
    <style:style style:name="T66"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67" style:family="text">
      <style:text-properties style:font-name="Liberation Serif" fo:font-size="12pt" style:text-underline-style="none" fo:font-weight="normal" officeooo:rsid="013bc118" style:font-size-asian="10.5pt" style:font-weight-asian="normal" style:font-size-complex="12pt" style:font-weight-complex="normal"/>
    </style:style>
    <style:style style:name="T68" style:family="text">
      <style:text-properties style:font-name="Liberation Serif" fo:font-size="12pt" style:text-underline-style="none" fo:font-weight="normal" officeooo:rsid="001804fe"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13bf306" style:font-size-asian="12pt" style:font-weight-asian="normal" style:font-size-complex="12pt" style:font-weight-complex="normal"/>
    </style:style>
    <style:style style:name="T70"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1" style:family="text">
      <style:text-properties style:font-name="Liberation Serif" fo:font-size="12pt" fo:font-style="italic" style:text-underline-style="none" fo:font-weight="normal" officeooo:rsid="013bf306"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weight="normal" style:font-size-asian="12pt" style:font-size-complex="12pt"/>
    </style:style>
    <style:style style:name="T73" style:family="text">
      <style:text-properties style:font-name="Liberation Serif" fo:font-size="12pt" fo:font-weight="normal" officeooo:rsid="00889376" style:font-size-asian="12pt" style:font-size-complex="12pt"/>
    </style:style>
    <style:style style:name="T74" style:family="text">
      <style:text-properties style:font-name="Liberation Serif" fo:font-size="12pt" fo:font-weight="normal" officeooo:rsid="009e45dd" style:font-size-asian="12pt" style:font-size-complex="12pt"/>
    </style:style>
    <style:style style:name="T75" style:family="text">
      <style:text-properties style:font-name="Liberation Serif" fo:font-size="12pt" fo:font-weight="normal" officeooo:rsid="00b2a361" style:font-size-asian="12pt" style:font-size-complex="12pt"/>
    </style:style>
    <style:style style:name="T76" style:family="text">
      <style:text-properties style:font-name="Liberation Serif" fo:font-size="12pt" fo:font-weight="normal" officeooo:rsid="00c7b50b" style:font-size-asian="12pt" style:font-size-complex="12pt"/>
    </style:style>
    <style:style style:name="T77" style:family="text">
      <style:text-properties style:font-name="Liberation Serif" style:text-underline-style="none"/>
    </style:style>
    <style:style style:name="T78" style:family="text">
      <style:text-properties style:font-name="Liberation Serif" style:text-underline-style="none" officeooo:rsid="0005bd6b"/>
    </style:style>
    <style:style style:name="T79" style:family="text">
      <style:text-properties style:font-name="Liberation Serif" style:text-underline-style="none" officeooo:rsid="002b7797"/>
    </style:style>
    <style:style style:name="T80" style:family="text">
      <style:text-properties style:font-name="Liberation Serif" style:text-underline-style="none" officeooo:rsid="00067db1"/>
    </style:style>
    <style:style style:name="T81" style:family="text">
      <style:text-properties style:font-name="Liberation Serif" style:text-underline-style="none" officeooo:rsid="0071c385"/>
    </style:style>
    <style:style style:name="T82" style:family="text">
      <style:text-properties style:font-name="Liberation Serif" style:text-underline-style="none" officeooo:rsid="00140c0b"/>
    </style:style>
    <style:style style:name="T83" style:family="text">
      <style:text-properties style:font-name="Liberation Serif" style:text-underline-style="none" officeooo:rsid="010a79c8"/>
    </style:style>
    <style:style style:name="T84" style:family="text">
      <style:text-properties style:font-name="Liberation Serif" style:text-underline-style="none" officeooo:rsid="01314cdc"/>
    </style:style>
    <style:style style:name="T85" style:family="text">
      <style:text-properties style:font-name="Liberation Serif" style:text-underline-style="none" officeooo:rsid="01315593"/>
    </style:style>
    <style:style style:name="T86" style:family="text">
      <style:text-properties style:font-name="Liberation Serif" style:text-underline-style="none" officeooo:rsid="015c6710" style:font-size-asian="12pt" style:font-weight-asian="normal" style:font-size-complex="12pt" style:font-weight-complex="normal"/>
    </style:style>
    <style:style style:name="T87" style:family="text">
      <style:text-properties style:font-name="Liberation Serif" style:text-underline-style="none" officeooo:rsid="001804fe"/>
    </style:style>
    <style:style style:name="T88" style:family="text">
      <style:text-properties style:font-name="Liberation Serif" style:text-underline-style="none" officeooo:rsid="01a7ee02"/>
    </style:style>
    <style:style style:name="T89" style:family="text">
      <style:text-properties style:font-name="Liberation Serif" style:text-underline-style="none" officeooo:rsid="01a8eb8f"/>
    </style:style>
    <style:style style:name="T90" style:family="text">
      <style:text-properties style:font-name="Liberation Serif" style:text-underline-style="none" officeooo:rsid="01a9a79e"/>
    </style:style>
    <style:style style:name="T91" style:family="text">
      <style:text-properties style:font-name="Liberation Serif" style:text-underline-style="none" officeooo:rsid="01c5226a"/>
    </style:style>
    <style:style style:name="T92" style:family="text">
      <style:text-properties style:font-name="Liberation Serif" officeooo:rsid="015c6710" style:font-size-asian="12pt"/>
    </style:style>
    <style:style style:name="T93"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94"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5"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96"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97" style:family="text">
      <style:text-properties officeooo:rsid="0063b86d"/>
    </style:style>
    <style:style style:name="T98" style:family="text">
      <style:text-properties officeooo:rsid="006db7be"/>
    </style:style>
    <style:style style:name="T99" style:family="text">
      <style:text-properties officeooo:rsid="00747cd6"/>
    </style:style>
    <style:style style:name="T100" style:family="text">
      <style:text-properties officeooo:rsid="00758ad9"/>
    </style:style>
    <style:style style:name="T101" style:family="text">
      <style:text-properties officeooo:rsid="007ad115"/>
    </style:style>
    <style:style style:name="T102" style:family="text">
      <style:text-properties officeooo:rsid="007b7209"/>
    </style:style>
    <style:style style:name="T103" style:family="text">
      <style:text-properties officeooo:rsid="007c2178"/>
    </style:style>
    <style:style style:name="T104"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5"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6"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7"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08"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09"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10" style:family="text">
      <style:text-properties fo:font-variant="normal" fo:text-transform="none" fo:color="#212121" loext:opacity="100%" style:font-name="Liberation Serif" fo:font-size="12pt" fo:letter-spacing="normal" fo:font-style="italic" style:text-underline-style="none" fo:font-weight="normal" officeooo:rsid="001804fe" style:font-size-asian="12pt" style:font-style-asian="italic" style:font-weight-asian="normal" style:font-size-complex="12pt" style:font-style-complex="italic" style:font-weight-complex="normal"/>
    </style:style>
    <style:style style:name="T111" style:family="text">
      <style:text-properties fo:font-variant="normal" fo:text-transform="none" fo:color="#212121" loext:opacity="100%" style:font-name="Liberation Serif" fo:font-size="12pt" fo:letter-spacing="normal" fo:font-style="italic" style:text-underline-style="none" fo:font-weight="normal" officeooo:rsid="014626e3" style:font-size-asian="12pt" style:font-style-asian="italic" style:font-weight-asian="normal" style:font-size-complex="12pt" style:font-style-complex="italic" style:font-weight-complex="normal"/>
    </style:style>
    <style:style style:name="T112"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13"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14"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15"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16"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17"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18" style:family="text">
      <style:text-properties fo:font-variant="normal" fo:text-transform="none" fo:color="#212121" loext:opacity="100%" style:font-name="Liberation Serif" fo:font-size="12pt" fo:letter-spacing="normal" fo:font-style="normal" fo:font-weight="normal" style:font-size-asian="12pt" style:font-size-complex="12pt"/>
    </style:style>
    <style:style style:name="T119" style:family="text">
      <style:text-properties fo:font-variant="normal" fo:text-transform="none" fo:color="#212121" loext:opacity="100%" style:font-name="Liberation Serif" fo:font-size="12pt" fo:letter-spacing="normal" fo:font-style="normal" fo:font-weight="normal" officeooo:rsid="013bf306" style:font-size-asian="12pt" style:font-size-complex="12pt"/>
    </style:style>
    <style:style style:name="T120" style:family="text">
      <style:text-properties fo:font-variant="normal" fo:text-transform="none" fo:color="#212121" loext:opacity="100%" style:font-name="Liberation Serif" fo:font-size="12pt" fo:letter-spacing="normal" fo:font-style="normal" fo:font-weight="normal" officeooo:rsid="019ffe56" style:font-size-asian="12pt" style:font-size-complex="12pt"/>
    </style:style>
    <style:style style:name="T121" style:family="text">
      <style:text-properties fo:font-variant="normal" fo:text-transform="none" fo:color="#212121" loext:opacity="100%" style:font-name="Liberation Serif" fo:letter-spacing="normal" fo:font-style="normal"/>
    </style:style>
    <style:style style:name="T122" style:family="text">
      <style:text-properties fo:font-variant="normal" fo:text-transform="none" fo:color="#212121" loext:opacity="100%" style:font-name="Liberation Serif" fo:letter-spacing="normal" fo:font-style="normal" style:font-size-asian="12pt"/>
    </style:style>
    <style:style style:name="T123" style:family="text">
      <style:text-properties fo:font-variant="normal" fo:text-transform="none" fo:color="#212121" loext:opacity="100%" style:font-name="Liberation Serif" fo:letter-spacing="normal" fo:font-style="normal" style:font-size-asian="12pt" style:font-size-complex="12pt"/>
    </style:style>
    <style:style style:name="T124" style:family="text">
      <style:text-properties fo:font-variant="normal" fo:text-transform="none" fo:color="#212121" loext:opacity="100%" style:font-name="Liberation Serif" fo:letter-spacing="normal" fo:font-style="normal" officeooo:rsid="013a8c37"/>
    </style:style>
    <style:style style:name="T125"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26" style:family="text">
      <style:text-properties fo:font-variant="normal" fo:text-transform="none" fo:color="#212121" loext:opacity="100%" style:font-name="Liberation Serif" fo:font-size="14pt" fo:letter-spacing="normal" fo:font-style="normal" style:text-underline-style="none" fo:font-weight="bold" officeooo:rsid="01a10c8e" style:font-size-asian="14pt" style:font-weight-asian="bold" style:font-size-complex="14pt" style:font-weight-complex="bold"/>
    </style:style>
    <style:style style:name="T127"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32"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33"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34"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35"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36"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37"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38"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39"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40"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41"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42"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43" style:family="text">
      <style:text-properties fo:font-variant="normal" fo:text-transform="none" fo:color="#212121" loext:opacity="100%" fo:letter-spacing="normal" fo:font-style="italic" style:font-size-asian="12pt" style:font-style-asian="italic" style:font-style-complex="italic"/>
    </style:style>
    <style:style style:name="T144" style:family="text">
      <style:text-properties fo:font-variant="normal" fo:text-transform="none" fo:color="#212121" loext:opacity="100%" fo:letter-spacing="normal" fo:font-style="italic" officeooo:rsid="007e6070" style:font-style-asian="italic" style:font-style-complex="italic"/>
    </style:style>
    <style:style style:name="T145" style:family="text">
      <style:text-properties fo:font-variant="normal" fo:text-transform="none" fo:color="#212121" loext:opacity="100%" fo:letter-spacing="normal" fo:font-style="italic" officeooo:rsid="013d8868" style:font-style-asian="italic" style:font-style-complex="italic"/>
    </style:style>
    <style:style style:name="T146" style:family="text">
      <style:text-properties fo:font-variant="normal" fo:text-transform="none" fo:color="#212121" loext:opacity="100%" fo:letter-spacing="normal" fo:font-style="italic" officeooo:rsid="013bf306" style:font-style-asian="italic" style:font-style-complex="italic"/>
    </style:style>
    <style:style style:name="T147" style:family="text">
      <style:text-properties fo:font-variant="normal" fo:text-transform="none" fo:color="#212121" loext:opacity="100%" fo:letter-spacing="normal" fo:background-color="#fffffe" loext:char-shading-value="0"/>
    </style:style>
    <style:style style:name="T148" style:family="text">
      <style:text-properties fo:font-variant="normal" fo:text-transform="none" fo:color="#212121" loext:opacity="100%" fo:letter-spacing="normal" officeooo:rsid="00950782" fo:background-color="#fffffe" loext:char-shading-value="0"/>
    </style:style>
    <style:style style:name="T149" style:family="text">
      <style:text-properties fo:font-variant="normal" fo:text-transform="none" fo:color="#212121" loext:opacity="100%" fo:letter-spacing="normal" fo:font-style="normal"/>
    </style:style>
    <style:style style:name="T150" style:family="text">
      <style:text-properties fo:font-variant="normal" fo:text-transform="none" fo:color="#212121" loext:opacity="100%" fo:letter-spacing="normal" fo:font-style="normal" officeooo:rsid="014251e3"/>
    </style:style>
    <style:style style:name="T151" style:family="text">
      <style:text-properties fo:font-variant="normal" fo:text-transform="none" fo:color="#212121" loext:opacity="100%" fo:letter-spacing="normal" fo:font-style="normal" style:text-underline-style="none" officeooo:rsid="001804fe"/>
    </style:style>
    <style:style style:name="T152" style:family="text">
      <style:text-properties fo:font-variant="normal" fo:text-transform="none" fo:color="#212121" loext:opacity="100%" fo:letter-spacing="normal" fo:font-style="normal" style:text-underline-style="none" officeooo:rsid="01a10c8e"/>
    </style:style>
    <style:style style:name="T153" style:family="text">
      <style:text-properties fo:font-variant="normal" fo:text-transform="none" fo:color="#212121" loext:opacity="100%" fo:letter-spacing="normal" fo:font-style="normal" officeooo:rsid="019ef9a5"/>
    </style:style>
    <style:style style:name="T154" style:family="text">
      <style:text-properties fo:font-variant="normal" fo:text-transform="none" fo:color="#212121" loext:opacity="100%" fo:letter-spacing="normal" fo:font-style="normal" officeooo:rsid="013bf306"/>
    </style:style>
    <style:style style:name="T155" style:family="text">
      <style:text-properties fo:font-variant="normal" fo:text-transform="none" fo:color="#000000" loext:opacity="100%" fo:letter-spacing="normal" fo:font-style="normal" fo:background-color="#fffffe" loext:char-shading-value="0"/>
    </style:style>
    <style:style style:name="T156" style:family="text">
      <style:text-properties fo:font-variant="normal" fo:text-transform="none" fo:color="#000000" loext:opacity="100%" fo:letter-spacing="normal" fo:font-style="normal" officeooo:rsid="002dffd5" fo:background-color="#fffffe" loext:char-shading-value="0"/>
    </style:style>
    <style:style style:name="T157" style:family="text">
      <style:text-properties fo:font-variant="normal" fo:text-transform="none" fo:color="#000000" loext:opacity="100%" fo:letter-spacing="normal" fo:font-style="normal" officeooo:rsid="00c062c3" fo:background-color="#fffffe" loext:char-shading-value="0"/>
    </style:style>
    <style:style style:name="T158" style:family="text">
      <style:text-properties fo:font-variant="normal" fo:text-transform="none" fo:color="#000000" loext:opacity="100%" fo:letter-spacing="normal" fo:font-style="normal" officeooo:rsid="00db3da2" fo:background-color="#fffffe" loext:char-shading-value="0"/>
    </style:style>
    <style:style style:name="T159" style:family="text">
      <style:text-properties fo:font-variant="normal" fo:text-transform="none" fo:color="#000000" loext:opacity="100%" fo:letter-spacing="normal" fo:font-style="normal" officeooo:rsid="00e03f06" fo:background-color="#fffffe" loext:char-shading-value="0"/>
    </style:style>
    <style:style style:name="T160" style:family="text">
      <style:text-properties fo:font-variant="normal" fo:text-transform="none" fo:color="#000000" loext:opacity="100%" fo:letter-spacing="normal" fo:font-style="normal" officeooo:rsid="00e34249" fo:background-color="#fffffe" loext:char-shading-value="0"/>
    </style:style>
    <style:style style:name="T161"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64"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65"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7"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8"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9"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officeooo:rsid="002dffd5"/>
    </style:style>
    <style:style style:name="T172" style:family="text">
      <style:text-properties fo:font-variant="normal" fo:text-transform="none" fo:letter-spacing="normal" fo:font-style="normal" officeooo:rsid="00e03f06"/>
    </style:style>
    <style:style style:name="T173" style:family="text">
      <style:text-properties fo:font-variant="normal" fo:text-transform="none" fo:letter-spacing="normal" fo:font-style="normal" officeooo:rsid="00e34249"/>
    </style:style>
    <style:style style:name="T174" style:family="text">
      <style:text-properties fo:font-variant="normal" fo:text-transform="none" fo:letter-spacing="normal" fo:font-style="normal" officeooo:rsid="00e3f27d"/>
    </style:style>
    <style:style style:name="T175" style:family="text">
      <style:text-properties fo:font-variant="normal" fo:text-transform="none" fo:letter-spacing="normal" fo:font-style="normal" officeooo:rsid="00e5876b"/>
    </style:style>
    <style:style style:name="T176" style:family="text">
      <style:text-properties fo:font-variant="normal" fo:text-transform="none" fo:letter-spacing="normal" fo:font-style="normal" officeooo:rsid="00e301f4"/>
    </style:style>
    <style:style style:name="T177" style:family="text">
      <style:text-properties fo:font-variant="normal" fo:text-transform="none" fo:letter-spacing="normal" fo:font-style="normal" officeooo:rsid="00ea50b4"/>
    </style:style>
    <style:style style:name="T178" style:family="text">
      <style:text-properties fo:font-variant="normal" fo:text-transform="none" fo:letter-spacing="normal" fo:font-style="normal" officeooo:rsid="00ebdf59"/>
    </style:style>
    <style:style style:name="T179" style:family="text">
      <style:text-properties fo:font-variant="normal" fo:text-transform="none" fo:letter-spacing="normal" fo:font-style="normal" officeooo:rsid="0100e8ee"/>
    </style:style>
    <style:style style:name="T180" style:family="text">
      <style:text-properties fo:font-variant="normal" fo:text-transform="none" fo:letter-spacing="normal" fo:font-style="normal" officeooo:rsid="01012d80"/>
    </style:style>
    <style:style style:name="T181" style:family="text">
      <style:text-properties fo:font-variant="normal" fo:text-transform="none" fo:letter-spacing="normal" fo:font-style="normal" officeooo:rsid="01014e06"/>
    </style:style>
    <style:style style:name="T182"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83"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84" style:family="text">
      <style:text-properties officeooo:rsid="00882d25"/>
    </style:style>
    <style:style style:name="T185" style:family="text">
      <style:text-properties fo:color="#098658" loext:opacity="100%"/>
    </style:style>
    <style:style style:name="T186" style:family="text">
      <style:text-properties fo:color="#098658" loext:opacity="100%" officeooo:rsid="014ce21f"/>
    </style:style>
    <style:style style:name="T187" style:family="text">
      <style:text-properties fo:color="#098658" loext:opacity="100%" officeooo:rsid="0161b52c"/>
    </style:style>
    <style:style style:name="T188" style:family="text">
      <style:text-properties officeooo:rsid="00910175"/>
    </style:style>
    <style:style style:name="T189" style:family="text">
      <style:text-properties officeooo:rsid="0096e211"/>
    </style:style>
    <style:style style:name="T190" style:family="text">
      <style:text-properties officeooo:rsid="009860df"/>
    </style:style>
    <style:style style:name="T191" style:family="text">
      <style:text-properties officeooo:rsid="009adb59"/>
    </style:style>
    <style:style style:name="T192" style:family="text">
      <style:text-properties officeooo:rsid="009ccc76"/>
    </style:style>
    <style:style style:name="T193" style:family="text">
      <style:text-properties officeooo:rsid="00ac1f6a"/>
    </style:style>
    <style:style style:name="T194" style:family="text">
      <style:text-properties officeooo:rsid="00ac631a"/>
    </style:style>
    <style:style style:name="T195" style:family="text">
      <style:text-properties officeooo:rsid="00adbb8b"/>
    </style:style>
    <style:style style:name="T196" style:family="text">
      <style:text-properties officeooo:rsid="00ae3154"/>
    </style:style>
    <style:style style:name="T197" style:family="text">
      <style:text-properties officeooo:rsid="00af5d1f"/>
    </style:style>
    <style:style style:name="T198" style:family="text">
      <style:text-properties officeooo:rsid="00c6147f"/>
    </style:style>
    <style:style style:name="T199" style:family="text">
      <style:text-properties officeooo:rsid="00c7b50b"/>
    </style:style>
    <style:style style:name="T200" style:family="text">
      <style:text-properties officeooo:rsid="00c8fb84"/>
    </style:style>
    <style:style style:name="T201" style:family="text">
      <style:text-properties officeooo:rsid="00ca5029"/>
    </style:style>
    <style:style style:name="T202" style:family="text">
      <style:text-properties officeooo:rsid="00ccb628"/>
    </style:style>
    <style:style style:name="T203" style:family="text">
      <style:text-properties officeooo:rsid="00cf0387"/>
    </style:style>
    <style:style style:name="T204" style:family="text">
      <style:text-properties officeooo:rsid="00cf4dc2"/>
    </style:style>
    <style:style style:name="T205" style:family="text">
      <style:text-properties officeooo:rsid="00d07970"/>
    </style:style>
    <style:style style:name="T206" style:family="text">
      <style:text-properties officeooo:rsid="00d25607"/>
    </style:style>
    <style:style style:name="T207" style:family="text">
      <style:text-properties officeooo:rsid="00d3a72b"/>
    </style:style>
    <style:style style:name="T208" style:family="text">
      <style:text-properties officeooo:rsid="00d3d5e8"/>
    </style:style>
    <style:style style:name="T209" style:family="text">
      <style:text-properties officeooo:rsid="00d4e1cc"/>
    </style:style>
    <style:style style:name="T210" style:family="text">
      <style:text-properties officeooo:rsid="00d9de91"/>
    </style:style>
    <style:style style:name="T211" style:family="text">
      <style:text-properties officeooo:rsid="007e6070"/>
    </style:style>
    <style:style style:name="T212" style:family="text">
      <style:text-properties officeooo:rsid="008b9dde"/>
    </style:style>
    <style:style style:name="T213" style:family="text">
      <style:text-properties officeooo:rsid="00dca49b"/>
    </style:style>
    <style:style style:name="T214" style:family="text">
      <style:text-properties fo:font-style="italic" officeooo:rsid="007e6070" style:font-size-asian="12pt" style:font-style-asian="italic" style:font-style-complex="italic"/>
    </style:style>
    <style:style style:name="T215" style:family="text">
      <style:text-properties officeooo:rsid="00e1a709"/>
    </style:style>
    <style:style style:name="T216" style:family="text">
      <style:text-properties officeooo:rsid="00e301f4"/>
    </style:style>
    <style:style style:name="T217" style:family="text">
      <style:text-properties officeooo:rsid="00e7d508"/>
    </style:style>
    <style:style style:name="T218" style:family="text">
      <style:text-properties officeooo:rsid="00e8a403"/>
    </style:style>
    <style:style style:name="T219" style:family="text">
      <style:text-properties officeooo:rsid="00fa66af"/>
    </style:style>
    <style:style style:name="T220" style:family="text">
      <style:text-properties officeooo:rsid="01138bc2"/>
    </style:style>
    <style:style style:name="T221" style:family="text">
      <style:text-properties officeooo:rsid="011b4696"/>
    </style:style>
    <style:style style:name="T222" style:family="text">
      <style:text-properties officeooo:rsid="012cc2b1"/>
    </style:style>
    <style:style style:name="T223" style:family="text">
      <style:text-properties officeooo:rsid="013018a3"/>
    </style:style>
    <style:style style:name="T224" style:family="text">
      <style:text-properties style:text-underline-style="none" officeooo:rsid="015c6710" style:font-size-asian="10.5pt" style:font-weight-asian="normal" style:font-size-complex="12pt" style:font-weight-complex="normal"/>
    </style:style>
    <style:style style:name="T225" style:family="text">
      <style:text-properties style:text-underline-style="none" officeooo:rsid="000611e5"/>
    </style:style>
    <style:style style:name="T226" style:family="text">
      <style:text-properties style:text-underline-style="none" officeooo:rsid="00081de4"/>
    </style:style>
    <style:style style:name="T227" style:family="text">
      <style:text-properties style:text-underline-style="none" officeooo:rsid="0009c32a"/>
    </style:style>
    <style:style style:name="T228" style:family="text">
      <style:text-properties style:text-underline-style="none" officeooo:rsid="000beb16"/>
    </style:style>
    <style:style style:name="T229" style:family="text">
      <style:text-properties style:text-underline-style="none" officeooo:rsid="000d6d51"/>
    </style:style>
    <style:style style:name="T230" style:family="text">
      <style:text-properties style:text-underline-style="none" officeooo:rsid="013a8c37"/>
    </style:style>
    <style:style style:name="T231" style:family="text">
      <style:text-properties style:text-underline-style="none" officeooo:rsid="001804fe"/>
    </style:style>
    <style:style style:name="T232" style:family="text">
      <style:text-properties style:text-underline-style="none" officeooo:rsid="001b3cc2"/>
    </style:style>
    <style:style style:name="T233" style:family="text">
      <style:text-properties style:text-underline-style="none" officeooo:rsid="014950c1"/>
    </style:style>
    <style:style style:name="T234" style:family="text">
      <style:text-properties officeooo:rsid="014eaed4"/>
    </style:style>
    <style:style style:name="T235" style:family="text">
      <style:text-properties officeooo:rsid="0151af3e"/>
    </style:style>
    <style:style style:name="T236" style:family="text">
      <style:text-properties officeooo:rsid="01538694"/>
    </style:style>
    <style:style style:name="T237" style:family="text">
      <style:text-properties officeooo:rsid="01573b3f"/>
    </style:style>
    <style:style style:name="T238" style:family="text">
      <style:text-properties officeooo:rsid="0159b1e7"/>
    </style:style>
    <style:style style:name="T239" style:family="text">
      <style:text-properties officeooo:rsid="015c6710"/>
    </style:style>
    <style:style style:name="T240" style:family="text">
      <style:text-properties officeooo:rsid="01611a1d"/>
    </style:style>
    <style:style style:name="T241" style:family="text">
      <style:text-properties officeooo:rsid="016891ac"/>
    </style:style>
    <style:style style:name="T242" style:family="text">
      <style:text-properties loext:padding="0in" loext:border="none"/>
    </style:style>
    <style:style style:name="T243" style:family="text">
      <style:text-properties officeooo:rsid="018b60e9"/>
    </style:style>
    <style:style style:name="T244" style:family="text">
      <style:text-properties officeooo:rsid="000611e5"/>
    </style:style>
    <style:style style:name="T245" style:family="text">
      <style:text-properties officeooo:rsid="00140c0b"/>
    </style:style>
    <style:style style:name="T246" style:family="text">
      <style:text-properties officeooo:rsid="01a5c542"/>
    </style:style>
    <style:style style:name="T247" style:family="text">
      <style:text-properties officeooo:rsid="01bc7691"/>
    </style:style>
    <style:style style:name="T248" style:family="text">
      <style:text-properties officeooo:rsid="01bded3e"/>
    </style:style>
    <style:style style:name="T249" style:family="text">
      <style:text-properties officeooo:rsid="01bf19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STS DE CAJA NEGRA - ABM USUARIO -:</text:p>
      <text:p text:style-name="P122"/>
      <text:p text:style-name="P122"/>
      <text:p text:style-name="P123">ADD <text:span text:style-name="T102">USER</text:span>:</text:p>
      <text:p text:style-name="P123"/>
      <text:p text:style-name="P126">OUTPUTS OK:</text:p>
      <text:p text:style-name="P9"/>
      <text:p text:style-name="P275">Insertar usuario al momento inexistente, con todos los campos <text:span text:style-name="T99">(salvo el campo id)</text:span> y valores sintácticamente correctos, <text:span text:style-name="T1">definiendo </text:span><text:span text:style-name="T100">un</text:span><text:span text:style-name="T1"> rol sintácticamente correcto: </text:span></text:p>
      <text:p text:style-name="P134"/>
      <text:p text:style-name="P146"><text:span text:style-name="T27">Input para output </text:span><text:span text:style-name="T28">OK</text:span><text:span text:style-name="T27">:</text:span></text:p>
      <text:p text:style-name="P50">{</text:p>
      <text:p text:style-name="P16"><text:span text:style-name="T18"><text:tab/>"date"</text:span>:<text:span text:style-name="T47">"2021-06-18"</text:span>,</text:p>
      <text:p text:style-name="P16"><text:span text:style-name="T18"><text:tab/>"name"</text:span>:<text:span text:style-name="T47">"name</text:span><text:span text:style-name="T59">1</text:span><text:span text:style-name="T47">"</text:span>,</text:p>
      <text:p text:style-name="P16"><text:span text:style-name="T18"><text:tab/>"password"</text:span>:<text:span text:style-name="T47">"password</text:span><text:span text:style-name="T59">1</text:span><text:span text:style-name="T47">"</text:span>,</text:p>
      <text:p text:style-name="P16"><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16"><text:tab/><text:tab/><text:tab/>{<text:span text:style-name="T18">"nameRole"</text:span>:<text:span text:style-name="T47">"role2"</text:span>,<text:span text:style-name="T18">"description"</text:span>:<text:span text:style-name="T47">"desc2"</text:span>,<text:span text:style-name="T18">"users"</text:span>:[]}</text:p>
      <text:p text:style-name="P16"><text:tab/><text:tab/> <text:s/>]</text:p>
      <text:p text:style-name="P50">}</text:p>
      <text:p text:style-name="P133"/>
      <text:p text:style-name="P133"/>
      <text:p text:style-name="P276">Insertar usuario al momento inexistente, con todos los campos <text:span text:style-name="T99">(salvo el campo id)</text:span> y valores sintácticamente correctos, <text:span text:style-name="T1">definiendo dos roles sintácticamente correctos: </text:span></text:p>
      <text:p text:style-name="P133"/>
      <text:p text:style-name="P136"><text:span text:style-name="T27">Input para output </text:span><text:span text:style-name="T28">OK</text:span><text:span text:style-name="T27">:</text:span></text:p>
      <text:p text:style-name="P43">{</text:p>
      <text:p text:style-name="P3"><text:span text:style-name="T18"><text:tab/>"date"</text:span>:<text:span text:style-name="T47">"2021-06-18"</text:span>,</text:p>
      <text:p text:style-name="P3"><text:span text:style-name="T18"><text:tab/>"name"</text:span>:<text:span text:style-name="T47">"name</text:span><text:span text:style-name="T48">2</text:span><text:span text:style-name="T47">"</text:span>,</text:p>
      <text:p text:style-name="P3"><text:span text:style-name="T18"><text:tab/>"password"</text:span>:<text:span text:style-name="T47">"password</text:span><text:span text:style-name="T48">2</text:span><text:span text:style-name="T47">"</text:span>,</text:p>
      <text:p text:style-name="P3"><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3"><text:tab/><text:tab/><text:tab/>{<text:span text:style-name="T18">"nameRole"</text:span>:<text:span text:style-name="T47">"role2"</text:span>,<text:span text:style-name="T18">"description"</text:span>:<text:span text:style-name="T47">"desc2"</text:span>,<text:span text:style-name="T18">"users"</text:span>:[]}</text:p>
      <text:p text:style-name="P3"><text:tab/><text:tab/> <text:s/>]</text:p>
      <text:p text:style-name="P43">}</text:p>
      <text:p text:style-name="P132"/>
      <text:p text:style-name="P277">Insertar usuario con los campos mínimos admisibles, sintácticamente correctos:</text:p>
      <text:p text:style-name="P162"/>
      <text:p text:style-name="P137"><text:span text:style-name="T27">Input para output </text:span><text:span text:style-name="T28">OK</text:span><text:span text:style-name="T27">:</text:span></text:p>
      <text:p text:style-name="P162"/>
      <text:p text:style-name="P44">{</text:p>
      <text:p text:style-name="P4"><text:span text:style-name="T18"><text:tab/>"name"</text:span>:<text:span text:style-name="T47">"name</text:span><text:span text:style-name="T53">3</text:span><text:span text:style-name="T47">"</text:span>,</text:p>
      <text:p text:style-name="P4"><text:span text:style-name="T18"><text:tab/>"password"</text:span>:<text:span text:style-name="T47">"password</text:span><text:span text:style-name="T53">3</text:span><text:span text:style-name="T47">"</text:span></text:p>
      <text:p text:style-name="P44">}</text:p>
      <text:p text:style-name="P131"/>
      <text:p text:style-name="P131"/>
      <text:p text:style-name="P131"/>
      <text:p text:style-name="P131"/>
      <text:p text:style-name="P124"><text:soft-page-break/>OUTPUTS NOT OK:</text:p>
      <text:p text:style-name="P128"/>
      <text:p text:style-name="P130"/>
      <text:p text:style-name="P278">Insertar input <text:span text:style-name="T62">OK </text:span>con endpoint incorrecto:</text:p>
      <text:p text:style-name="P178"/>
      <text:list xml:id="list1262827059" text:style-name="L1">
        <text:list-item>
          <text:p text:style-name="P435"><text:span text:style-name="T63">Input: </text:span><text:span text:style-name="T39">{</text:span><text:span text:style-name="T19">"name"</text:span><text:span text:style-name="T46">:</text:span><text:span text:style-name="T49">"name</text:span><text:span text:style-name="T50">4</text:span><text:span text:style-name="T49">"</text:span><text:span text:style-name="T46">, </text:span><text:span text:style-name="T19">"password"</text:span><text:span text:style-name="T46">:</text:span><text:span text:style-name="T49">"password</text:span><text:span text:style-name="T50">4</text:span><text:span text:style-name="T49">"</text:span><text:span text:style-name="T39">}</text:span></text:p>
          <text:p text:style-name="P437">Tipo de envío: POST. </text:p>
          <text:p text:style-name="P437">Endpoint: <text:a xlink:type="simple" xlink:href="http://localhost:8040/user/addd" text:style-name="Internet_20_link" text:visited-style-name="Visited_20_Internet_20_Link">http://localhost:8040/user/addd</text:a></text:p>
          <text:p text:style-name="P438">Output:</text:p>
          <text:p text:style-name="P438">{</text:p>
        </text:list-item>
      </text:list>
      <text:p text:style-name="P2"><text:span text:style-name="T18"><text:tab/>"timestamp"</text:span>: <text:span text:style-name="T47">"2021-07-07T22:29:56.608+00:00"</text:span>,</text:p>
      <text:p text:style-name="P2"><text:span text:style-name="T18"><text:tab/>"status"</text:span>: <text:span text:style-name="T185">404</text:span>,</text:p>
      <text:p text:style-name="P2"><text:span text:style-name="T18"><text:tab/>"error"</text:span>: <text:span text:style-name="T47">"Not Found"</text:span>,</text:p>
      <text:p text:style-name="P2"><text:span text:style-name="T18"><text:tab/>"path"</text:span>: <text:span text:style-name="T47">"/user/addd"</text:span></text:p>
      <text:p text:style-name="P2"><text:tab/>}</text:p>
      <text:list xml:id="list210707519064255" text:continue-numbering="true" text:style-name="L1">
        <text:list-header>
          <text:p text:style-name="P437"/>
        </text:list-header>
        <text:list-item>
          <text:p text:style-name="P435"><text:span text:style-name="T42">Input: </text:span><text:span text:style-name="T39">{</text:span><text:span text:style-name="T20">"name"</text:span><text:span text:style-name="T40">:</text:span><text:span text:style-name="T51">"name</text:span><text:span text:style-name="T52">5</text:span><text:span text:style-name="T51">"</text:span><text:span text:style-name="T40">, </text:span><text:span text:style-name="T20">"password"</text:span><text:span text:style-name="T40">:</text:span><text:span text:style-name="T51">"password</text:span><text:span text:style-name="T52">5</text:span><text:span text:style-name="T51">"</text:span><text:span text:style-name="T39">}</text:span></text:p>
          <text:p text:style-name="P437">Tipo de envío: POST.</text:p>
          <text:p text:style-name="P435"><text:span text:style-name="T40">Endpoint: http://localhost:8040/user</text:span><text:span text:style-name="T41">r</text:span><text:span text:style-name="T40">/add</text:span></text:p>
          <text:p text:style-name="P439">Output:</text:p>
        </text:list-item>
      </text:list>
      <text:p text:style-name="P63"><text:tab/>{</text:p>
      <text:p text:style-name="P21"><text:span text:style-name="T18"><text:tab/>"timestamp"</text:span>: <text:span text:style-name="T47">"2021-07-07T22:29:56.608+00:00"</text:span>,</text:p>
      <text:p text:style-name="P21"><text:span text:style-name="T18"><text:tab/>"status"</text:span>: <text:span text:style-name="T185">404</text:span>,</text:p>
      <text:p text:style-name="P21"><text:span text:style-name="T18"><text:tab/>"error"</text:span>: <text:span text:style-name="T47">"Not Found"</text:span>,</text:p>
      <text:p text:style-name="P21"><text:span text:style-name="T18"><text:tab/>"path"</text:span>: <text:span text:style-name="T47">"/user</text:span><text:span text:style-name="T60">r</text:span><text:span text:style-name="T47">/add"</text:span></text:p>
      <text:p text:style-name="P69"><text:tab/>}</text:p>
      <text:list xml:id="list210707390097901" text:continue-numbering="true" text:style-name="L1">
        <text:list-header>
          <text:p text:style-name="P437"/>
        </text:list-header>
        <text:list-item>
          <text:p text:style-name="P435"><text:span text:style-name="T42">Input: </text:span><text:span text:style-name="T39">{</text:span><text:span text:style-name="T20">"name"</text:span><text:span text:style-name="T40">:</text:span><text:span text:style-name="T51">"name</text:span><text:span text:style-name="T52">6</text:span><text:span text:style-name="T51">"</text:span><text:span text:style-name="T40">, </text:span><text:span text:style-name="T20">"password"</text:span><text:span text:style-name="T40">:</text:span><text:span text:style-name="T51">"password</text:span><text:span text:style-name="T52">6</text:span><text:span text:style-name="T51">"</text:span><text:span text:style-name="T39">}</text:span></text:p>
          <text:p text:style-name="P437">Tipo de envío: POST.</text:p>
          <text:p text:style-name="P435"><text:span text:style-name="T40">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1">1</text:span></text:a><text:a xlink:type="simple" xlink:href="http://localhost:8041/user/add" text:style-name="Internet_20_link" text:visited-style-name="Visited_20_Internet_20_Link"><text:span text:style-name="T40">/user/add</text:span></text:a></text:p>
          <text:p text:style-name="P454"><text:span text:style-name="T40">O</text:span><text:span text:style-name="T38">utput:</text:span></text:p>
        </text:list-item>
      </text:list>
      <text:p text:style-name="P394"><text:tab/>Could not send request</text:p>
      <text:p text:style-name="P411"><text:span text:style-name="T37"><text:tab/></text:span><text:span text:style-name="T242">Error: connect ECONNREFUSED 127.0.0.1:8041</text:span></text:p>
      <text:p text:style-name="P68"/>
      <text:list xml:id="list210707772987882" text:continue-numbering="true" text:style-name="L1">
        <text:list-header>
          <text:p text:style-name="P437"/>
        </text:list-header>
        <text:list-item>
          <text:p text:style-name="P435"><text:span text:style-name="T42">Input: </text:span><text:span text:style-name="T39">{</text:span><text:span text:style-name="T20">"name"</text:span><text:span text:style-name="T40">:</text:span><text:span text:style-name="T51">"name</text:span><text:span text:style-name="T52">7</text:span><text:span text:style-name="T51">"</text:span><text:span text:style-name="T40">, </text:span><text:span text:style-name="T20">"password"</text:span><text:span text:style-name="T40">:</text:span><text:span text:style-name="T51">"password</text:span><text:span text:style-name="T52">7</text:span><text:span text:style-name="T51">"</text:span><text:span text:style-name="T39">}</text:span></text:p>
          <text:p text:style-name="P435"><text:span text:style-name="T40">Tipo de envío: P</text:span><text:span text:style-name="T41">UT</text:span><text:span text:style-name="T40">. </text:span></text:p>
          <text:p text:style-name="P437">Endpoint: <text:a xlink:type="simple" xlink:href="http://localhost:8040/user/add" text:style-name="Internet_20_link" text:visited-style-name="Visited_20_Internet_20_Link">http://localhost:8040/user/add</text:a></text:p>
          <text:p text:style-name="P440">Output:</text:p>
          <text:p text:style-name="P440">{</text:p>
        </text:list-item>
      </text:list>
      <text:p text:style-name="P1"><text:span text:style-name="T18"><text:tab/>"timestamp"</text:span>: <text:span text:style-name="T47">"2021-07-07T22:33:48.063+00:00"</text:span>,</text:p>
      <text:p text:style-name="P1"><text:span text:style-name="T18"><text:tab/>"status"</text:span>: <text:span text:style-name="T185">405</text:span>,</text:p>
      <text:p text:style-name="P1"><text:span text:style-name="T18"><text:tab/>"error"</text:span>: <text:span text:style-name="T47">"Method Not Allowed"</text:span>,</text:p>
      <text:p text:style-name="P1"><text:span text:style-name="T18"><text:tab/>"path"</text:span>: <text:span text:style-name="T47">"/user/add"</text:span></text:p>
      <text:p text:style-name="P1"><text:tab/>}</text:p>
      <text:p text:style-name="P64"/>
      <text:p text:style-name="P64"/>
      <text:p text:style-name="P64"/>
      <text:p text:style-name="P64"/>
      <text:p text:style-name="P188"/>
      <text:p text:style-name="P163"/>
      <text:p text:style-name="P280"><text:soft-page-break/><text:span text:style-name="T244">Insertar usuario con los campos mínimos admisibles sintácticamente correctos, </text:span>salvo el campo <text:span text:style-name="T7">nombre</text:span> mal definido sintácticamente:</text:p>
      <text:p text:style-name="P184"/>
      <text:p text:style-name="P138"><text:span text:style-name="T27">Input para output </text:span><text:span text:style-name="T29">NOT </text:span><text:span text:style-name="T28">OK</text:span></text:p>
      <text:p text:style-name="P54"/>
      <text:p text:style-name="P45">{</text:p>
      <text:p text:style-name="P5"><text:span text:style-name="T18"><text:tab/>"</text:span><text:span text:style-name="T26">name</text:span>:<text:span text:style-name="T47">"name</text:span><text:span text:style-name="T54">9</text:span><text:span text:style-name="T47">"</text:span>,</text:p>
      <text:p text:style-name="P5"><text:span text:style-name="T18"><text:tab/>"password"</text:span>:<text:span text:style-name="T47">"password</text:span><text:span text:style-name="T54">9</text:span><text:span text:style-name="T47">"</text:span></text:p>
      <text:p text:style-name="P45">}</text:p>
      <text:p text:style-name="P45"/>
      <text:p text:style-name="P65">Output NOT OK</text:p>
      <text:p text:style-name="P65"/>
      <text:p text:style-name="P66">{</text:p>
      <text:p text:style-name="P2"><text:span text:style-name="T18">"timestamp"</text:span>: <text:span text:style-name="T47">"2021-07-07T22:37:36.682+00:00"</text:span>,</text:p>
      <text:p text:style-name="P2"><text:span text:style-name="T18">"status"</text:span>: <text:span text:style-name="T185">400</text:span>,</text:p>
      <text:p text:style-name="P2"><text:span text:style-name="T18">"error"</text:span>: <text:span text:style-name="T47">"Bad Request"</text:span>,</text:p>
      <text:p text:style-name="P2"><text:span text:style-name="T18">"path"</text:span>: <text:span text:style-name="T47">"/user/add"</text:span></text:p>
      <text:p text:style-name="P2">}</text:p>
      <text:p text:style-name="P45"/>
      <text:p text:style-name="P45"/>
      <text:p text:style-name="P280"><text:span text:style-name="T244">Insertar usuario con los campos mínimos admisibles sintácticamente correctos, </text:span>salvo el <text:span text:style-name="T6">valor del </text:span>campo <text:span text:style-name="T7">nombre</text:span> mal definido sintácticamente:</text:p>
      <text:p text:style-name="P184"/>
      <text:p text:style-name="P139"><text:span text:style-name="T27">Input para output </text:span><text:span text:style-name="T29">NOT </text:span><text:span text:style-name="T28">OK</text:span><text:span text:style-name="T27">:</text:span></text:p>
      <text:p text:style-name="P55"/>
      <text:p text:style-name="P46">{</text:p>
      <text:p text:style-name="P6"><text:span text:style-name="T18"><text:tab/>"n</text:span><text:span text:style-name="T21">ame</text:span><text:span text:style-name="T18">"</text:span>:<text:span text:style-name="T47">name</text:span><text:span text:style-name="T55">10</text:span>,</text:p>
      <text:p text:style-name="P6"><text:span text:style-name="T18"><text:tab/>"password"</text:span>:<text:span text:style-name="T47">"password</text:span><text:span text:style-name="T56">10</text:span><text:span text:style-name="T47">"</text:span></text:p>
      <text:p text:style-name="P46">}</text:p>
      <text:p text:style-name="P184"/>
      <text:p text:style-name="P267">Output NOT OK</text:p>
      <text:p text:style-name="P267"/>
      <text:p text:style-name="P115">{</text:p>
      <text:p text:style-name="P1"><text:span text:style-name="T18">"timestamp"</text:span>: <text:span text:style-name="T47">"2021-07-07T22:38:59.651+00:00"</text:span>,</text:p>
      <text:p text:style-name="P1"><text:span text:style-name="T18">"status"</text:span>: <text:span text:style-name="T185">400</text:span>,</text:p>
      <text:p text:style-name="P1"><text:span text:style-name="T18">"error"</text:span>: <text:span text:style-name="T47">"Bad Request"</text:span>,</text:p>
      <text:p text:style-name="P1"><text:span text:style-name="T18">"path"</text:span>: <text:span text:style-name="T47">"/user/add"</text:span></text:p>
      <text:p text:style-name="P1">}</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81"><text:soft-page-break/><text:span text:style-name="T244">Insertar usuario con los campos mínimos admisibles sintácticamente correctos, </text:span>salvo el campo <text:span text:style-name="T8">contraseña</text:span> mal definido sintácticamente:</text:p>
      <text:p text:style-name="P185"/>
      <text:p text:style-name="P140"><text:span text:style-name="T27">Input para output </text:span><text:span text:style-name="T29">NOT </text:span><text:span text:style-name="T28">OK</text:span><text:span text:style-name="T27">:</text:span></text:p>
      <text:p text:style-name="P56"/>
      <text:p text:style-name="P47">{</text:p>
      <text:p text:style-name="P15"><text:span text:style-name="T18"><text:tab/>"n</text:span><text:span text:style-name="T21">ame</text:span><text:span text:style-name="T18">"</text:span>: <text:span text:style-name="T18">"</text:span><text:span text:style-name="T47">name</text:span><text:span text:style-name="T55">1</text:span><text:span text:style-name="T56">1</text:span><text:span text:style-name="T22">"</text:span>,</text:p>
      <text:p text:style-name="P7"><text:span text:style-name="T18"><text:tab/>"password</text:span>:<text:span text:style-name="T47">"password</text:span><text:span text:style-name="T56">11</text:span><text:span text:style-name="T47">"</text:span></text:p>
      <text:p text:style-name="P47">}</text:p>
      <text:p text:style-name="P185"/>
      <text:p text:style-name="P268">Output NOT OK</text:p>
      <text:p text:style-name="P268"/>
      <text:p text:style-name="P116">{</text:p>
      <text:p text:style-name="P2"><text:span text:style-name="T18">"timestamp"</text:span>: <text:span text:style-name="T47">"2021-07-07T22:41:09.876+00:00"</text:span>,</text:p>
      <text:p text:style-name="P2"><text:span text:style-name="T18">"status"</text:span>: <text:span text:style-name="T185">400</text:span>,</text:p>
      <text:p text:style-name="P2"><text:span text:style-name="T18">"error"</text:span>: <text:span text:style-name="T47">"Bad Request"</text:span>,</text:p>
      <text:p text:style-name="P2"><text:span text:style-name="T18">"path"</text:span>: <text:span text:style-name="T47">"/user/add"</text:span></text:p>
      <text:p text:style-name="P2">}</text:p>
      <text:p text:style-name="P192"/>
      <text:p text:style-name="P281"><text:span text:style-name="T244">Insertar usuario con los campos mínimos admisibles sintácticamente correctos, </text:span>salvo el <text:span text:style-name="T6">valor del </text:span>campo <text:span text:style-name="T8">contraseña</text:span> mal definido sintácticamente:</text:p>
      <text:p text:style-name="P185"/>
      <text:p text:style-name="P141"><text:span text:style-name="T27">Input para output </text:span><text:span text:style-name="T29">NOT </text:span><text:span text:style-name="T28">OK</text:span></text:p>
      <text:p text:style-name="P57"/>
      <text:p text:style-name="P48">{</text:p>
      <text:p text:style-name="P8"><text:span text:style-name="T18"><text:tab/>"n</text:span><text:span text:style-name="T21">ame</text:span><text:span text:style-name="T18">"</text:span>:<text:span text:style-name="T47">name</text:span><text:span text:style-name="T57">12</text:span>,</text:p>
      <text:p text:style-name="P8"><text:span text:style-name="T18"><text:tab/>"password"</text:span>:<text:span text:style-name="T47">password</text:span><text:span text:style-name="T56">1</text:span><text:span text:style-name="T57">2</text:span></text:p>
      <text:p text:style-name="P48">}</text:p>
      <text:p text:style-name="P48"/>
      <text:p text:style-name="P67">Output NOT OK</text:p>
      <text:p text:style-name="P48"/>
      <text:p text:style-name="P48">{</text:p>
      <text:p text:style-name="P1"><text:span text:style-name="T18">"timestamp"</text:span>: <text:span text:style-name="T47">"2021-07-07T22:42:01.061+00:00"</text:span>,</text:p>
      <text:p text:style-name="P1"><text:span text:style-name="T18">"status"</text:span>: <text:span text:style-name="T185">400</text:span>,</text:p>
      <text:p text:style-name="P1"><text:span text:style-name="T18">"error"</text:span>: <text:span text:style-name="T47">"Bad Request"</text:span>,</text:p>
      <text:p text:style-name="P1"><text:span text:style-name="T18">"path"</text:span>: <text:span text:style-name="T47">"/user/add"</text:span></text:p>
      <text:p text:style-name="P1">}</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86"><text:soft-page-break/><text:span text:style-name="T244">Insertar usuario con los campos mínimos admisibles sintácticamente correctos, </text:span>salvo el campo <text:span text:style-name="T9">roles </text:span>mal definido sintácticamente:</text:p>
      <text:p text:style-name="P193"/>
      <text:p text:style-name="P161"><text:span text:style-name="T27">Input para output </text:span><text:span text:style-name="T30">WARNING</text:span><text:span text:style-name="T27">:</text:span></text:p>
      <text:p text:style-name="P193"/>
      <text:p text:style-name="P53">{</text:p>
      <text:p text:style-name="P42"><text:span text:style-name="T18"><text:tab/>"name"</text:span>:<text:span text:style-name="T47">"name13"</text:span>,</text:p>
      <text:p text:style-name="P42"><text:span text:style-name="T18"><text:tab/>"password"</text:span>:<text:span text:style-name="T47">"password13"</text:span>,</text:p>
      <text:p text:style-name="P42"><text:span text:style-name="T18"><text:tab/>"rol"</text:span>:[{<text:span text:style-name="T18">"nameRole"</text:span>:<text:span text:style-name="T47">"role1"</text:span>,<text:span text:style-name="T18">"description"</text:span>:<text:span text:style-name="T47">"desc1"</text:span>,<text:span text:style-name="T18">"users"</text:span>:[]}]</text:p>
      <text:p text:style-name="P441">}</text:p>
      <text:p text:style-name="P455"/>
      <text:p text:style-name="P455"/>
      <text:p text:style-name="P302"><text:span text:style-name="T225">Insertar usuario con los campos mínimos admisibles sintácticamente correctos, </text:span><text:span text:style-name="T226">salvo el </text:span><text:span text:style-name="T227">valor del </text:span><text:span text:style-name="T226">campo </text:span><text:span text:style-name="T228">roles</text:span><text:span text:style-name="T226"> mal definido sintácticamente </text:span><text:span text:style-name="T229">o semánticamente</text:span><text:span text:style-name="T226">:</text:span></text:p>
      <text:p text:style-name="P78"/>
      <text:p text:style-name="P71"/>
      <text:list xml:id="list1762570238" text:style-name="L2">
        <text:list-item>
          <text:p text:style-name="P456">Insertar campo nombre de rol, mal definido sintácticamente:</text:p>
        </text:list-item>
      </text:list>
      <text:p text:style-name="P196"/>
      <text:p text:style-name="P142"><text:span text:style-name="T27">Input para output </text:span><text:span text:style-name="T29">NOT </text:span><text:span text:style-name="T28">OK</text:span><text:span text:style-name="T27">:</text:span></text:p>
      <text:p text:style-name="P197"/>
      <text:p text:style-name="P52"><text:tab/>{</text:p>
      <text:p text:style-name="P38"><text:span text:style-name="T18"><text:tab/>"name"</text:span>:<text:span text:style-name="T47">"name1</text:span><text:span text:style-name="T58">4</text:span><text:span text:style-name="T47">"</text:span>,</text:p>
      <text:p text:style-name="P38"><text:span text:style-name="T18"><text:tab/>"password"</text:span>:<text:span text:style-name="T47">"password1</text:span><text:span text:style-name="T58">4</text:span><text:span text:style-name="T47">"</text:span>,</text:p>
      <text:p text:style-name="P38"><text:span text:style-name="T18"><text:tab/>"rol</text:span><text:span text:style-name="T23">es</text:span><text:span text:style-name="T18">"</text:span>:[{<text:span text:style-name="T18">"nameRole</text:span>:<text:span text:style-name="T47">"role1"</text:span>,<text:span text:style-name="T18">"description"</text:span>:<text:span text:style-name="T47">"desc</text:span><text:span text:style-name="T58">1</text:span><text:span text:style-name="T47">"</text:span>,<text:span text:style-name="T18">"users"</text:span>:[]}]</text:p>
      <text:p text:style-name="P73"><text:tab/>}</text:p>
      <text:p text:style-name="P73"/>
      <text:p text:style-name="P96">Output NOT OK</text:p>
      <text:p text:style-name="P73"/>
      <text:p text:style-name="P73"><text:tab/>{</text:p>
      <text:p text:style-name="P38"><text:span text:style-name="T18"><text:tab/>"timestamp"</text:span>: <text:span text:style-name="T47">"2021-07-07T22:46:40.233+00:00"</text:span>,</text:p>
      <text:p text:style-name="P38"><text:span text:style-name="T18"><text:tab/>"status"</text:span>: <text:span text:style-name="T185">400</text:span>,</text:p>
      <text:p text:style-name="P38"><text:span text:style-name="T18"><text:tab/>"error"</text:span>: <text:span text:style-name="T47">"Bad Request"</text:span>,</text:p>
      <text:p text:style-name="P38"><text:span text:style-name="T18"><text:tab/>"path"</text:span>: <text:span text:style-name="T47">"/user/add"</text:span></text:p>
      <text:p text:style-name="P52"><text:tab/>}</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xml:id="list210708217260750" text:continue-numbering="true" text:style-name="L2">
        <text:list-item>
          <text:p text:style-name="P456"><text:soft-page-break/>Insertar el valor del campo nombre de rol, mal definido sintácticamente:</text:p>
        </text:list-item>
      </text:list>
      <text:p text:style-name="P196"/>
      <text:p text:style-name="P143"><text:span text:style-name="T27">Input para output </text:span><text:span text:style-name="T29">NOT </text:span><text:span text:style-name="T28">OK</text:span></text:p>
      <text:p text:style-name="P198"/>
      <text:p text:style-name="P74"><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role1<text:span text:style-name="T47">","</text:span>description<text:span text:style-name="T18">":"</text:span>desc1<text:span text:style-name="T18">","</text:span>users<text:span text:style-name="T18">":[]}]</text:span></text:p>
      <text:p text:style-name="P427"><text:tab/>}</text:p>
      <text:p text:style-name="P74"/>
      <text:p text:style-name="P74"/>
      <text:p text:style-name="P97">Output NOT OK</text:p>
      <text:p text:style-name="P97"/>
      <text:p text:style-name="P98"><text:tab/>{</text:p>
      <text:p text:style-name="P2"><text:span text:style-name="T18"><text:tab/>"timestamp"</text:span>: <text:span text:style-name="T47">"2021-07-07T22:48:49.072+00:00"</text:span>,</text:p>
      <text:p text:style-name="P2"><text:span text:style-name="T18"><text:tab/>"status"</text:span>: <text:span text:style-name="T185">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79"/>
      <text:list xml:id="list210708230534567" text:continue-numbering="true" text:style-name="L2">
        <text:list-item>
          <text:p text:style-name="P457">Insertar el <text:span text:style-name="T243">nombre</text:span> del campo descripción de rol, mal definido sintácticamente:</text:p>
        </text:list-item>
      </text:list>
      <text:p text:style-name="P201"/>
      <text:p text:style-name="P158"><text:span text:style-name="T27">Input para output </text:span><text:span text:style-name="T29">NOT </text:span><text:span text:style-name="T28">OK</text:span><text:span text:style-name="T27">:</text:span></text:p>
      <text:p text:style-name="P201"/>
      <text:p text:style-name="P76"><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description<text:span text:style-name="T18">":"</text:span>desc1<text:span text:style-name="T18">","</text:span>users<text:span text:style-name="T18">":[]}]</text:span></text:p>
      <text:p text:style-name="P427"><text:tab/>}</text:p>
      <text:p text:style-name="P76"/>
      <text:p text:style-name="P99">Output NOT OK</text:p>
      <text:p text:style-name="P100"/>
      <text:p text:style-name="P100"><text:tab/>{</text:p>
      <text:p text:style-name="P2"><text:span text:style-name="T18"><text:tab/>"timestamp"</text:span>: <text:span text:style-name="T47">"2021-07-07T22:51:07.166+00:00"</text:span>,</text:p>
      <text:p text:style-name="P2"><text:span text:style-name="T18"><text:tab/>"status"</text:span>: <text:span text:style-name="T185">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210709385636042" text:continue-numbering="true" text:style-name="L2">
        <text:list-item>
          <text:p text:style-name="P456"><text:soft-page-break/>Insertar el valor del campo descripción de rol, mal definido sintácticamente:</text:p>
        </text:list-item>
      </text:list>
      <text:p text:style-name="P196"/>
      <text:p text:style-name="P144"><text:span text:style-name="T27">Input para output </text:span><text:span text:style-name="T29">NOT </text:span><text:span text:style-name="T28">OK</text:span></text:p>
      <text:p text:style-name="P199"/>
      <text:p text:style-name="P75"><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text:span text:style-name="T18">"description"</text:span>:desc1<text:span text:style-name="T47">","</text:span>users<text:span text:style-name="T18">":[]}]</text:span></text:p>
      <text:p text:style-name="P427"><text:tab/>}</text:p>
      <text:p text:style-name="P75"/>
      <text:p text:style-name="P75"/>
      <text:p text:style-name="P101">Output NOT OK</text:p>
      <text:p text:style-name="P196"/>
      <text:p text:style-name="P78"><text:tab/>{</text:p>
      <text:p text:style-name="P1"><text:span text:style-name="T18"><text:tab/>"timestamp"</text:span>: <text:span text:style-name="T47">"2021-07-07T22:52:41.221+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add"</text:span></text:p>
      <text:p text:style-name="P1"><text:tab/>}</text:p>
      <text:p text:style-name="P196"/>
      <text:p text:style-name="P301">Insertar usuario existente (definiendo <text:s/>el campo <text:span text:style-name="T98">name</text:span> de manera sintácticamente correcta, con un valor sintácticamente correcto pero semánticamente correspondiendo a un <text:span text:style-name="T98">nombre</text:span> ya registrado en la BD):</text:p>
      <text:p text:style-name="P270"/>
      <text:p text:style-name="P160"><text:span text:style-name="T27">Input para output </text:span><text:span text:style-name="T35">NOT OK</text:span></text:p>
      <text:p text:style-name="P270"/>
      <text:p text:style-name="P51">{</text:p>
      <text:p text:style-name="P23"><text:span text:style-name="T18"><text:tab/>"name"</text:span>:<text:span text:style-name="T47">"</text:span><text:span text:style-name="T61">root</text:span><text:span text:style-name="T47">"</text:span>,</text:p>
      <text:p text:style-name="P23"><text:span text:style-name="T18"><text:tab/>"password"</text:span>:<text:span text:style-name="T47">"</text:span><text:span text:style-name="T61">asd</text:span><text:span text:style-name="T47">"</text:span></text:p>
      <text:p text:style-name="P51">}</text:p>
      <text:p text:style-name="P70">Output <text:span text:style-name="T246">NOT OK</text:span></text:p>
      <text:p text:style-name="P70"/>
      <text:p text:style-name="P70">{"error":"Duplicate user-&gt;User is already added"}</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7"><text:soft-page-break/><text:span text:style-name="T27">OUTPUTS </text:span><text:span text:style-name="T36">WARNINGS </text:span></text:p>
      <text:p text:style-name="P118"><text:span text:style-name="T97">(se realiza la persistencia en BD con devolución de warning al cliente)</text:span>:</text:p>
      <text:p text:style-name="P135"/>
      <text:p text:style-name="P481"><text:span text:style-name="T78">Insertar usuario al momento inexistente </text:span><text:span text:style-name="T79">(id y nombre aún inexistente)</text:span><text:span text:style-name="T78">, con campos y valores sintácticamente correctos, </text:span><text:span text:style-name="T80">definiendo un rol sintácticamente correcto</text:span><text:span text:style-name="T78">. </text:span><text:span text:style-name="T88">Se </text:span><text:span text:style-name="T81">incluye el campo id </text:span><text:span text:style-name="T91">de usuario </text:span><text:span text:style-name="T81">que es un dato que </text:span><text:span text:style-name="T89">en la mayoría de los escenarios es innecesario </text:span><text:span text:style-name="T81"><text:s/>y puede no corresponder con el id generado desde el servidor asociado al usuario en cuestión</text:span><text:span text:style-name="T80">: </text:span></text:p>
      <text:p text:style-name="P49"/>
      <text:p text:style-name="P145"><text:span text:style-name="T27">Input para output </text:span><text:span text:style-name="T31">WARNING</text:span></text:p>
      <text:p text:style-name="P453">{</text:p>
      <text:p text:style-name="P1"><text:span text:style-name="T18">"id"</text:span>:<text:span text:style-name="T185">500</text:span>,</text:p>
      <text:p text:style-name="P1"><text:span text:style-name="T18">"name"</text:span>:<text:span text:style-name="T47">"usernew100"</text:span>,</text:p>
      <text:p text:style-name="P1"><text:span text:style-name="T18">"password"</text:span>:<text:span text:style-name="T47">"asd"</text:span>,</text:p>
      <text:p text:style-name="P1"><text:span text:style-name="T18">"roles"</text:span>:[{<text:span text:style-name="T18">"nameRole"</text:span>:<text:span text:style-name="T47">"add"</text:span>}]</text:p>
      <text:p text:style-name="P1">}</text:p>
      <text:p text:style-name="P117">Output WARNING</text:p>
      <text:p text:style-name="P117"/>
      <text:p text:style-name="P117"/>
      <text:p text:style-name="P218">{"warnings":[{"warning":"User not necesarily has the number id given"}]}</text:p>
      <text:p text:style-name="P218"/>
      <text:p text:style-name="P287">Insertar usuario con dos roles duplicados (al menos en el campo nombre que los identifica unívocamente). <text:span text:style-name="T223">Persistir uno de ellos y dar aviso al cliente, de roles duplicados</text:span></text:p>
      <text:p text:style-name="P183"/>
      <text:p text:style-name="P471">Input para output WARNINGS</text:p>
      <text:p text:style-name="P471"/>
      <text:p text:style-name="P452">{</text:p>
      <text:p text:style-name="P1"><text:span text:style-name="T18">"name"</text:span>:<text:span text:style-name="T47">"usernew50"</text:span>,</text:p>
      <text:p text:style-name="P1"><text:span text:style-name="T18">"password"</text:span>:<text:span text:style-name="T47">"asd"</text:span>,</text:p>
      <text:p text:style-name="P1"><text:span text:style-name="T18">"roles"</text:span>:[{<text:span text:style-name="T18">"nameRole"</text:span>:<text:span text:style-name="T47">"add"</text:span>},{<text:span text:style-name="T18">"nameRole"</text:span>:<text:span text:style-name="T47">"add"</text:span>}]</text:p>
      <text:p text:style-name="P476"><text:span text:style-name="T27">}</text:span></text:p>
      <text:p text:style-name="P183"/>
      <text:p text:style-name="P470">Output WARNING</text:p>
      <text:p text:style-name="P470"/>
      <text:p text:style-name="P472">{"warnings":[{"warning":"There are duplicated roles"}]}</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183"/>
      <text:list xml:id="list210708164953117" text:continue-numbering="true" text:style-name="L2">
        <text:list-header>
          <text:p text:style-name="P482"><text:span text:style-name="T247">Definir el</text:span> campo id de rol. <text:span text:style-name="T248">También definir nombre de rol con</text:span><text:span text:style-name="T221"> valor del campo </text:span>inexistente en base de datos. <text:span text:style-name="T249">Agregar o modificar</text:span><text:span text:style-name="T222"> usuario puede implicar update </text:span><text:soft-page-break/><text:span text:style-name="T222">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p text:style-name="P484"/>
        </text:list-header>
      </text:list>
      <text:p text:style-name="P464"/>
      <text:p text:style-name="P467">Input para output WARNING</text:p>
      <text:p text:style-name="P478"/>
      <text:p text:style-name="P448">{</text:p>
      <text:p text:style-name="P2"><text:span text:style-name="T18">"name"</text:span>:<text:span text:style-name="T47">"usernamenew13"</text:span>,</text:p>
      <text:p text:style-name="P2"><text:span text:style-name="T18">"password"</text:span>:<text:span text:style-name="T47">"password"</text:span>,</text:p>
      <text:p text:style-name="P2"><text:span text:style-name="T18">"roles"</text:span>:[ {<text:span text:style-name="T18">"id"</text:span>:<text:span text:style-name="T185">100</text:span>,<text:span text:style-name="T18">"nameRole"</text:span>:<text:span text:style-name="T47">"addnewnew13"</text:span>}]</text:p>
      <text:p text:style-name="P2">}</text:p>
      <text:p text:style-name="P478"/>
      <text:p text:style-name="P478"/>
      <text:p text:style-name="P467">Output WARNING</text:p>
      <text:p text:style-name="P183"/>
      <text:p text:style-name="P183"/>
      <text:p text:style-name="P183">{"warnings":[{"warning":"There roles that not necesarily has registered with the number id given"}]}</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23">UPDATE <text:span text:style-name="T101">USER</text:span>:</text:p>
      <text:p text:style-name="P123"><text:soft-page-break/></text:p>
      <text:p text:style-name="P124">OUTPUTS OK:</text:p>
      <text:p text:style-name="P271"/>
      <text:p text:style-name="P288">Modificar de usuario existente <text:s/><text:span text:style-name="T184">(distinto al nombre de usuario autenticado por medio del cliente)</text:span>, nombre de usuario con campo y valor sintácticamente correcto:</text:p>
      <text:p text:style-name="P202"/>
      <text:p text:style-name="P412"><text:span text:style-name="T70">Get previo a update con enpoints </text:span><text:span text:style-name="T72">http://localhost:8040/user/get/name/</text:span><text:span text:style-name="T73">nameuser</text:span><text:span text:style-name="T104">:</text:span></text:p>
      <text:p text:style-name="P364"/>
      <text:p text:style-name="P364"/>
      <text:p text:style-name="P310">{"name":"nameuser", "date":"2021-07-04", "roles":[{"name<text:span text:style-name="T209">Role</text:span>":"delete", "description":"permission for delete user", "date":"2021-07-04", "services":[]}, {"name<text:span text:style-name="T209">Role</text:span>":"update", "description":"permission for update user", "date":"2021-07-04", "services":[]}, {"name<text:span text:style-name="T209">Role</text:span>":"add", "description":"permission for add user", "date":"2021-07-04", "services":[]}]}</text:p>
      <text:p text:style-name="P310"/>
      <text:p text:style-name="P148"><text:span text:style-name="T155">Input para output </text:span><text:span text:style-name="T156">OK</text:span><text:span text:style-name="T155">:</text:span></text:p>
      <text:p text:style-name="P374"/>
      <text:p text:style-name="P381">{</text:p>
      <text:p text:style-name="P1"><text:span text:style-name="T18">"id"</text:span>:<text:span text:style-name="T185">4</text:span>,</text:p>
      <text:p text:style-name="P1"><text:span text:style-name="T18">"name"</text:span>:<text:span text:style-name="T47">"nameusermod"</text:span></text:p>
      <text:p text:style-name="P1">}</text:p>
      <text:p text:style-name="P352"/>
      <text:p text:style-name="P350"/>
      <text:p text:style-name="P159"><text:span text:style-name="T128">Get </text:span><text:span text:style-name="T130">posterior</text:span><text:span text:style-name="T128"> a update con enpoints </text:span><text:span text:style-name="T127">http://localhost:8040/user/get/name/</text:span><text:span text:style-name="T129">nameuser</text:span><text:span text:style-name="T130">mod</text:span><text:span text:style-name="T127">:</text:span></text:p>
      <text:p text:style-name="P310"/>
      <text:p text:style-name="P310"/>
      <text:p text:style-name="P310">{"name":"nameusermod", "date":"2021-07-04", "roles":[{"name<text:span text:style-name="T208">Role</text:span>":"delete", "description":"permission for delete user", "date":"2021-07-04", "services":[]}, {"name<text:span text:style-name="T208">Role</text:span>":"update", "description":"permission for update user", "date":"2021-07-04", "services":[]}, {"name<text:span text:style-name="T208">Role</text:span>":"add", "description":"permission for add user", "date":"2021-07-04", "services":[]}]}</text:p>
      <text:p text:style-name="P310"/>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202"/>
      <text:p text:style-name="P202"/>
      <text:p text:style-name="P289"><text:soft-page-break/>Modificar de usuario existente <text:s/><text:span text:style-name="T184">(distinto al nombre de usuario autenticado por medio del cliente)</text:span>, <text:span text:style-name="T188">contraseña</text:span> de usuario con campo y valor sintácticamente correcto:</text:p>
      <text:p text:style-name="P204"/>
      <text:p text:style-name="P317"/>
      <text:p text:style-name="P149"><text:span text:style-name="T155">Input para output </text:span><text:span text:style-name="T156">OK</text:span><text:span text:style-name="T155">: </text:span></text:p>
      <text:p text:style-name="P375"/>
      <text:p text:style-name="P382">{</text:p>
      <text:p text:style-name="P1"><text:span text:style-name="T18">"id"</text:span>:<text:span text:style-name="T185">4</text:span>,</text:p>
      <text:p text:style-name="P1"><text:span text:style-name="T18">"password"</text:span>:<text:span text:style-name="T47">"passusermod"</text:span></text:p>
      <text:p text:style-name="P1">}</text:p>
      <text:p text:style-name="P36"/>
      <text:p text:style-name="P404"/>
      <text:p text:style-name="P408">&lt;Tener en cuenta que los endpoints ‘get’ no informan sobre la contraseña del usuario&gt;</text:p>
      <text:p text:style-name="P382"/>
      <text:p text:style-name="P164"><text:span text:style-name="T136">S</text:span><text:span text:style-name="T127">olicitar token (loguearse – iniciar sesión) </text:span><text:span text:style-name="T132">después de la modificación, </text:span><text:span text:style-name="T127">con el usuario y la </text:span><text:span text:style-name="T141">nueva </text:span><text:span text:style-name="T127">contraseña, y las credenciales del cliente adecuadas:</text:span></text:p>
      <text:p text:style-name="P357"/>
      <text:p text:style-name="P353"/>
      <text:p text:style-name="P353">Id de cliente:<text:span text:style-name="T241">idClient1</text:span></text:p>
      <text:p text:style-name="P353">Contraseña de cliente:<text:span text:style-name="T241">passClient1</text:span></text:p>
      <text:p text:style-name="P353">Nombre de usuario:<text:span text:style-name="T241">usermod</text:span></text:p>
      <text:p text:style-name="P164"><text:span text:style-name="T131">Nueva c</text:span><text:span text:style-name="T127">ontraseña de usuario:</text:span><text:span text:style-name="T141">passusermod</text:span></text:p>
      <text:p text:style-name="P353"/>
      <text:p text:style-name="P353">Como el token y token de refresco es recibido, se corrobora éxito en update</text:p>
      <text:p text:style-name="P205"/>
      <text:p text:style-name="P203"/>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90"><text:soft-page-break/>Modificar de usuario existente <text:s/><text:span text:style-name="T184">(distinto al nombre de usuario autenticado por medio del cliente)</text:span>, <text:span text:style-name="T189">nombre de rol</text:span> de usuario con campo y valor sintácticamente correcto. <text:span text:style-name="T191">Para la modificación, se requiere obligatoriamente definir el ID del rol </text:span><text:span text:style-name="T192">del cual se modifica su nombre</text:span>:</text:p>
      <text:p text:style-name="P203"/>
      <text:p text:style-name="P203"/>
      <text:p text:style-name="P413"><text:span text:style-name="T70">Get previo a update con enpoints </text:span><text:span text:style-name="T72">http://localhost:8040/user/get/name/</text:span><text:span text:style-name="T73">nameuser</text:span><text:span text:style-name="T74">mod</text:span><text:span text:style-name="T104">:</text:span></text:p>
      <text:p text:style-name="P365"/>
      <text:p text:style-name="P318"/>
      <text:p text:style-name="P318">{"name":"nameusermod", "date":"2021-07-04", "roles":[{"name<text:span text:style-name="T207">Role</text:span>":"delete", "description":"permission for delete user", "date":"2021-07-04", "services":[]}, {"name<text:span text:style-name="T207">Role</text:span>":"update", "description":"permission for update user", "date":"2021-07-04", "services":[]}, {"name<text:span text:style-name="T207">Role</text:span>":"add", "description":"permission for add user", "date":"2021-07-04", "services":[]}]}</text:p>
      <text:p text:style-name="P311"/>
      <text:p text:style-name="P147"><text:span text:style-name="T155">Input para output </text:span><text:span text:style-name="T156">OK</text:span><text:span text:style-name="T155">:</text:span></text:p>
      <text:p text:style-name="P343"/>
      <text:p text:style-name="P398">{</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4"</text:span>, <text:span text:style-name="T18">"services"</text:span>:[]}]</text:p>
      <text:p text:style-name="P1">}</text:p>
      <text:p text:style-name="P343"/>
      <text:p text:style-name="P147"><text:span text:style-name="T128">Get </text:span><text:span text:style-name="T130">posterior</text:span><text:span text:style-name="T128"> a update con enpoints </text:span><text:a xlink:type="simple" xlink:href="http://localhost:8040/user/get/name/nameusermod" text:style-name="Internet_20_link" text:visited-style-name="Visited_20_Internet_20_Link"><text:span text:style-name="T127">http://localhost:8040/user/get/name/</text:span></text:a><text:a xlink:type="simple" xlink:href="http://localhost:8040/user/get/name/nameusermod" text:style-name="Internet_20_link" text:visited-style-name="Visited_20_Internet_20_Link"><text:span text:style-name="T129">nameuser</text:span></text:a><text:a xlink:type="simple" xlink:href="http://localhost:8040/user/get/name/nameusermod" text:style-name="Internet_20_link" text:visited-style-name="Visited_20_Internet_20_Link"><text:span text:style-name="T130">mod</text:span></text:a><text:span text:style-name="T127">:</text:span></text:p>
      <text:p text:style-name="P343"/>
      <text:p text:style-name="P343">{"name":"nameusermod", "date":"2021-07-04", "roles":[{"name<text:span text:style-name="T206">Role</text:span>":"delete", "description":"permission for delete user", "date":"2021-07-04", "services":[]}, {"name<text:span text:style-name="T206">Role</text:span>":"addmod", "description":"permission for add user", "date":"2021-07-04", "services":[]}, {"name<text:span text:style-name="T206">Role</text:span>":"update", "description":"permission for update user", "date":"2021-07-04", "services":[]}]}</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203"/>
      <text:p text:style-name="P203"/>
      <text:p text:style-name="P291"><text:soft-page-break/>Modificar de usuario existente <text:span text:style-name="T184">(distinto al nombre de usuario autenticado por medio del cliente)</text:span>, <text:span text:style-name="T190">descripcion</text:span><text:span text:style-name="T189"> de rol</text:span> de usuario con campo y valor sintácticamente correcto. <text:span text:style-name="T191">Para la modificación, se requiere obligatoriamente definir el ID </text:span><text:span text:style-name="T192">o nombre</text:span><text:span text:style-name="T191"> del rol </text:span><text:span text:style-name="T192">del cual se modifica su descripcion</text:span>:</text:p>
      <text:p text:style-name="P203"/>
      <text:p text:style-name="P203"/>
      <text:p text:style-name="P206"/>
      <text:p text:style-name="P414"><text:span text:style-name="T70">Get previo a update con enpoints </text:span><text:span text:style-name="T72">http://localhost:8040/user/get/name/</text:span><text:span text:style-name="T73">nameuser</text:span><text:span text:style-name="T74">mod</text:span><text:span text:style-name="T104">:</text:span></text:p>
      <text:p text:style-name="P366"/>
      <text:p text:style-name="P319">{"name":"nameusermod", "date":"2021-07-04", "roles":[{"name<text:span text:style-name="T205">Role</text:span>":"delete", "description":"permission for delete user", "date":"2021-07-04", "services":[]}, {"name<text:span text:style-name="T205">Role</text:span>":"addmod", "description":"permission for add user", "date":"2021-07-04", "services":[]}, {"name<text:span text:style-name="T205">Role</text:span>":"update", "description":"permission for update user", "date":"2021-07-04", "services":[]}]}</text:p>
      <text:p text:style-name="P319"/>
      <text:p text:style-name="P312"/>
      <text:p text:style-name="P150"><text:span text:style-name="T155">Input para output </text:span><text:span text:style-name="T156">OK</text:span><text:span text:style-name="T155">:</text:span></text:p>
      <text:p text:style-name="P345"/>
      <text:p text:style-name="P10">{</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 mod"</text:span>, <text:span text:style-name="T18">"date"</text:span>:<text:span text:style-name="T47">"2021-07-04"</text:span>, <text:span text:style-name="T18">"services"</text:span>:[]}]</text:p>
      <text:p text:style-name="P1">}</text:p>
      <text:p text:style-name="P10"/>
      <text:p text:style-name="P345"/>
      <text:p text:style-name="P150"><text:span text:style-name="T128">Get </text:span><text:span text:style-name="T130">posterior</text:span><text:span text:style-name="T128"> a update con enpoints </text:span><text:a xlink:type="simple" xlink:href="http://localhost:8040/user/get/name/nameusermod" text:style-name="Internet_20_link" text:visited-style-name="Visited_20_Internet_20_Link"><text:span text:style-name="T127">http://localhost:8040/user/get/name/</text:span></text:a><text:a xlink:type="simple" xlink:href="http://localhost:8040/user/get/name/nameusermod" text:style-name="Internet_20_link" text:visited-style-name="Visited_20_Internet_20_Link"><text:span text:style-name="T129">nameuser</text:span></text:a><text:a xlink:type="simple" xlink:href="http://localhost:8040/user/get/name/nameusermod" text:style-name="Internet_20_link" text:visited-style-name="Visited_20_Internet_20_Link"><text:span text:style-name="T130">mod</text:span></text:a><text:span text:style-name="T127">:</text:span></text:p>
      <text:p text:style-name="P203"/>
      <text:p text:style-name="P203">{"name":"nameusermod", "date":"2021-07-04", "roles":[{"name<text:span text:style-name="T204">Role</text:span>":"update", "description":"permission for update user", "date":"2021-07-03", "services":[]}, {"name<text:span text:style-name="T204">Role</text:span>":"addmod", "description":"permission for add user mod", "date":"2021-07-03", "services":[]}, {"name<text:span text:style-name="T204">Role</text:span>":"delete", "description":"permission for delete user", "date":"2021-07-03", "services":[]}]}</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92"><text:soft-page-break/>Modificar de usuario existente <text:span text:style-name="T194">autenticado</text:span>, nombre de usuario con campo y valor sintácticamente correcto:</text:p>
      <text:p text:style-name="P207"/>
      <text:p text:style-name="P415"><text:span text:style-name="T70">Get previo a update con enpoints </text:span><text:span text:style-name="T72">http://localhost:8040/user/get/name/</text:span><text:span text:style-name="T75">root</text:span><text:span text:style-name="T104">:</text:span></text:p>
      <text:p text:style-name="P367"/>
      <text:p text:style-name="P367">{"name":"root", "date":"2021-07-05", "roles":[{"name<text:span text:style-name="T204">Role</text:span>":"delete", "description":"permission for delete user", "date":"2021-07-05", "services":[]}, {"name<text:span text:style-name="T204">Role</text:span>":"add", "description":"permission for add user", "date":"2021-07-05", "services":[]}, {"name<text:span text:style-name="T204">Role</text:span>":"update", "description":"permission for update user", "date":"2021-07-05", "services":[]}]}</text:p>
      <text:p text:style-name="P313"/>
      <text:p text:style-name="P313"/>
      <text:p text:style-name="P151"><text:span text:style-name="T155">Input para output </text:span><text:span text:style-name="T156">OK</text:span><text:span text:style-name="T155">:</text:span></text:p>
      <text:p text:style-name="P376"/>
      <text:p text:style-name="P383">{</text:p>
      <text:p text:style-name="P1"><text:span text:style-name="T18">"id"</text:span>:<text:span text:style-name="T185">24</text:span>,</text:p>
      <text:p text:style-name="P1"><text:span text:style-name="T18">"name"</text:span>:<text:span text:style-name="T47">"rootmod"</text:span></text:p>
      <text:p text:style-name="P1">}</text:p>
      <text:p text:style-name="P1"/>
      <text:p text:style-name="P27">Se revoca el token en uso, y se devuelve nuevo token y token de refresco</text:p>
      <text:p text:style-name="P344"/>
      <text:p text:style-name="P344"/>
      <text:p text:style-name="P151"><text:span text:style-name="T128">Get </text:span><text:span text:style-name="T130">posterior</text:span><text:span text:style-name="T128"> a update </text:span><text:span text:style-name="T134">con nuevo token y</text:span><text:span text:style-name="T128"> enpoints </text:span><text:span text:style-name="T127">http://localhost:8040/user/get/name/</text:span><text:span text:style-name="T133">rootmod</text:span><text:span text:style-name="T127">:</text:span></text:p>
      <text:p text:style-name="P308"/>
      <text:p text:style-name="P313"/>
      <text:p text:style-name="P313">{"name":"rootmod", "date":"2021-07-05", "roles":[{"name<text:span text:style-name="T203">Role</text:span>":"delete", "description":"permission for delete user", "date":"2021-07-05", "services":[]}, {"name<text:span text:style-name="T203">Role</text:span>":"add", "description":"permission for add user", "date":"2021-07-05", "services":[]}, {"name<text:span text:style-name="T203">Role</text:span>":"update", "description":"permission for update user", "date":"2021-07-05", "services":[]}]}</text:p>
      <text:p text:style-name="P313"/>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207"/>
      <text:p text:style-name="P292"><text:soft-page-break/>Modificar de usuario existente <text:span text:style-name="T195">autenticado</text:span>, <text:span text:style-name="T188">contraseña</text:span> de usuario con campo y valor sintácticamente correcto:</text:p>
      <text:p text:style-name="P207"/>
      <text:p text:style-name="P416"><text:span text:style-name="T43">Get previo a update con enpoints </text:span><text:span text:style-name="T44">http://localhost:8040/user/get/name/</text:span><text:span text:style-name="T45">root</text:span><text:span text:style-name="T105">:</text:span></text:p>
      <text:p text:style-name="P371"/>
      <text:p text:style-name="P426"><text:span text:style-name="T182">{"name":"rootmod", "date":"2021-07-05", "roles":[{"name</text:span><text:span text:style-name="T183">Role</text:span><text:span text:style-name="T182">":"delete", "description":"permission for delete user", "date":"2021-07-05", "services":[]}, {"name</text:span><text:span text:style-name="T183">Role</text:span><text:span text:style-name="T182">":"add", "description":"permission for add user", "date":"2021-07-05", "services":[]}, {"name</text:span><text:span text:style-name="T183">Role</text:span><text:span text:style-name="T182">":"update", "description":"permission for update user", "date":"2021-07-05", "services":[]}]}</text:span></text:p>
      <text:p text:style-name="P207"/>
      <text:p text:style-name="P320"/>
      <text:p text:style-name="P151"><text:span text:style-name="T155">Input para output </text:span><text:span text:style-name="T156">OK</text:span><text:span text:style-name="T155">: </text:span></text:p>
      <text:p text:style-name="P376"/>
      <text:p text:style-name="P380"/>
      <text:p text:style-name="P387">{</text:p>
      <text:p text:style-name="P33"><text:span text:style-name="T18">"name"</text:span>:<text:span text:style-name="T47">"rootmod"</text:span>,</text:p>
      <text:p text:style-name="P33"><text:span text:style-name="T18">"password"</text:span>:<text:span text:style-name="T47">"passrootmod"</text:span></text:p>
      <text:p text:style-name="P33">}</text:p>
      <text:p text:style-name="P396"/>
      <text:p text:style-name="P397">Se revoca el token en uso, y se devuelve nuevo token y token de refresco</text:p>
      <text:p text:style-name="P29"/>
      <text:p text:style-name="P417"><text:span text:style-name="T161">Get p</text:span><text:span text:style-name="T162">osterior</text:span><text:span text:style-name="T161"> a update </text:span><text:span text:style-name="T163">con nuevo token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69">mod</text:span><text:span text:style-name="T106">: </text:span></text:p>
      <text:p text:style-name="P417"/>
      <text:p text:style-name="P401"/>
      <text:p text:style-name="P351">{"name":"rootmod", "date":"2021-07-05", "roles":[{"name<text:span text:style-name="T202">Role</text:span>":"delete", "description":"permission for delete user", "date":"2021-07-05", "services":[]}, {"name<text:span text:style-name="T202">Role</text:span>":"add", "description":"permission for add user", "date":"2021-07-05", "services":[]}, {"name<text:span text:style-name="T202">Role</text:span>":"update", "description":"permission for update user", "date":"2021-07-05", "services":[]}]}</text:p>
      <text:p text:style-name="P24"/>
      <text:p text:style-name="P403"/>
      <text:p text:style-name="P407">&lt;Tener en cuenta que los endpoints ‘get’ no informan sobre la contraseña del usuario&gt;</text:p>
      <text:p text:style-name="P383"/>
      <text:p text:style-name="P165"><text:span text:style-name="T137">S</text:span><text:span text:style-name="T127">olicitar token (loguearse – iniciar sesión) </text:span><text:span text:style-name="T132">después de la modificación </text:span><text:span text:style-name="T127">con el usuario y la nueva contraseña, y las credenciales del cliente adecuadas:</text:span></text:p>
      <text:p text:style-name="P354"/>
      <text:p text:style-name="P323"/>
      <text:p text:style-name="P354">Id de cliente: <text:span text:style-name="T198">idClient1</text:span></text:p>
      <text:p text:style-name="P354">Contraseña de cliente: <text:span text:style-name="T198">passClient1</text:span></text:p>
      <text:p text:style-name="P354">Nombre de usuario: <text:span text:style-name="T198">rootmod</text:span></text:p>
      <text:p text:style-name="P165"><text:span text:style-name="T131">Nueva c</text:span><text:span text:style-name="T127">ontraseña de usuario: </text:span><text:span text:style-name="T138">passrootmod</text:span></text:p>
      <text:p text:style-name="P354"/>
      <text:p text:style-name="P354">Como el token y token de refresco es recibido, se corrobora éxito en update</text:p>
      <text:p text:style-name="P207"/>
      <text:p text:style-name="P207"/>
      <text:p text:style-name="P207"/>
      <text:p text:style-name="P207"/>
      <text:p text:style-name="P207"/>
      <text:p text:style-name="P207"/>
      <text:p text:style-name="P293"><text:soft-page-break/>Modificar de usuario existente <text:span text:style-name="T196">autenticado</text:span>, <text:span text:style-name="T189">nombre de rol</text:span> de usuario con campo y valor sintácticamente correcto. <text:span text:style-name="T191">Para la modificación, se requiere obligatoriamente definir el ID del rol </text:span><text:span text:style-name="T192">del cual se modifica su nombre</text:span>:</text:p>
      <text:p text:style-name="P211"/>
      <text:p text:style-name="P211"/>
      <text:p text:style-name="P420"><text:span text:style-name="T70">Get previo a update con enpoints </text:span><text:span text:style-name="T72">http://localhost:8040/user/get/name/</text:span><text:span text:style-name="T76">rootmod</text:span><text:span text:style-name="T104">:</text:span></text:p>
      <text:p text:style-name="P370"/>
      <text:p text:style-name="P349">{"name":"rootmod", "date":"2021-07-05", "roles":[{"nameRole":"delete", "description":"permission for delete user", "date":"2021-07-05", "services":[]}, {"nameRole":"add", "description":"permission for add user", "date":"2021-07-05", "services":[]}, {"nameRole":"update", "description":"permission for update user", "date":"2021-07-05", "services":[]}]}</text:p>
      <text:p text:style-name="P349"/>
      <text:p text:style-name="P26"/>
      <text:p text:style-name="P321"/>
      <text:p text:style-name="P155"><text:span text:style-name="T155">Input para output </text:span><text:span text:style-name="T156">OK</text:span><text:span text:style-name="T155">:</text:span></text:p>
      <text:p text:style-name="P349"/>
      <text:p text:style-name="P12"/>
      <text:p text:style-name="P12">{</text:p>
      <text:p text:style-name="P34"><text:span text:style-name="T18">"name"</text:span>:<text:span text:style-name="T47">"rootmod"</text:span>,</text:p>
      <text:p text:style-name="P34"><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4">}</text:p>
      <text:p text:style-name="P12"/>
      <text:p text:style-name="P34"/>
      <text:p text:style-name="P388">Se revoca el token en uso, y se devuelve nuevo token y token de refresco</text:p>
      <text:p text:style-name="P349"/>
      <text:p text:style-name="P155"><text:span text:style-name="T128">Get </text:span><text:span text:style-name="T130">posterior</text:span><text:span text:style-name="T128"> a update </text:span><text:span text:style-name="T140">con nuevo token y</text:span><text:span text:style-name="T128"> enpoints </text:span><text:a xlink:type="simple" xlink:href="http://localhost:8040/user/get/name/nameusermod" text:style-name="Internet_20_link" text:visited-style-name="Visited_20_Internet_20_Link"><text:span text:style-name="T127">http://localhost:8040/user/get/</text:span></text:a><text:span text:style-name="T139">rootmod</text:span><text:span text:style-name="T127">:</text:span></text:p>
      <text:p text:style-name="P349"/>
      <text:p text:style-name="P349">{"name":"rootmod", "date":"2021-07-05", "roles":[{"nameRole":"addmod", "description":"permission for add user", "date":"2021-07-06", "services":[]}, {"nameRole":"delete", "description":"permission for delete user", "date":"2021-07-05", "services":[]}, {"nameRole":"update", "description":"permission for update user", "date":"2021-07-05", "services":[]}]}</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4"/>
      <text:p text:style-name="P292"><text:soft-page-break/>Modificar de usuario existente <text:span text:style-name="T197">autenticado</text:span> <text:span text:style-name="T190">descripcion</text:span><text:span text:style-name="T189"> de rol</text:span> de usuario con campo y valor sintácticamente correcto. <text:span text:style-name="T191">Para la modificación, se requiere obligatoriamente definir el ID </text:span><text:span text:style-name="T192">o nombre</text:span><text:span text:style-name="T191"> del rol </text:span><text:span text:style-name="T192">del cual se modifica su descripcion</text:span>:</text:p>
      <text:p text:style-name="P207"/>
      <text:p text:style-name="P207"/>
      <text:p text:style-name="P207"/>
      <text:p text:style-name="P415"><text:span text:style-name="T70">Get previo a update con enpoints </text:span><text:span text:style-name="T72">http://localhost:8040/user/get/name/</text:span><text:span text:style-name="T73">nameuser</text:span><text:span text:style-name="T74">mod</text:span><text:span text:style-name="T104">:</text:span></text:p>
      <text:p text:style-name="P367"/>
      <text:p text:style-name="P320">{"name":"rootmod", "date":"2021-07-05", "roles":[{"nameRole":"delete", "description":"permission for delete user", "date":"2021-07-05", "services":[]}, {"nameRole":"add", "description":"permission for add user", "date":"2021-07-05", "services":[]}, {"nameRole":"update", "description":"permission for update user", "date":"2021-07-05", "services":[]}]}</text:p>
      <text:p text:style-name="P320"/>
      <text:p text:style-name="P313"/>
      <text:p text:style-name="P151"><text:span text:style-name="T155">Input para output </text:span><text:span text:style-name="T156">OK</text:span><text:span text:style-name="T155">:</text:span></text:p>
      <text:p text:style-name="P24"/>
      <text:p text:style-name="P13">{</text:p>
      <text:p text:style-name="P1"><text:span text:style-name="T18">"name"</text:span>:<text:span text:style-name="T47">"root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 mod"</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37"/>
      <text:p text:style-name="P344"/>
      <text:p text:style-name="P151"><text:span text:style-name="T128">Get </text:span><text:span text:style-name="T130">posterior</text:span><text:span text:style-name="T128"> a update con enpoints </text:span><text:a xlink:type="simple" xlink:href="http://localhost:8040/user/get/name/nameusermod" text:style-name="Internet_20_link" text:visited-style-name="Visited_20_Internet_20_Link"><text:span text:style-name="T127">http://localhost:8040/user/get/name/</text:span></text:a><text:a xlink:type="simple" xlink:href="http://localhost:8040/user/get/name/nameusermod" text:style-name="Internet_20_link" text:visited-style-name="Visited_20_Internet_20_Link"><text:span text:style-name="T129">nameuser</text:span></text:a><text:a xlink:type="simple" xlink:href="http://localhost:8040/user/get/name/nameusermod" text:style-name="Internet_20_link" text:visited-style-name="Visited_20_Internet_20_Link"><text:span text:style-name="T130">mod</text:span></text:a><text:span text:style-name="T127">:</text:span></text:p>
      <text:p text:style-name="P207"/>
      <text:p text:style-name="P207">{"name":"rootmod", "date":"2021-07-05", "roles":[{"nameRole":"add", "description":"permission for add user mod", "date":"2021-07-04", "services":[]}, {"nameRole":"delete", "description":"permission for delete user", "date":"2021-07-04", "services":[]}, {"nameRole":"update", "description":"permission for update user", "date":"2021-07-04", "services":[]}]}</text:p>
      <text:p text:style-name="P207"/>
      <text:p text:style-name="P203"/>
      <text:p text:style-name="P219">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193">Y para editar los usuarios adheridos al rol en cuestion, se debe hacer peticion con enpoint de update rol</text:span></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24"><text:soft-page-break/>OUTPUTS NOT OK:</text:p>
      <text:p text:style-name="P124"/>
      <text:p text:style-name="P294">Modificar de usuario existente <text:s/><text:span text:style-name="T184">(distinto al nombre de usuario autenticado por medio del cliente)</text:span>, nombre de usuario con campo y valor sintácticamente correcto:</text:p>
      <text:p text:style-name="P208"/>
      <text:p text:style-name="P418"><text:span text:style-name="T70">Get previo a update con enpoints </text:span><text:span text:style-name="T72">http://localhost:8040/user/get/name/</text:span><text:span text:style-name="T73">nameuser</text:span><text:span text:style-name="T104">:</text:span></text:p>
      <text:p text:style-name="P368"/>
      <text:p text:style-name="P314">{"name":"nameuser", "date":"2021-07-04", "roles":[{"name<text:span text:style-name="T201">Role</text:span>":"delete", "description":"permission for delete user", "date":"2021-07-04", "services":[]}, {"name<text:span text:style-name="T201">Role</text:span>":"update", "description":"permission for update user", "date":"2021-07-04", "services":[]}, {"name<text:span text:style-name="T201">Role</text:span>":"add", "description":"permission for add user", "date":"2021-07-04", "services":[]}]}</text:p>
      <text:p text:style-name="P314"/>
      <text:p text:style-name="P152"><text:span text:style-name="T155">Input para output </text:span><text:span text:style-name="T157">NOT </text:span><text:span text:style-name="T156">OK</text:span><text:span text:style-name="T155">:</text:span></text:p>
      <text:p text:style-name="P377"/>
      <text:p text:style-name="P384">{</text:p>
      <text:p text:style-name="P30"><text:span text:style-name="T18">"id"</text:span>:<text:span text:style-name="T185">4</text:span>,</text:p>
      <text:p text:style-name="P30"><text:span text:style-name="T18">"name"</text:span>:<text:span text:style-name="T47">"nameusermod"</text:span></text:p>
      <text:p text:style-name="P30">}</text:p>
      <text:p text:style-name="P377"/>
      <text:p text:style-name="P418"><text:span text:style-name="T161">Get p</text:span><text:span text:style-name="T162">osterior</text:span><text:span text:style-name="T161"> a update con enpoints </text:span><text:a xlink:type="simple" xlink:href="http://localhost:8040/user/get/name/nameuser" text:style-name="Internet_20_link" text:visited-style-name="Visited_20_Internet_20_Link"><text:span text:style-name="T165">http://localhost:8040/user/get/name/</text:span></text:a><text:a xlink:type="simple" xlink:href="http://localhost:8040/user/get/name/nameuser" text:style-name="Internet_20_link" text:visited-style-name="Visited_20_Internet_20_Link"><text:span text:style-name="T166">nameuser</text:span></text:a><text:span text:style-name="T106">:</text:span></text:p>
      <text:p text:style-name="P346"/>
      <text:p text:style-name="P346">{"error":"Not found-&gt;User name not found"}</text:p>
      <text:p text:style-name="P209"/>
      <text:p text:style-name="P295">Modificar de usuario existente <text:s/><text:span text:style-name="T184">(distinto al nombre de usuario autenticado por medio del cliente)</text:span>, <text:span text:style-name="T188">contraseña</text:span> de usuario con campo y valor sintácticamente correcto:</text:p>
      <text:p text:style-name="P316"/>
      <text:p text:style-name="P153"><text:span text:style-name="T155">Input para output </text:span><text:span text:style-name="T158">NOT </text:span><text:span text:style-name="T156">OK</text:span><text:span text:style-name="T155">: </text:span></text:p>
      <text:p text:style-name="P378"/>
      <text:p text:style-name="P385">{</text:p>
      <text:p text:style-name="P31"><text:span text:style-name="T18">"id"</text:span>:<text:span text:style-name="T185">4</text:span>,</text:p>
      <text:p text:style-name="P31"><text:span text:style-name="T18">"password"</text:span>:<text:span text:style-name="T47">"passusermod"</text:span></text:p>
      <text:p text:style-name="P31">}</text:p>
      <text:p text:style-name="P405"/>
      <text:p text:style-name="P409">&lt;Tener en cuenta que los endpoints ‘get’ no informan sobre la contraseña del usuario&gt;</text:p>
      <text:p text:style-name="P385"/>
      <text:p text:style-name="P166"><text:span text:style-name="T136">S</text:span><text:span text:style-name="T127">olicitar token (loguearse – iniciar sesión) </text:span><text:span text:style-name="T132">después de la modificación, </text:span><text:span text:style-name="T127">con el usuario y la nueva contraseña, y las credenciales del cliente adecuadas:</text:span></text:p>
      <text:p text:style-name="P355"/>
      <text:p text:style-name="P168"><text:span text:style-name="T127">Id de cliente: “</text:span><text:span text:style-name="T131">IdClient1</text:span><text:span text:style-name="T127">”, </text:span><text:span text:style-name="T142">c</text:span><text:span text:style-name="T127">ontraseña de cliente: “</text:span><text:span text:style-name="T131">passClient1</text:span><text:span text:style-name="T127">”, </text:span></text:p>
      <text:p text:style-name="P168"><text:span text:style-name="T142">n</text:span><text:span text:style-name="T127">ombre de usuario: “</text:span><text:span text:style-name="T131">nameusermod</text:span><text:span text:style-name="T127">”, </text:span><text:span text:style-name="T142">c</text:span><text:span text:style-name="T127">ontraseña de usuario anterior: </text:span><text:span text:style-name="T131">passuser</text:span></text:p>
      <text:p text:style-name="P355"/>
      <text:p text:style-name="P272"><text:span text:style-name="T147">Como el token y token de refresco </text:span><text:span text:style-name="T148">no</text:span><text:span text:style-name="T147"> es recibido, se corrobora </text:span><text:span text:style-name="T148">que la autenticación del usuario con la contraseña anterior, ya no es válida. Lo que el servidor le devuelve al cliente es:</text:span></text:p>
      <text:p text:style-name="P324"/>
      <text:p text:style-name="P326">{</text:p>
      <text:p text:style-name="P31"><text:span text:style-name="T18">"error"</text:span>: <text:span text:style-name="T47">"invalid_grant"</text:span>,</text:p>
      <text:p text:style-name="P31"><text:span text:style-name="T18">"error_description"</text:span>: <text:span text:style-name="T47">"Bad credentials"</text:span></text:p>
      <text:p text:style-name="P31">}</text:p>
      <text:p text:style-name="P296"><text:soft-page-break/>Modificar de usuario existente <text:span text:style-name="T194">autenticado</text:span>, nombre de usuario con campo y valor sintácticamente correcto:</text:p>
      <text:p text:style-name="P210"/>
      <text:p text:style-name="P419"><text:span text:style-name="T70">Get previo a update con enpoints </text:span><text:span text:style-name="T72">http://localhost:8040/user/get/name/</text:span><text:span text:style-name="T75">root</text:span><text:span text:style-name="T104">:</text:span></text:p>
      <text:p text:style-name="P369"/>
      <text:p text:style-name="P369">{"name":"root", "date":"2021-07-05", "roles":[{"name<text:span text:style-name="T200">Role</text:span>":"delete", "description":"permission for delete user", "date":"2021-07-05", "services":[]}, {"name<text:span text:style-name="T200">Role</text:span>":"add", "description":"permission for add user", "date":"2021-07-05", "services":[]}, {"name<text:span text:style-name="T200">Role</text:span>":"update", "description":"permission for update user", "date":"2021-07-05", "services":[]}]}</text:p>
      <text:p text:style-name="P315"/>
      <text:p text:style-name="P315"/>
      <text:p text:style-name="P154"><text:span text:style-name="T155">Input para output </text:span><text:span text:style-name="T158">NOT </text:span><text:span text:style-name="T156">OK</text:span><text:span text:style-name="T155">:</text:span></text:p>
      <text:p text:style-name="P379"/>
      <text:p text:style-name="P386">{</text:p>
      <text:p text:style-name="P32"><text:span text:style-name="T18">"id"</text:span>:<text:span text:style-name="T185">24</text:span>,</text:p>
      <text:p text:style-name="P32"><text:span text:style-name="T18">"name"</text:span>:<text:span text:style-name="T47">"rootmod"</text:span></text:p>
      <text:p text:style-name="P32">}</text:p>
      <text:p text:style-name="P32"/>
      <text:p text:style-name="P28">Se revoca el token en uso, y se devuelve nuevo token y token de refresco</text:p>
      <text:p text:style-name="P379"/>
      <text:p text:style-name="P379"/>
      <text:p text:style-name="P419"><text:span text:style-name="T161">Get p</text:span><text:span text:style-name="T162">osterior</text:span><text:span text:style-name="T161"> a update </text:span><text:span text:style-name="T163">con token revocado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06">: </text:span></text:p>
      <text:p text:style-name="P347"/>
      <text:p text:style-name="P399">{</text:p>
      <text:p text:style-name="P32"><text:span text:style-name="T18">"error"</text:span>: <text:span text:style-name="T47">"invalid_token"</text:span>,</text:p>
      <text:p text:style-name="P32"><text:span text:style-name="T18">"error_description"</text:span>: <text:span text:style-name="T47">"Invalid access token: 668424880-1f33-4209-8cec-08bced5dd700"</text:span></text:p>
      <text:p text:style-name="P32">}</text:p>
      <text:p text:style-name="P32"/>
      <text:p text:style-name="P419"><text:span text:style-name="T161">Get p</text:span><text:span text:style-name="T162">osterior</text:span><text:span text:style-name="T161"> a update </text:span><text:span text:style-name="T163">con nuevo token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06">: </text:span></text:p>
      <text:p text:style-name="P402"/>
      <text:p text:style-name="P402">{"error":"Not found-&gt;User name not found"}</text:p>
      <text:p text:style-name="P402"/>
      <text:p text:style-name="P305"><text:span text:style-name="T161">Get p</text:span><text:span text:style-name="T162">osterior</text:span><text:span text:style-name="T161"> a update </text:span><text:span text:style-name="T163">con </text:span><text:span text:style-name="T164">t</text:span><text:span text:style-name="T163">oken revocado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68">mod</text:span><text:span text:style-name="T106">: </text:span></text:p>
      <text:p text:style-name="P347"/>
      <text:p text:style-name="P399">{</text:p>
      <text:p text:style-name="P32"><text:span text:style-name="T18">"error"</text:span>: <text:span text:style-name="T47">"invalid_token"</text:span>,</text:p>
      <text:p text:style-name="P32"><text:span text:style-name="T18">"error_description"</text:span>: <text:span text:style-name="T47">"Invalid access token: 668424880-1f33-4209-8cec-08bced5dd700"</text:span></text:p>
      <text:p text:style-name="P83">}</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96"><text:soft-page-break/>Modificar de usuario existente <text:span text:style-name="T195">autenticado</text:span>, <text:span text:style-name="T188">contraseña</text:span> de usuario con campo y valor sintácticamente correcto:</text:p>
      <text:p text:style-name="P210"/>
      <text:p text:style-name="P419"><text:span text:style-name="T43">Get previo a update con enpoints </text:span><text:span text:style-name="T44">http://localhost:8040/user/get/name/</text:span><text:span text:style-name="T45">root</text:span><text:span text:style-name="T105">:</text:span></text:p>
      <text:p text:style-name="P372"/>
      <text:p text:style-name="P372">{"name":"rootmod", "date":"2021-07-05", "roles":[{"name<text:span text:style-name="T200">Role</text:span>":"delete", "description":"permission for delete user", "date":"2021-07-05", "services":[]}, {"name<text:span text:style-name="T200">Role</text:span>":"add", "description":"permission for add user", "date":"2021-07-05", "services":[]}, {"name<text:span text:style-name="T200">Role</text:span>":"update", "description":"permission for update user", "date":"2021-07-05", "services":[]}]}</text:p>
      <text:p text:style-name="P322"/>
      <text:p text:style-name="P154"><text:span text:style-name="T155">Input para output </text:span><text:span text:style-name="T158">NOT </text:span><text:span text:style-name="T156">OK</text:span><text:span text:style-name="T155">: </text:span></text:p>
      <text:p text:style-name="P379"/>
      <text:p text:style-name="P386">{</text:p>
      <text:p text:style-name="P1"><text:span text:style-name="T18">"name"</text:span>:<text:span text:style-name="T47">"rootmod"</text:span>,</text:p>
      <text:p text:style-name="P1"><text:span text:style-name="T18">"password"</text:span>:<text:span text:style-name="T47">"passrootmod"</text:span></text:p>
      <text:p text:style-name="P1">}</text:p>
      <text:p text:style-name="P379"/>
      <text:p text:style-name="P379"/>
      <text:p text:style-name="P389">Se revoca el token en uso, y se devuelve nuevo token y token de refresco</text:p>
      <text:p text:style-name="P379"/>
      <text:p text:style-name="P419"><text:span text:style-name="T161">Get p</text:span><text:span text:style-name="T162">osterior</text:span><text:span text:style-name="T161"> a update </text:span><text:span text:style-name="T163">con token revocado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69">mod</text:span><text:span text:style-name="T106">: </text:span></text:p>
      <text:p text:style-name="P347"/>
      <text:p text:style-name="P11">{</text:p>
      <text:p text:style-name="P32"><text:span text:style-name="T18">"error"</text:span>: <text:span text:style-name="T47">"invalid_token"</text:span>,</text:p>
      <text:p text:style-name="P32"><text:span text:style-name="T18">"error_description"</text:span>: <text:span text:style-name="T47">"Invalid access token: 54bdba5d-0dba-418b-8838-787c67308e87"</text:span></text:p>
      <text:p text:style-name="P32">}</text:p>
      <text:p text:style-name="P25"/>
      <text:p text:style-name="P406"/>
      <text:p text:style-name="P410">&lt;Tener en cuenta que los endpoints ‘get’ no informan sobre la contraseña del usuario&gt;</text:p>
      <text:p text:style-name="P386"/>
      <text:p text:style-name="P167"><text:span text:style-name="T137">S</text:span><text:span text:style-name="T127">olicitar token (loguearse – iniciar sesión) </text:span><text:span text:style-name="T132">después de la modificación,</text:span><text:span text:style-name="T127"> con el usuario y la contraseña anterior, <text:s/>y las credenciales del cliente adecuadas:</text:span></text:p>
      <text:p text:style-name="P356"/>
      <text:p text:style-name="P167"><text:span text:style-name="T127">Id de cliente: “</text:span><text:span text:style-name="T131">IdClient1</text:span><text:span text:style-name="T127">”</text:span></text:p>
      <text:p text:style-name="P167"><text:span text:style-name="T127">Contraseña de cliente: “</text:span><text:span text:style-name="T131">passClient1</text:span><text:span text:style-name="T127">”</text:span></text:p>
      <text:p text:style-name="P167"><text:span text:style-name="T127">Nombre de usuario: “</text:span><text:span text:style-name="T135">rootmod</text:span><text:span text:style-name="T127">”</text:span></text:p>
      <text:p text:style-name="P167"><text:span text:style-name="T127">Contraseña de usuario anterior: “</text:span><text:span text:style-name="T135">passroot”</text:span></text:p>
      <text:p text:style-name="P356"/>
      <text:p text:style-name="P273"><text:span text:style-name="T147">Como el token y token de refresco </text:span><text:span text:style-name="T148">no</text:span><text:span text:style-name="T147"> es recibido, se corrobora </text:span><text:span text:style-name="T148">que la autenticación del usuario con la contraseña anterior, ya no es válida. Lo que el servidor le devuelve al cliente es:</text:span></text:p>
      <text:p text:style-name="P325"/>
      <text:p text:style-name="P395">{</text:p>
      <text:p text:style-name="P32"><text:span text:style-name="T18">"error"</text:span>: <text:span text:style-name="T47">"invalid_grant"</text:span>,</text:p>
      <text:p text:style-name="P32"><text:span text:style-name="T18">"error_description"</text:span>: <text:span text:style-name="T47">"Bad credentials"</text:span></text:p>
      <text:p text:style-name="P83">}</text:p>
      <text:p text:style-name="P83"/>
      <text:p text:style-name="P83"/>
      <text:p text:style-name="P83"/>
      <text:p text:style-name="P83"/>
      <text:p text:style-name="P293"><text:soft-page-break/>Modificar de usuario existente <text:span text:style-name="T196">autenticado</text:span>, <text:span text:style-name="T189">nombre de rol</text:span> de usuario con campo y valor sintácticamente correcto. <text:span text:style-name="T191">Para la modificación, se requiere obligatoriamente definir el ID del rol </text:span><text:span text:style-name="T192">del cual se modifica su nombre</text:span>:</text:p>
      <text:p text:style-name="P211"/>
      <text:p text:style-name="P211"/>
      <text:p text:style-name="P420"><text:span text:style-name="T70">Get previo a update con enpoints </text:span><text:span text:style-name="T72">http://localhost:8040/user/get/name/</text:span><text:span text:style-name="T76">rootmod</text:span><text:span text:style-name="T104">:</text:span></text:p>
      <text:p text:style-name="P370"/>
      <text:p text:style-name="P349">{"name":"rootmod", "date":"2021-07-05", "roles":[{"nameRole":"delete", "description":"permission for delete user", "date":"2021-07-05", "services":[]}, {"nameRole":"add", "description":"permission for add user", "date":"2021-07-05", "services":[]}, {"nameRole":"update", "description":"permission for update user", "date":"2021-07-05", "services":[]}]}</text:p>
      <text:p text:style-name="P321"/>
      <text:p text:style-name="P155"><text:span text:style-name="T155">Input para output </text:span><text:span text:style-name="T159">NOT</text:span><text:span text:style-name="T155"> </text:span><text:span text:style-name="T156">OK</text:span><text:span text:style-name="T155">:</text:span></text:p>
      <text:p text:style-name="P26"/>
      <text:p text:style-name="P12">{</text:p>
      <text:p text:style-name="P34"><text:span text:style-name="T18">"name"</text:span>:<text:span text:style-name="T47">"rootmod"</text:span>,</text:p>
      <text:p text:style-name="P34"><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4">}</text:p>
      <text:p text:style-name="P12"/>
      <text:p text:style-name="P388">Se revoca el token en uso, y se devuelve nuevo token y token de refresco</text:p>
      <text:p text:style-name="P349"/>
      <text:p text:style-name="P349"><text:span text:style-name="T211">Get </text:span><text:span text:style-name="T212">posterior</text:span><text:span text:style-name="T211"> a update </text:span><text:span text:style-name="T210">con token </text:span><text:span text:style-name="T213">revocado</text:span><text:span text:style-name="T210"> y</text:span><text:span text:style-name="T211"> enpoints </text:span><text:a xlink:type="simple" xlink:href="http://localhost:8040/user/get/name/nameusermod" text:style-name="Internet_20_link" text:visited-style-name="Visited_20_Internet_20_Link">http://localhost:8040/user/get/</text:a><text:span text:style-name="T199">rootmod</text:span>:</text:p>
      <text:p text:style-name="P348"/>
      <text:p text:style-name="P400">{</text:p>
      <text:p text:style-name="P1"><text:span text:style-name="T18">"error"</text:span>: <text:span text:style-name="T47">"invalid_token"</text:span>,</text:p>
      <text:p text:style-name="P1"><text:span text:style-name="T18">"error_description"</text:span>: <text:span text:style-name="T47">"Invalid access token: 6b76319b-fa92-463e-8b49-7d14dd780ae9"</text:span></text:p>
      <text:p text:style-name="P1">}</text:p>
      <text:p text:style-name="P214"/>
      <text:p text:style-name="P297">Modificar usuario inexistente:</text:p>
      <text:p text:style-name="P215"/>
      <text:p text:style-name="P216"><text:span text:style-name="T214">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3">:</text:span></text:p>
      <text:p text:style-name="P358"/>
      <text:p text:style-name="P358">{"error":"Not found-&gt;User name not found"}</text:p>
      <text:p text:style-name="P214"/>
      <text:p text:style-name="P156"><text:span text:style-name="T155">Input para output </text:span><text:span text:style-name="T159">NOT</text:span><text:span text:style-name="T155"> </text:span><text:span text:style-name="T156">OK</text:span></text:p>
      <text:p text:style-name="P390"/>
      <text:p text:style-name="P392">{</text:p>
      <text:p text:style-name="P1"><text:span text:style-name="T18">"name"</text:span>:<text:span text:style-name="T47">"newroot"</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392"/>
      <text:p text:style-name="P157"><text:span text:style-name="T160">O</text:span><text:span text:style-name="T156">utput </text:span><text:span text:style-name="T159">NOT</text:span><text:span text:style-name="T156"> OK</text:span></text:p>
      <text:p text:style-name="P390"/>
      <text:p text:style-name="P214">{"error":"User not found-&gt;Null or incorrect ID user"}</text:p>
      <text:p text:style-name="P214"/>
      <text:p text:style-name="P282"><text:soft-page-break/><text:span text:style-name="T245">Modificar de un usuario existente,</text:span> el campo id mal definido sintácticamente <text:span text:style-name="T215">o <text:s/>semánticamente</text:span>:</text:p>
      <text:p text:style-name="P186"/>
      <text:list xml:id="list286886732" text:style-name="L3">
        <text:list-item>
          <text:p text:style-name="P447"/>
        </text:list-item>
      </text:list>
      <text:p text:style-name="P120"/>
      <text:p text:style-name="P58"><text:span text:style-name="T170">Input para output </text:span><text:span text:style-name="T172">NOT</text:span><text:span text:style-name="T170"> </text:span><text:span text:style-name="T171">OK</text:span></text:p>
      <text:p text:style-name="P80"><text:tab/>{</text:p>
      <text:p text:style-name="P35"><text:tab/>id:<text:span text:style-name="T185">24</text:span>,</text:p>
      <text:p text:style-name="P35"><text:span text:style-name="T18"><text:tab/>"name"</text:span>:<text:span text:style-name="T47">"rootmod"</text:span>,</text:p>
      <text:p text:style-name="P39"><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p>
      <text:p text:style-name="P39"><text:span text:style-name="T18"><text:tab/><text:tab/>"description"</text:span>:<text:span text:style-name="T47">"permission for update user"</text:span>, <text:span text:style-name="T18">"date"</text:span>:<text:span text:style-name="T47">"2021-07-05"</text:span>, <text:span text:style-name="T18">"services"</text:span>:[]}]</text:p>
      <text:p text:style-name="P35"><text:tab/>}</text:p>
      <text:p text:style-name="P119"/>
      <text:p text:style-name="P58"><text:span text:style-name="T173">O</text:span><text:span text:style-name="T170">utput </text:span><text:span text:style-name="T172">NOT</text:span><text:span text:style-name="T170"> </text:span><text:span text:style-name="T171">OK</text:span></text:p>
      <text:p text:style-name="P119"/>
      <text:p text:style-name="P80"><text:tab/>{</text:p>
      <text:p text:style-name="P35"><text:span text:style-name="T18"><text:tab/>"timestamp"</text:span>: <text:span text:style-name="T47">"2021-07-06T19:01:42.105+00:00"</text:span>,</text:p>
      <text:p text:style-name="P35"><text:span text:style-name="T18"><text:tab/>"status"</text:span>: <text:span text:style-name="T185">400</text:span>,</text:p>
      <text:p text:style-name="P35"><text:span text:style-name="T18"><text:tab/>"error"</text:span>: <text:span text:style-name="T47">"Bad Request"</text:span>,</text:p>
      <text:p text:style-name="P35"><text:span text:style-name="T18"><text:tab/>"path"</text:span>: <text:span text:style-name="T47">"/user/update"</text:span></text:p>
      <text:p text:style-name="P88"><text:tab/>}</text:p>
      <text:p text:style-name="P120"/>
      <text:list xml:id="list210709212123312" text:continue-numbering="true" text:style-name="L3">
        <text:list-item>
          <text:p text:style-name="P447"/>
        </text:list-item>
      </text:list>
      <text:p text:style-name="P120"/>
      <text:p text:style-name="P59"><text:span text:style-name="T170">Input para output </text:span><text:span text:style-name="T172">NOT</text:span><text:span text:style-name="T170"> </text:span><text:span text:style-name="T171">OK</text:span></text:p>
      <text:p text:style-name="P88"><text:tab/>{</text:p>
      <text:p text:style-name="P427"><text:tab/>"id:24,</text:p>
      <text:p text:style-name="P1"><text:span text:style-name="T18"><text:tab/>"</text:span>name<text:span text:style-name="T18">":"</text:span>rootmod<text:span text:style-name="T18">",</text:span></text:p>
      <text:p text:style-name="P1"><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5">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7"><text:tab/>}</text:p>
      <text:p text:style-name="P120"/>
      <text:p text:style-name="P59"><text:span text:style-name="T174">O</text:span><text:span text:style-name="T170">utput </text:span><text:span text:style-name="T172">NOT</text:span><text:span text:style-name="T170"> </text:span><text:span text:style-name="T171">OK</text:span></text:p>
      <text:p text:style-name="P120"/>
      <text:p text:style-name="P88"><text:tab/>{</text:p>
      <text:p text:style-name="P1"><text:span text:style-name="T18"><text:tab/>"timestamp"</text:span>: <text:span text:style-name="T47">"2021-07-06T19:05:44.350+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20"/>
      <text:p text:style-name="P120"/>
      <text:p text:style-name="P120"/>
      <text:p text:style-name="P120"/>
      <text:p text:style-name="P120"/>
      <text:p text:style-name="P120"><text:soft-page-break/></text:p>
      <text:list xml:id="list210708813483103" text:continue-numbering="true" text:style-name="L3">
        <text:list-item>
          <text:p text:style-name="P447"/>
        </text:list-item>
      </text:list>
      <text:p text:style-name="P120"/>
      <text:p text:style-name="P59"><text:span text:style-name="T170">Input para output </text:span><text:span text:style-name="T172">NOT</text:span><text:span text:style-name="T170"> </text:span><text:span text:style-name="T171">OK</text:span></text:p>
      <text:p text:style-name="P88"/>
      <text:p text:style-name="P88"><text:tab/>{</text:p>
      <text:p text:style-name="P1"><text:span text:style-name="T18"><text:tab/>"idd"</text:span>:<text:span text:style-name="T185">24</text:span>,</text:p>
      <text:p text:style-name="P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1"><text:tab/>}</text:p>
      <text:p text:style-name="P120"/>
      <text:p text:style-name="P59"><text:span text:style-name="T174">O</text:span><text:span text:style-name="T170">utput </text:span><text:span text:style-name="T172">NOT</text:span><text:span text:style-name="T170"> </text:span><text:span text:style-name="T171">OK</text:span></text:p>
      <text:p text:style-name="P120"/>
      <text:p text:style-name="P88"><text:tab/>{"error":"insuficient information"}</text:p>
      <text:p text:style-name="P120"/>
      <text:list xml:id="list210707737006022" text:continue-numbering="true" text:style-name="L3">
        <text:list-item>
          <text:p text:style-name="P442"><text:span text:style-name="T216">Al p</text:span>oner nombre o etiqueta de campo id <text:span text:style-name="T216">de usuario,</text:span> bien definido sintácticamente y mal definido semánticamente (nombre que no es el definido en la API) <text:span text:style-name="T216">pero bien definido sintáctica y semánticamente el nombre del usuario, no se espera error. Se busca el usuario por su nombre y el campo id mal definido es omitido para el servidor</text:span></text:p>
        </text:list-item>
      </text:list>
      <text:p text:style-name="P186"/>
      <text:p text:style-name="P186"/>
      <text:p text:style-name="P282"><text:span text:style-name="T245">Modificar de un usuario existente,</text:span> el <text:span text:style-name="T6">valor del </text:span>campo id mal definido sintáctica <text:span text:style-name="T218">y/</text:span><text:span text:style-name="T217">o semanticamente incorrecto</text:span>:</text:p>
      <text:p text:style-name="P186"/>
      <text:list xml:id="list4125168720" text:style-name="L4">
        <text:list-item>
          <text:p text:style-name="P459"/>
        </text:list-item>
      </text:list>
      <text:p text:style-name="P220"/>
      <text:p text:style-name="P60"><text:span text:style-name="T170">Input para output </text:span><text:span text:style-name="T172">NOT</text:span><text:span text:style-name="T170"> </text:span><text:span text:style-name="T171">OK</text:span></text:p>
      <text:p text:style-name="P391"/>
      <text:p text:style-name="P393"><text:tab/>{</text:p>
      <text:p text:style-name="P2"><text:span text:style-name="T18"><text:tab/>"id"</text:span>:<text:span text:style-name="T47">"24,</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5">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8"><text:tab/>}</text:p>
      <text:p text:style-name="P391"/>
      <text:p text:style-name="P60"><text:span text:style-name="T175">O</text:span><text:span text:style-name="T171">utput </text:span><text:span text:style-name="T172">NOT</text:span><text:span text:style-name="T171"> OK</text:span></text:p>
      <text:p text:style-name="P220"/>
      <text:p text:style-name="P220"/>
      <text:p text:style-name="P84"><text:tab/>{</text:p>
      <text:p text:style-name="P1"><text:span text:style-name="T18"><text:tab/>"timestamp"</text:span>: <text:span text:style-name="T47">"2021-07-06T19:29:03.718+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0"/>
      <text:p text:style-name="P220"/>
      <text:p text:style-name="P220"/>
      <text:p text:style-name="P220"/>
      <text:list xml:id="list210708515324127" text:continue-numbering="true" text:style-name="L4">
        <text:list-item>
          <text:p text:style-name="P459"><text:soft-page-break/></text:p>
        </text:list-item>
      </text:list>
      <text:p text:style-name="P60"><text:span text:style-name="T170">Input para output </text:span><text:span text:style-name="T172">NOT</text:span><text:span text:style-name="T170"> </text:span><text:span text:style-name="T171">OK</text:span></text:p>
      <text:p text:style-name="P391"/>
      <text:p text:style-name="P393"><text:tab/>{</text:p>
      <text:p text:style-name="P2"><text:span text:style-name="T18"><text:tab/>"id"</text:span>:<text:span text:style-name="T47">"100"</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393"/>
      <text:p text:style-name="P391"/>
      <text:p text:style-name="P60"><text:span text:style-name="T175">O</text:span><text:span text:style-name="T171">utput </text:span><text:span text:style-name="T172">NOT</text:span><text:span text:style-name="T171"> OK</text:span></text:p>
      <text:p text:style-name="P220"/>
      <text:p text:style-name="P220"><text:tab/>{"error":"User not found-&gt;Null or incorrect ID user"}</text:p>
      <text:p text:style-name="P220"/>
      <text:list xml:id="list210708944504880" text:continue-numbering="true" text:style-name="L4">
        <text:list-item>
          <text:p text:style-name="P459"/>
        </text:list-item>
      </text:list>
      <text:p text:style-name="P220"/>
      <text:p text:style-name="P60"><text:span text:style-name="T170">Input para output </text:span><text:span text:style-name="T172">NOT</text:span><text:span text:style-name="T170"> </text:span><text:span text:style-name="T171">OK</text:span></text:p>
      <text:p text:style-name="P393"/>
      <text:p text:style-name="P393"><text:tab/>{</text:p>
      <text:p text:style-name="P2"><text:span text:style-name="T18"><text:tab/>"id"</text:span>:<text:span text:style-name="T47">"cien"</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393"/>
      <text:p text:style-name="P391"/>
      <text:p text:style-name="P60"><text:span text:style-name="T175">O</text:span><text:span text:style-name="T171">utput </text:span><text:span text:style-name="T172">NOT</text:span><text:span text:style-name="T171"> OK</text:span></text:p>
      <text:p text:style-name="P84"><text:tab/>{</text:p>
      <text:p text:style-name="P1"><text:span text:style-name="T18"><text:tab/>"timestamp"</text:span>: <text:span text:style-name="T47">"2021-07-06T19:33:14.225+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0"/>
      <text:p text:style-name="P220"/>
      <text:list xml:id="list210707796053881" text:continue-numbering="true" text:style-name="L4">
        <text:list-item>
          <text:p text:style-name="P443"><text:span text:style-name="T176">Al p</text:span><text:span text:style-name="T170">oner </text:span><text:span text:style-name="T177">el valor del</text:span><text:span text:style-name="T170"> nombre o etiqueta de campo id </text:span><text:span text:style-name="T176">de usuario,</text:span><text:span text:style-name="T170"> bien definido sintácticamente y mal definido semánticamente </text:span><text:span text:style-name="T178">(es decir id inexistente en base de datos)</text:span><text:span text:style-name="T170">, </text:span><text:span text:style-name="T176">pero bien definido sintáctica y semánticamente el nombre del usuario, no se espera error. Se busca el usuario por su nombre y el </text:span><text:span text:style-name="T177">valor del </text:span><text:span text:style-name="T176">campo id mal definido es omitido para el servidor</text:span></text:p>
        </text:list-item>
      </text:list>
      <text:p text:style-name="P391"/>
      <text:p text:style-name="P186"/>
      <text:p text:style-name="P186"/>
      <text:p text:style-name="P186"/>
      <text:p text:style-name="P186"/>
      <text:p text:style-name="P186"/>
      <text:p text:style-name="P186"/>
      <text:p text:style-name="P186"/>
      <text:p text:style-name="P186"/>
      <text:p text:style-name="P283"><text:soft-page-break/><text:span text:style-name="T245">Modificar de un usuario existente,</text:span> el campo <text:span text:style-name="T7">nombre</text:span> mal definido sintáctica <text:span text:style-name="T220">o semánticamente</text:span>:</text:p>
      <text:p text:style-name="P186"/>
      <text:p text:style-name="P170"/>
      <text:list xml:id="list3430398161" text:style-name="L5">
        <text:list-item>
          <text:p text:style-name="P473"/>
        </text:list-item>
      </text:list>
      <text:p text:style-name="P171"/>
      <text:p text:style-name="P173">Input para output NOT OK</text:p>
      <text:p text:style-name="P173"/>
      <text:p text:style-name="P85"><text:tab/>{</text:p>
      <text:p text:style-name="P2"><text:span text:style-name="T18"><text:tab/>"name:"</text:span>rootmod<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5">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8"><text:tab/>}</text:p>
      <text:p text:style-name="P221"/>
      <text:p text:style-name="P173"/>
      <text:p text:style-name="P173">Output NOT OK</text:p>
      <text:p text:style-name="P173"/>
      <text:p text:style-name="P61"><text:tab/>{</text:p>
      <text:p text:style-name="P1"><text:span text:style-name="T18"><text:tab/>"timestamp"</text:span>: <text:span text:style-name="T47">"2021-07-06T19:48:40.797+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71"/>
      <text:p text:style-name="P171"/>
      <text:list xml:id="list210708308946356" text:continue-numbering="true" text:style-name="L5">
        <text:list-item>
          <text:p text:style-name="P474"/>
        </text:list-item>
      </text:list>
      <text:p text:style-name="P171"/>
      <text:p text:style-name="P174">Input para output NOT OK</text:p>
      <text:p text:style-name="P172"/>
      <text:p text:style-name="P62"><text:tab/>{</text:p>
      <text:p text:style-name="P2"><text:tab/>name:<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74"/>
      <text:p text:style-name="P174">Output NOT OK</text:p>
      <text:p text:style-name="P172"/>
      <text:p text:style-name="P62"><text:tab/>{</text:p>
      <text:p text:style-name="P2"><text:span text:style-name="T18"><text:tab/>"timestamp"</text:span>: <text:span text:style-name="T47">"2021-07-06T19:48:40.797+00:00"</text:span>,</text:p>
      <text:p text:style-name="P2"><text:span text:style-name="T18"><text:tab/>"status"</text:span>: <text:span text:style-name="T185">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174"/>
      <text:p text:style-name="P174"/>
      <text:p text:style-name="P174"/>
      <text:p text:style-name="P174"/>
      <text:p text:style-name="P174"/>
      <text:p text:style-name="P174"><text:soft-page-break/></text:p>
      <text:list xml:id="list210708201273331" text:continue-numbering="true" text:style-name="L5">
        <text:list-item>
          <text:p text:style-name="P474"/>
        </text:list-item>
      </text:list>
      <text:p text:style-name="P171"/>
      <text:p text:style-name="P174">Input para output NOT OK</text:p>
      <text:p text:style-name="P174"/>
      <text:p text:style-name="P62"><text:tab/>{</text:p>
      <text:p text:style-name="P2"><text:span text:style-name="T18"><text:tab/>"1name"</text:span>:<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74"/>
      <text:p text:style-name="P174"/>
      <text:p text:style-name="P174">Output NOT OK</text:p>
      <text:p text:style-name="P174"/>
      <text:p text:style-name="P174">{"error":"insuficient information"}</text:p>
      <text:p text:style-name="P174"/>
      <text:p text:style-name="P174"/>
      <text:list xml:id="list210708947707439" text:continue-numbering="true" text:style-name="L5">
        <text:list-item>
          <text:p text:style-name="P444"><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70"/>
      <text:p text:style-name="P169"/>
      <text:p text:style-name="P283"><text:span text:style-name="T245">Modificar de un usuario existente,</text:span> el <text:span text:style-name="T6">valor del </text:span>campo <text:span text:style-name="T7">nombre</text:span> mal definido sintáctica <text:span text:style-name="T219">o semánticamente</text:span>:</text:p>
      <text:p text:style-name="P187"/>
      <text:p text:style-name="P187"/>
      <text:list xml:id="list2339768188" text:style-name="L6">
        <text:list-item>
          <text:p text:style-name="P460"/>
        </text:list-item>
      </text:list>
      <text:p text:style-name="P223"/>
      <text:p text:style-name="P224">Input para output NOT OK</text:p>
      <text:p text:style-name="P224"/>
      <text:p text:style-name="P86"><text:tab/>{</text:p>
      <text:p text:style-name="P2"><text:span text:style-name="T18"><text:tab/>"name"</text:span>: “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24"/>
      <text:p text:style-name="P224"/>
      <text:p text:style-name="P224">Output NOT OK</text:p>
      <text:p text:style-name="P87"><text:tab/>{</text:p>
      <text:p text:style-name="P1"><text:span text:style-name="T18"><text:tab/>"timestamp"</text:span>: <text:span text:style-name="T47">"2021-07-06T20:02:54.748+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222"/>
      <text:list xml:id="list210709561086337" text:continue-numbering="true" text:style-name="L6">
        <text:list-item>
          <text:p text:style-name="P460"><text:soft-page-break/></text:p>
        </text:list-item>
      </text:list>
      <text:p text:style-name="P223"/>
      <text:p text:style-name="P224">Input para output NOT OK</text:p>
      <text:p text:style-name="P225"/>
      <text:p text:style-name="P86"><text:tab/>{</text:p>
      <text:p text:style-name="P2"><text:span text:style-name="T18"><text:tab/>"name"</text:span>: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24"/>
      <text:p text:style-name="P224"/>
      <text:p text:style-name="P224">Output NOT OK</text:p>
      <text:p text:style-name="P87"><text:tab/>{</text:p>
      <text:p text:style-name="P1"><text:span text:style-name="T18"><text:tab/>"timestamp"</text:span>: <text:span text:style-name="T47">"2021-07-06T20:02:54.748+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3"/>
      <text:list xml:id="list210707983122854" text:continue-numbering="true" text:style-name="L6">
        <text:list-item>
          <text:p text:style-name="P460"/>
        </text:list-item>
      </text:list>
      <text:p text:style-name="P223"/>
      <text:p text:style-name="P217"><text:span text:style-name="T214">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3">:</text:span></text:p>
      <text:p text:style-name="P359"/>
      <text:p text:style-name="P359">{"error":"Not found-&gt;User name not found"}</text:p>
      <text:p text:style-name="P224"/>
      <text:p text:style-name="P224"/>
      <text:p text:style-name="P224">Input para output NOT OK</text:p>
      <text:p text:style-name="P224"/>
      <text:p text:style-name="P86"><text:tab/>{</text:p>
      <text:p text:style-name="P2"><text:span text:style-name="T18"><text:tab/>"name"</text:span>:<text:span text:style-name="T47">"newroot"</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24"/>
      <text:p text:style-name="P224"/>
      <text:p text:style-name="P224">Output NOT OK</text:p>
      <text:p text:style-name="P224"/>
      <text:p text:style-name="P224"/>
      <text:p text:style-name="P223"><text:tab/>{"error":"User not found-&gt;Null or incorrect ID user"}</text:p>
      <text:p text:style-name="P223"/>
      <text:p text:style-name="P223"/>
      <text:list xml:id="list210709226533205" text:continue-numbering="true" text:style-name="L6">
        <text:list-item>
          <text:p text:style-name="P445"><text:span text:style-name="T176">Al p</text:span><text:span text:style-name="T170">oner </text:span><text:span text:style-name="T177">el valor del</text:span><text:span text:style-name="T170"> nombre o etiqueta de campo </text:span><text:span text:style-name="T179">nombre</text:span><text:span text:style-name="T170"> </text:span><text:span text:style-name="T176">de usuario,</text:span><text:span text:style-name="T170"> bien definido sintácticamente y mal definido semánticamente </text:span><text:span text:style-name="T178">(es decir </text:span><text:span text:style-name="T180">nombre de usuario</text:span><text:span text:style-name="T178"> inexistente en base de datos)</text:span><text:span text:style-name="T170">, </text:span><text:span text:style-name="T176">pero bien definido sintáctica y semánticamente el </text:span><text:span text:style-name="T180">id</text:span><text:span text:style-name="T176"> del usuario, no se espera error. Se busca el usuario por su </text:span><text:span text:style-name="T180">id</text:span><text:span text:style-name="T176"> y el </text:span><text:span text:style-name="T177">valor del </text:span><text:span text:style-name="T176">campo </text:span><text:span text:style-name="T180">nombre </text:span><text:span text:style-name="T181">de usuario</text:span><text:span text:style-name="T176"> mal definido es omitido para el servidor</text:span></text:p>
          <text:p text:style-name="P460"/>
        </text:list-item>
      </text:list>
      <text:p text:style-name="P186"/>
      <text:p text:style-name="P283"><text:soft-page-break/><text:span text:style-name="T245">Modificar de un usuario existente,</text:span> el campo <text:span text:style-name="T8">contraseña</text:span> mal definido sintácticamente:</text:p>
      <text:p text:style-name="P187"/>
      <text:list xml:id="list281492717" text:style-name="L7">
        <text:list-item>
          <text:p text:style-name="P461"/>
        </text:list-item>
      </text:list>
      <text:p text:style-name="P226"/>
      <text:p text:style-name="P228">Input para output NOT OK</text:p>
      <text:p text:style-name="P228"/>
      <text:p text:style-name="P89"><text:tab/>{</text:p>
      <text:p text:style-name="P2"><text:span text:style-name="T18"><text:tab/>"name"</text:span>:<text:span text:style-name="T47">"rootmod"</text:span>,</text:p>
      <text:p text:style-name="P2"><text:span text:style-name="T18"><text:tab/>"password:"</text:span>passroot<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8"><text:tab/>}</text:p>
      <text:p text:style-name="P228"/>
      <text:p text:style-name="P228">Output NOT OK</text:p>
      <text:p text:style-name="P228"/>
      <text:p text:style-name="P89"><text:tab/>{</text:p>
      <text:p text:style-name="P1"><text:span text:style-name="T18"><text:tab/>"timestamp"</text:span>: <text:span text:style-name="T47">"2021-07-06T20:17:16.154+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6"/>
      <text:p text:style-name="P226"/>
      <text:list xml:id="list210708775685640" text:continue-numbering="true" text:style-name="L7">
        <text:list-item>
          <text:p text:style-name="P461"/>
        </text:list-item>
      </text:list>
      <text:p text:style-name="P226"/>
      <text:p text:style-name="P229">Input para output NOT OK</text:p>
      <text:p text:style-name="P229"/>
      <text:p text:style-name="P90"><text:tab/>{</text:p>
      <text:p text:style-name="P14"><text:span text:style-name="T18"><text:tab/>"name"</text:span>:<text:span text:style-name="T47">"rootmod"</text:span>,</text:p>
      <text:p text:style-name="P14"><text:span text:style-name="T18"><text:tab/>password:"</text:span>passroot<text:span text:style-name="T18">",</text:span></text:p>
      <text:p text:style-name="P14"><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32"><text:tab/>}</text:p>
      <text:p text:style-name="P229"/>
      <text:p text:style-name="P229">Output NOT OK</text:p>
      <text:p text:style-name="P229"/>
      <text:p text:style-name="P90"><text:tab/>{</text:p>
      <text:p text:style-name="P14"><text:span text:style-name="T18"><text:tab/>"timestamp"</text:span>: <text:span text:style-name="T47">"2021-07-06T20:17:16.154+00:00"</text:span>,</text:p>
      <text:p text:style-name="P14"><text:span text:style-name="T18"><text:tab/>"status"</text:span>: <text:span text:style-name="T185">400</text:span>,</text:p>
      <text:p text:style-name="P14"><text:span text:style-name="T18"><text:tab/>"error"</text:span>: <text:span text:style-name="T47">"Bad Request"</text:span>,</text:p>
      <text:p text:style-name="P14"><text:span text:style-name="T18"><text:tab/>"path"</text:span>: <text:span text:style-name="T47">"/user/update"</text:span></text:p>
      <text:p text:style-name="P90"><text:tab/>}</text:p>
      <text:p text:style-name="P194"/>
      <text:p text:style-name="P186"/>
      <text:p text:style-name="P186"/>
      <text:p text:style-name="P186"/>
      <text:p text:style-name="P284"><text:soft-page-break/><text:span text:style-name="T34">Modificar de un usuario existente,</text:span><text:span text:style-name="T27"> el </text:span><text:span text:style-name="T32">valor del </text:span><text:span text:style-name="T27">campo </text:span><text:span text:style-name="T33">contraseña</text:span><text:span text:style-name="T27"> mal definido sintácticamente:</text:span></text:p>
      <text:p text:style-name="P81"/>
      <text:p text:style-name="P81"/>
      <text:p text:style-name="P94">Input para output NOT OK</text:p>
      <text:p text:style-name="P94"/>
      <text:p text:style-name="P95">{</text:p>
      <text:p text:style-name="P2"><text:span text:style-name="T18">"name"</text:span>:<text:span text:style-name="T47">"rootmod"</text:span>,</text:p>
      <text:p text:style-name="P2"><text:span text:style-name="T18">"passwordd"</text:span>:passroot<text:span text:style-name="T47">",</text:span></text:p>
      <text:p text:style-name="P2"><text:span text:style-name="T18">"</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05</text:span><text:span text:style-name="T18">", "</text:span>services<text:span text:style-name="T18">":[]}, {"</text:span>nameRole<text:span text:style-name="T18">":"</text:span>add<text:span text:style-name="T18">", "</text:span>description<text:span text:style-name="T18">":"</text:span>permission for add user modif<text:span text:style-name="T18">", "</text:span>date<text:span text:style-name="T18">":"</text:span><text:span text:style-name="T185">2021-07-05</text:span><text:span text:style-name="T18">", "</text:span>services<text:span text:style-name="T18">":[]}, {"</text:span>nameRole<text:span text:style-name="T18">":"</text:span>update<text:span text:style-name="T18">", "</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8">}</text:p>
      <text:p text:style-name="P94"/>
      <text:p text:style-name="P94">Output NOT OK</text:p>
      <text:p text:style-name="P186"/>
      <text:p text:style-name="P82">{</text:p>
      <text:p text:style-name="P1"><text:span text:style-name="T18">"timestamp"</text:span>: <text:span text:style-name="T47">"2021-07-07T20:45:25.134+00:00"</text:span>,</text:p>
      <text:p text:style-name="P1"><text:span text:style-name="T18">"status"</text:span>: <text:span text:style-name="T185">400</text:span>,</text:p>
      <text:p text:style-name="P1"><text:span text:style-name="T18">"error"</text:span>: <text:span text:style-name="T47">"Bad Request"</text:span>,</text:p>
      <text:p text:style-name="P1"><text:span text:style-name="T18">"path"</text:span>: <text:span text:style-name="T47">"/user/update"</text:span></text:p>
      <text:p text:style-name="P1">}</text:p>
      <text:p text:style-name="P186"/>
      <text:p text:style-name="P283"><text:span text:style-name="T245">Modificar de un usuario existente,</text:span> el campo <text:span text:style-name="T9">roles </text:span>mal definido sintácticamente:</text:p>
      <text:p text:style-name="P187"/>
      <text:list xml:id="list3982262420" text:style-name="L8">
        <text:list-item>
          <text:p text:style-name="P462"/>
        </text:list-item>
      </text:list>
      <text:p text:style-name="P231"/>
      <text:p text:style-name="P234">Input para output NOT OK</text:p>
      <text:p text:style-name="P234"/>
      <text:p text:style-name="P102"><text:tab/>{</text:p>
      <text:p text:style-name="P2"><text:span text:style-name="T18"><text:tab/>"name"</text:span>:<text:span text:style-name="T47">"rootmod"</text:span>,</text:p>
      <text:p text:style-name="P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8"><text:tab/>}</text:p>
      <text:p text:style-name="P234"/>
      <text:p text:style-name="P234"/>
      <text:p text:style-name="P234">Output NOT OK</text:p>
      <text:p text:style-name="P234"/>
      <text:p text:style-name="P102"><text:tab/>{</text:p>
      <text:p text:style-name="P1"><text:span text:style-name="T18"><text:tab/>"timestamp"</text:span>: <text:span text:style-name="T47">"2021-07-07T19:38:47.147+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1"/>
      <text:p text:style-name="P231"/>
      <text:p text:style-name="P231"/>
      <text:p text:style-name="P231"/>
      <text:p text:style-name="P231"/>
      <text:list xml:id="list210708713008352" text:continue-numbering="true" text:style-name="L8">
        <text:list-item>
          <text:p text:style-name="P462"><text:soft-page-break/></text:p>
        </text:list-item>
      </text:list>
      <text:p text:style-name="P231"/>
      <text:p text:style-name="P235">Input para output NOT OK</text:p>
      <text:p text:style-name="P233"/>
      <text:p text:style-name="P103"><text:tab/>{</text:p>
      <text:p text:style-name="P22"><text:span text:style-name="T18"><text:tab/>"name"</text:span>:<text:span text:style-name="T47">"rootmod"</text:span>,</text:p>
      <text:p text:style-name="P2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30"><text:tab/>}</text:p>
      <text:p text:style-name="P235"/>
      <text:p text:style-name="P235">Output NOT OK</text:p>
      <text:p text:style-name="P231"/>
      <text:p text:style-name="P103"><text:tab/>{</text:p>
      <text:p text:style-name="P40"><text:span text:style-name="T18"><text:tab/>"timestamp"</text:span>: <text:span text:style-name="T47">"2021-07-07T19:38:47.147+00:00"</text:span>,</text:p>
      <text:p text:style-name="P40"><text:span text:style-name="T18"><text:tab/>"status"</text:span>: <text:span text:style-name="T185">400</text:span>,</text:p>
      <text:p text:style-name="P40"><text:span text:style-name="T18"><text:tab/>"error"</text:span>: <text:span text:style-name="T47">"Bad Request"</text:span>,</text:p>
      <text:p text:style-name="P40"><text:span text:style-name="T18"><text:tab/>"path"</text:span>: <text:span text:style-name="T47">"/user/update"</text:span></text:p>
      <text:p text:style-name="P40"><text:tab/>}</text:p>
      <text:p text:style-name="P232"/>
      <text:p text:style-name="P283"><text:span text:style-name="T245">Modificar de un usuario existente,</text:span> el <text:span text:style-name="T6">valor del </text:span>campo <text:span text:style-name="T9">roles</text:span> mal definido sintácticamente <text:span text:style-name="T10">o semánticamente</text:span>:</text:p>
      <text:p text:style-name="P187"/>
      <text:list xml:id="list210708592881966" text:continue-list="list210708164953117" text:style-name="L2">
        <text:list-item>
          <text:p text:style-name="P458"><text:span text:style-name="T11">Modificar</text:span> campo id de rol, mal definido sintácticamente:</text:p>
        </text:list-item>
      </text:list>
      <text:p text:style-name="P200"/>
      <text:p text:style-name="P236">Input para output NOT OK</text:p>
      <text:p text:style-name="P236"/>
      <text:p text:style-name="P104"><text:tab/>{</text:p>
      <text:p text:style-name="P2"><text:span text:style-name="T18"><text:tab/>"name"</text:span>:<text:span text:style-name="T47">"rootmod"</text:span>,</text:p>
      <text:p text:style-name="P2"><text:span text:style-name="T18"><text:tab/>"roles"</text:span>:[{<text:span text:style-name="T18">"id:36,"</text:span>nameRole<text:span text:style-name="T18">":"</text:span>delete<text:span text:style-name="T18">", "</text:span>description<text:span text:style-name="T18">":"</text:span>permission for delete user<text:span text:style-name="T18">", <text:tab/><text:tab/><text:tab/>"</text:span>date<text:span text:style-name="T18">":"</text:span><text:span text:style-name="T185">2021-07-05</text:span><text:span text:style-name="T18">", "</text:span>services<text:span text:style-name="T18">":[]}, {"</text:span>nameRole<text:span text:style-name="T18">":"</text:span>add<text:span text:style-name="T18">", "</text:span>description<text:span text:style-name="T18">":"</text:span>permission <text:tab/><text:tab/>for add user 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8"><text:tab/>}</text:p>
      <text:p text:style-name="P236"/>
      <text:p text:style-name="P236"/>
      <text:p text:style-name="P236">Output NOT OK</text:p>
      <text:p text:style-name="P200"/>
      <text:p text:style-name="P77"><text:tab/>{</text:p>
      <text:p text:style-name="P1"><text:span text:style-name="T18"><text:tab/>"timestamp"</text:span>: <text:span text:style-name="T47">"2021-07-07T19:44:59.455+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0"/>
      <text:p text:style-name="P200"/>
      <text:p text:style-name="P200"/>
      <text:p text:style-name="P200"/>
      <text:p text:style-name="P200"/>
      <text:p text:style-name="P200"/>
      <text:p text:style-name="P200"/>
      <text:list xml:id="list210709387798281" text:continue-numbering="true" text:style-name="L2">
        <text:list-item>
          <text:p text:style-name="P458"><text:soft-page-break/><text:span text:style-name="T11">Modificar</text:span> el valor del campo id de rol, mal definido sintácticamente:</text:p>
        </text:list-item>
      </text:list>
      <text:p text:style-name="P200"/>
      <text:p text:style-name="P239">Input para output NOT OK</text:p>
      <text:p text:style-name="P239"/>
      <text:p text:style-name="P105"><text:tab/>{</text:p>
      <text:p text:style-name="P2"><text:span text:style-name="T18"><text:tab/>"name"</text:span>:<text:span text:style-name="T47">"rootmod"</text:span>,</text:p>
      <text:p text:style-name="P2"><text:span text:style-name="T18"><text:tab/>"roles"</text:span>:[{<text:span text:style-name="T18">"id"</text:span>:<text:span text:style-name="T47">"tres"</text:span>,<text:span text:style-name="T18">"nameRole"</text:span>:<text:span text:style-name="T47">"delete"</text:span>, <text:span text:style-name="T18">"description"</text:span>:<text:span text:style-name="T47">"permission for delete user"</text:span>, <text:tab/><text:tab/><text:tab/><text:span text:style-name="T18">"date"</text:span>:<text:span text:style-name="T47">"2021-07-05"</text:span>, <text:span text:style-name="T18">"services"</text:span>:[]}, {<text:span text:style-name="T18">"nameRole"</text:span>:<text:span text:style-name="T47">"add"</text:span>, <text:span text:style-name="T18">"description"</text:span>:<text:span text:style-name="T47">"permission <text:tab/><text:tab/>for add user modif"</text:span>, <text:span text:style-name="T18">"date"</text:span>:<text:span text:style-name="T47">"2021-07-05"</text:span>, <text:span text:style-name="T18">"services"</text:span>:[]}, {<text:span text:style-name="T18">"nameRole"</text:span>:<text:span text:style-name="T47">"update"</text:span>, <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9"/>
      <text:p text:style-name="P239">Output NOT OK</text:p>
      <text:p text:style-name="P200"/>
      <text:p text:style-name="P200"/>
      <text:p text:style-name="P77"><text:tab/>{</text:p>
      <text:p text:style-name="P1"><text:span text:style-name="T18"><text:tab/>"timestamp"</text:span>: <text:span text:style-name="T47">"2021-07-07T19:49:54.359+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0"/>
      <text:list xml:id="list210709796539713" text:continue-numbering="true" text:style-name="L2">
        <text:list-item>
          <text:p text:style-name="P463">Modificar el valor del campo id de rol, mal definido semánticamente (inexistente en base de datos) sin definir nombre de rol:</text:p>
        </text:list-item>
      </text:list>
      <text:p text:style-name="P237"/>
      <text:p text:style-name="P240">Input para output NOT OK</text:p>
      <text:p text:style-name="P241"/>
      <text:p text:style-name="P106"><text:tab/>{</text:p>
      <text:p text:style-name="P2"><text:span text:style-name="T18"><text:tab/>"name"</text:span>:<text:span text:style-name="T47">"rootmod"</text:span>,</text:p>
      <text:p text:style-name="P2"><text:span text:style-name="T18"><text:tab/>"roles"</text:span>:[{<text:span text:style-name="T18">"id"</text:span>:<text:span text:style-name="T185">100</text:span>, <text:span text:style-name="T18">"description"</text:span>:<text:span text:style-name="T47">"permission for delete user"</text:span>, <text:span text:style-name="T18">"date"</text:span>:<text:span text:style-name="T47">"2021-07-05"</text:span>, <text:tab/><text:tab/><text:tab/><text:span text:style-name="T18">"services"</text:span>:[]}, {<text:span text:style-name="T18">"nameRole"</text:span>:<text:span text:style-name="T47">"add"</text:span>, <text:span text:style-name="T18">"description"</text:span>:<text:span text:style-name="T47">"permission for add user modif"</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0"/>
      <text:p text:style-name="P240">Output NOT OK</text:p>
      <text:p text:style-name="P238"/>
      <text:p text:style-name="P238"/>
      <text:p text:style-name="P238">{"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38"/>
      <text:p text:style-name="P238"/>
      <text:p text:style-name="P238"/>
      <text:p text:style-name="P238"/>
      <text:p text:style-name="P238"/>
      <text:p text:style-name="P238"/>
      <text:p text:style-name="P238"/>
      <text:p text:style-name="P238"/>
      <text:p text:style-name="P238"/>
      <text:p text:style-name="P238"/>
      <text:list xml:id="list210709159915796" text:continue-numbering="true" text:style-name="L2">
        <text:list-item>
          <text:p text:style-name="P458"><text:soft-page-break/><text:span text:style-name="T11">Modificar</text:span> campo nombre de rol, mal definido sintácticamente:</text:p>
        </text:list-item>
      </text:list>
      <text:p text:style-name="P200"/>
      <text:p text:style-name="P247">Input para output NOT OK</text:p>
      <text:p text:style-name="P247"/>
      <text:p text:style-name="P92"><text:tab/>{</text:p>
      <text:p text:style-name="P2"><text:span text:style-name="T18"><text:tab/>"name"</text:span>:<text:span text:style-name="T47">"rootmod"</text:span>,</text:p>
      <text:p text:style-name="P2"><text:span text:style-name="T18"><text:tab/>"roles"</text:span>:[{<text:span text:style-name="T18">"nameRole:"</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8"><text:tab/>}</text:p>
      <text:p text:style-name="P249"/>
      <text:p text:style-name="P247"/>
      <text:p text:style-name="P91">Output NOT OK</text:p>
      <text:p text:style-name="P245"/>
      <text:p text:style-name="P107"><text:tab/>{</text:p>
      <text:p text:style-name="P2"><text:span text:style-name="T18"><text:tab/>"timestamp"</text:span>: <text:span text:style-name="T47">"2021-07-07T20:13:23.725+00:00"</text:span>,</text:p>
      <text:p text:style-name="P2"><text:span text:style-name="T18"><text:tab/>"status"</text:span>: <text:span text:style-name="T185">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42"/>
      <text:p text:style-name="P200"/>
      <text:list xml:id="list210709606001674" text:continue-numbering="true" text:style-name="L2">
        <text:list-item>
          <text:p text:style-name="P458"><text:span text:style-name="T11">Modificar</text:span> el valor del campo nombre de rol, mal definido sintácticamente:</text:p>
        </text:list-item>
      </text:list>
      <text:p text:style-name="P200"/>
      <text:p text:style-name="P200"/>
      <text:p text:style-name="P243">Input para output NOT OK</text:p>
      <text:p text:style-name="P243"/>
      <text:p text:style-name="P108"><text:tab/>{</text:p>
      <text:p text:style-name="P41"><text:span text:style-name="T18"><text:tab/>"name"</text:span>:<text:span text:style-name="T47">"rootmod"</text:span>,</text:p>
      <text:p text:style-name="P41"><text:span text:style-name="T18"><text:tab/>"roles"</text:span>:[{<text:span text:style-name="T18">"nameRole"</text:span>:delete<text:span text:style-name="T47">",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31"><text:tab/>}</text:p>
      <text:p text:style-name="P244"/>
      <text:p text:style-name="P243">Output NOT OK</text:p>
      <text:p text:style-name="P243"/>
      <text:p text:style-name="P244"/>
      <text:p text:style-name="P108"><text:tab/>{</text:p>
      <text:p text:style-name="P17"><text:span text:style-name="T18"><text:tab/>"timestamp"</text:span>: <text:span text:style-name="T47">"2021-07-07T20:06:52.433+00:00"</text:span>,</text:p>
      <text:p text:style-name="P17"><text:span text:style-name="T18"><text:tab/>"status"</text:span>: <text:span text:style-name="T185">400</text:span>,</text:p>
      <text:p text:style-name="P17"><text:span text:style-name="T18"><text:tab/>"error"</text:span>: <text:span text:style-name="T47">"Bad Request"</text:span>,</text:p>
      <text:p text:style-name="P17"><text:span text:style-name="T18"><text:tab/>"path"</text:span>: <text:span text:style-name="T47">"/user/update"</text:span></text:p>
      <text:p text:style-name="P92"><text:tab/>}</text:p>
      <text:p text:style-name="P200"/>
      <text:p text:style-name="P200"/>
      <text:p text:style-name="P200"/>
      <text:p text:style-name="P200"/>
      <text:p text:style-name="P200"/>
      <text:p text:style-name="P200"/>
      <text:p text:style-name="P200"/>
      <text:list xml:id="list210707904654981" text:continue-numbering="true" text:style-name="L2">
        <text:list-item>
          <text:p text:style-name="P458"><text:soft-page-break/><text:span text:style-name="T11">Modificar</text:span> campo descripción de rol, mal definido sintácticamente:</text:p>
        </text:list-item>
      </text:list>
      <text:p text:style-name="P200"/>
      <text:p text:style-name="P200"/>
      <text:p text:style-name="P246">Input para output NOT OK</text:p>
      <text:p text:style-name="P246"/>
      <text:p text:style-name="P93"><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8"><text:tab/>}</text:p>
      <text:p text:style-name="P246"/>
      <text:p text:style-name="P246">Output NOT OK</text:p>
      <text:p text:style-name="P246"/>
      <text:p text:style-name="P93"><text:tab/>{</text:p>
      <text:p text:style-name="P2"><text:span text:style-name="T18"><text:tab/>"timestamp"</text:span>: <text:span text:style-name="T47">"2021-07-07T20:15:15.303+00:00"</text:span>,</text:p>
      <text:p text:style-name="P2"><text:span text:style-name="T18"><text:tab/>"status"</text:span>: <text:span text:style-name="T185">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46"/>
      <text:list xml:id="list210709474821625" text:continue-numbering="true" text:style-name="L2">
        <text:list-item>
          <text:p text:style-name="P458"><text:span text:style-name="T11">Modificar</text:span> el valor del campo descripción de rol, mal definido sintácticamente:</text:p>
        </text:list-item>
      </text:list>
      <text:p text:style-name="P200"/>
      <text:p text:style-name="P246">Input para output NOT OK</text:p>
      <text:p text:style-name="P248"/>
      <text:p text:style-name="P93"><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47">",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28"><text:tab/>}</text:p>
      <text:p text:style-name="P246"/>
      <text:p text:style-name="P246"/>
      <text:p text:style-name="P246">Output NOT OK</text:p>
      <text:p text:style-name="P246"/>
      <text:p text:style-name="P93"><text:tab/>{</text:p>
      <text:p text:style-name="P1"><text:span text:style-name="T18"><text:tab/>"timestamp"</text:span>: <text:span text:style-name="T47">"2021-07-07T20:16:31.495+00:00"</text:span>,</text:p>
      <text:p text:style-name="P1"><text:span text:style-name="T18"><text:tab/>"status"</text:span>: <text:span text:style-name="T185">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1"/>
      <text:p text:style-name="P1"/>
      <text:p text:style-name="P1"/>
      <text:p text:style-name="P1"/>
      <text:p text:style-name="P81"/>
      <text:p text:style-name="P248"/>
      <text:p text:style-name="P230"/>
      <text:p text:style-name="P129"><text:soft-page-break/>OUTPUTS WARNINGS:</text:p>
      <text:p text:style-name="P129"/>
      <text:list xml:id="list210708100342636" text:continue-numbering="true" text:style-name="L2">
        <text:list-header>
          <text:p text:style-name="P483"/>
        </text:list-header>
      </text:list>
      <text:p text:style-name="P433"><text:span text:style-name="T82">Modificar de un usuario existente </text:span><text:span text:style-name="T83">el nombre o etiqueta del campo contraseña bien definido sintácticamente pero mal definido semánticamente </text:span><text:span text:style-name="T84">(campo no definido en la API)</text:span><text:span text:style-name="T83">. </text:span><text:span text:style-name="T84">En este escensario se omite </text:span><text:span text:style-name="T85">el valor del campo y se da aviso al cliente que el valor no fue registrado</text:span></text:p>
      <text:p text:style-name="P269"/>
      <text:p text:style-name="P250">Input para output WARNINGS</text:p>
      <text:p text:style-name="P466"/>
      <text:p text:style-name="P449">{</text:p>
      <text:p text:style-name="P2"><text:span text:style-name="T18">"name"</text:span>:<text:span text:style-name="T47">"newuser"</text:span>,</text:p>
      <text:p text:style-name="P2"><text:span text:style-name="T18">"roles"</text:span>:[{<text:span text:style-name="T18">"nameRole"</text:span>:<text:span text:style-name="T47">"add"</text:span>}]</text:p>
      <text:p text:style-name="P477"><text:span text:style-name="T27">}</text:span></text:p>
      <text:p text:style-name="P250"/>
      <text:p text:style-name="P250">Output WARNING</text:p>
      <text:p text:style-name="P250"/>
      <text:p text:style-name="P466">{"warnings":[{"warning":"Incorrect or missing user password"}]}</text:p>
      <text:list xml:id="list313471572" text:style-name="L9">
        <text:list-header>
          <text:p text:style-name="P465"/>
        </text:list-header>
      </text:list>
      <text:p text:style-name="P434"><text:span text:style-name="T82">Modificar de un usuario existente </text:span><text:span text:style-name="T83">el nombre o etiqueta del campo </text:span><text:span text:style-name="T77">rol</text:span><text:span text:style-name="T83"> bien definido sintácticamente pero mal definido semánticamente </text:span><text:span text:style-name="T84">(campo no definido en la API)</text:span><text:span text:style-name="T83">. </text:span><text:span text:style-name="T84">En este escensario se omite </text:span><text:span text:style-name="T77">el valor del campo y se da aviso al cliente que el valor no fue registrado</text:span></text:p>
      <text:p text:style-name="P227"/>
      <text:p text:style-name="P189"/>
      <text:p text:style-name="P250">Input para output WARNINGS</text:p>
      <text:p text:style-name="P250"/>
      <text:p text:style-name="P449">{</text:p>
      <text:p text:style-name="P2"><text:span text:style-name="T18">"name"</text:span>:<text:span text:style-name="T47">"newuser"</text:span>,</text:p>
      <text:p text:style-name="P2"><text:span text:style-name="T18">"password"</text:span>:<text:span text:style-name="T47">"pass"</text:span></text:p>
      <text:p text:style-name="P477"><text:span text:style-name="T27">}</text:span></text:p>
      <text:p text:style-name="P250"/>
      <text:p text:style-name="P250">Output WARNING</text:p>
      <text:p text:style-name="P250"/>
      <text:p text:style-name="P189">{"warnings":[{"warning":"Incorrect or missing user roles"}]}</text:p>
      <text:p text:style-name="P131"/>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3">DELETE <text:span text:style-name="T103">USER</text:span>:</text:p>
      <text:p text:style-name="P130"/>
      <text:p text:style-name="P124">OUTPUTS OK:</text:p>
      <text:p text:style-name="P213"/>
      <text:p text:style-name="P303"><text:span text:style-name="T231">Eliminar usuario existente definiendo sintáctica y semánticamente </text:span><text:span text:style-name="T232">correcto </text:span><text:span text:style-name="T231">sólo id, </text:span><text:span text:style-name="T230">con endpoint </text:span><text:span text:style-name="T121">http://localhost:8040/user/</text:span><text:span text:style-name="T153">delete</text:span><text:span text:style-name="T121">/</text:span><text:span text:style-name="T124">{id}</text:span><text:span text:style-name="T87">:</text:span></text:p>
      <text:p text:style-name="P178"/>
      <text:p text:style-name="P178"/>
      <text:p text:style-name="P423"><text:span text:style-name="T70">Get previo a </text:span><text:span text:style-name="T71">delete</text:span><text:span text:style-name="T70"> con enpoints </text:span><text:span text:style-name="T68">http://localhost:8040/user/get/name/</text:span><text:a xlink:type="simple" xlink:href="http://localhost:8040/user/get/name/nameusermod" text:style-name="Internet_20_link" text:visited-style-name="Visited_20_Internet_20_Link"><text:span text:style-name="T69">nameusermod</text:span></text:a><text:span text:style-name="T110">:</text:span></text:p>
      <text:p text:style-name="P360"/>
      <text:p text:style-name="P360">{"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78"/>
      <text:p text:style-name="P424"><text:span text:style-name="T65">endpoint</text:span><text:span text:style-name="T66"> para output </text:span><text:span text:style-name="T67">OK </text:span><text:span text:style-name="T118">http://localhost:8040/user/</text:span><text:span text:style-name="T120">delete</text:span><text:span text:style-name="T118">/</text:span><text:span text:style-name="T119">25</text:span></text:p>
      <text:p text:style-name="P309"/>
      <text:p text:style-name="P309"/>
      <text:p text:style-name="P177"><text:span text:style-name="T144">Get </text:span><text:span text:style-name="T145">posterior</text:span><text:span text:style-name="T144"> a </text:span><text:span text:style-name="T146">delete</text:span><text:span text:style-name="T144"> con enpoints </text:span><text:span text:style-name="T154">http://localhost:8040/user/get/name/nameusermod</text:span><text:span text:style-name="T146">:</text:span></text:p>
      <text:p text:style-name="P251"/>
      <text:p text:style-name="P251">{"error":"Not found-&gt;User name not found"}</text:p>
      <text:p text:style-name="P178"/>
      <text:p text:style-name="P178"/>
      <text:p text:style-name="P306"><text:span text:style-name="T94">Eliminar usuario existente definiendo sintáctica y semánticamente </text:span><text:span text:style-name="T95">correcto </text:span><text:span text:style-name="T94">id </text:span><text:span text:style-name="T96">de usuario</text:span><text:span text:style-name="T94">, </text:span><text:span text:style-name="T93">con endpoint </text:span><text:span text:style-name="T125">http://localhost:8040/user/</text:span><text:span text:style-name="T126">delete</text:span></text:p>
      <text:p text:style-name="P331"/>
      <text:p text:style-name="P421"><text:span text:style-name="T107">Get </text:span><text:span text:style-name="T109">previo</text:span><text:span text:style-name="T107"> a </text:span><text:span text:style-name="T108">delete</text:span><text:span text:style-name="T107"> con enpoints </text:span><text:span text:style-name="T113">http://localhost:8040/user/get/name/</text:span><text:span text:style-name="T114">username</text:span><text:span text:style-name="T108">:</text:span></text:p>
      <text:p text:style-name="P361"/>
      <text:p text:style-name="P341">{"name":"username", "date":"2021-07-05", "roles":[]}</text:p>
      <text:p text:style-name="P361"/>
      <text:p text:style-name="P175"><text:span text:style-name="T149">Input </text:span><text:span text:style-name="T150">para output OK</text:span></text:p>
      <text:p text:style-name="P336"/>
      <text:p text:style-name="P327">{</text:p>
      <text:p text:style-name="P2"><text:span text:style-name="T18">"id"</text:span>:<text:span text:style-name="T185">27</text:span></text:p>
      <text:p text:style-name="P2">}</text:p>
      <text:p text:style-name="P181"/>
      <text:p text:style-name="P425"><text:span text:style-name="T107">Get </text:span><text:span text:style-name="T109">p</text:span><text:span text:style-name="T111">osterior</text:span><text:span text:style-name="T107"> a </text:span><text:span text:style-name="T108">delete</text:span><text:span text:style-name="T107"> con enpoints </text:span><text:span text:style-name="T113">http://localhost:8040/user/get/name/</text:span><text:a xlink:type="simple" xlink:href="http://localhost:8040/user/get/name/username" text:style-name="Internet_20_link" text:visited-style-name="Visited_20_Internet_20_Link"><text:span text:style-name="T114">username</text:span></text:a><text:span text:style-name="T108">:</text:span></text:p>
      <text:p text:style-name="P362"/>
      <text:p text:style-name="P362">{"error":"Not found-&gt;User name not found"}</text:p>
      <text:p text:style-name="P362"/>
      <text:p text:style-name="P362"/>
      <text:p text:style-name="P362"/>
      <text:p text:style-name="P362"/>
      <text:p text:style-name="P362"/>
      <text:p text:style-name="P362"/>
      <text:p text:style-name="P362"/>
      <text:p text:style-name="P362"/>
      <text:p text:style-name="P362"/>
      <text:p text:style-name="P362"/>
      <text:p text:style-name="P362"><text:soft-page-break/></text:p>
      <text:p text:style-name="P304"><text:span text:style-name="T231">Eliminar usuario existente definiendo sintáctica y semánticamente </text:span><text:span text:style-name="T232">correcto </text:span><text:span text:style-name="T233">nombre de usuario</text:span><text:span text:style-name="T231">, </text:span><text:span text:style-name="T230">con endpoint </text:span><text:span text:style-name="T151">http://localhost:8040/user/</text:span><text:span text:style-name="T152">delete</text:span></text:p>
      <text:p text:style-name="P332"/>
      <text:p text:style-name="P422"><text:span text:style-name="T107">Get </text:span><text:span text:style-name="T109">previo</text:span><text:span text:style-name="T107"> a </text:span><text:span text:style-name="T108">delete</text:span><text:span text:style-name="T107"> con enpoints </text:span><text:span text:style-name="T113">http://localhost:8040/user/get/name/</text:span><text:span text:style-name="T115">nameofuser</text:span><text:span text:style-name="T108">:</text:span></text:p>
      <text:p text:style-name="P363"/>
      <text:p text:style-name="P342">{"name":"nameofuser", "date":"2021-07-07", "roles":[]}</text:p>
      <text:p text:style-name="P363"/>
      <text:p text:style-name="P176"><text:span text:style-name="T149">Input </text:span><text:span text:style-name="T150">para output OK</text:span></text:p>
      <text:p text:style-name="P337"/>
      <text:p text:style-name="P328">{</text:p>
      <text:p text:style-name="P18"><text:span text:style-name="T18">"</text:span><text:span text:style-name="T24">name</text:span><text:span text:style-name="T18">"</text:span>:<text:span text:style-name="T185"> “</text:span><text:span text:style-name="T186">nameofuser</text:span><text:span text:style-name="T185">”</text:span></text:p>
      <text:p text:style-name="P18">}</text:p>
      <text:p text:style-name="P179"/>
      <text:p text:style-name="P422"><text:span text:style-name="T107">Get </text:span><text:span text:style-name="T109">p</text:span><text:span text:style-name="T111">osterior</text:span><text:span text:style-name="T107"> a </text:span><text:span text:style-name="T108">delete</text:span><text:span text:style-name="T107"> con enpoints </text:span><text:span text:style-name="T113">http://localhost:8040/user/get/name/</text:span><text:a xlink:type="simple" xlink:href="http://localhost:8040/user/get/name/username" text:style-name="Internet_20_link" text:visited-style-name="Visited_20_Internet_20_Link"><text:span text:style-name="T114">username</text:span></text:a><text:span text:style-name="T108">:</text:span></text:p>
      <text:p text:style-name="P363"/>
      <text:p text:style-name="P363">{"error":"Not found-&gt;User name not foun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24">OUTPUTS NOT OK:</text:p>
      <text:p text:style-name="P213"/>
      <text:p text:style-name="P278"><text:span text:style-name="T235">Definir incorrectamente el</text:span> endpoint:</text:p>
      <text:p text:style-name="P338"/>
      <text:p text:style-name="P335"/>
      <text:list xml:id="list3401525821" text:style-name="L10">
        <text:list-item>
          <text:p text:style-name="P436"><text:span text:style-name="T116">Endpoint </text:span><text:span text:style-name="T112">http://localhost:8040/user/</text:span><text:span text:style-name="T117">delete</text:span><text:span text:style-name="T112">/“</text:span><text:span text:style-name="T116">30</text:span><text:span text:style-name="T112">”</text:span></text:p>
        </text:list-item>
      </text:list>
      <text:p text:style-name="P333"/>
      <text:p text:style-name="P333"/>
      <text:p text:style-name="P335">Output NOT OK</text:p>
      <text:p text:style-name="P335"/>
      <text:p text:style-name="P329"><text:tab/>{</text:p>
      <text:p text:style-name="P2"><text:span text:style-name="T18"><text:tab/>"timestamp"</text:span>: <text:span text:style-name="T47">"2021-07-07T21:42:17.958+00:00"</text:span>,</text:p>
      <text:p text:style-name="P2"><text:span text:style-name="T18"><text:tab/>"status"</text:span>: <text:span text:style-name="T185">400</text:span>,</text:p>
      <text:p text:style-name="P2"><text:span text:style-name="T18"><text:tab/>"error"</text:span>: <text:span text:style-name="T47">"Bad Request"</text:span>,</text:p>
      <text:p text:style-name="P2"><text:span text:style-name="T18"><text:tab/>"path"</text:span>: <text:span text:style-name="T47">"/user/delete/%2231%22"</text:span></text:p>
      <text:p text:style-name="P2"><text:tab/>}</text:p>
      <text:p text:style-name="P334"/>
      <text:list xml:id="list210709896899766" text:continue-numbering="true" text:style-name="L10">
        <text:list-item>
          <text:p text:style-name="P436"><text:span text:style-name="T64">Endpoint </text:span><text:span text:style-name="T112">http://localhost:8040/user/</text:span><text:span text:style-name="T117">delet</text:span></text:p>
        </text:list-item>
      </text:list>
      <text:p text:style-name="P373"/>
      <text:p text:style-name="P339"/>
      <text:p text:style-name="P335">Output NOT OK</text:p>
      <text:p text:style-name="P330"><text:tab/>{</text:p>
      <text:p text:style-name="P1"><text:span text:style-name="T18"><text:tab/>"timestamp"</text:span>: <text:span text:style-name="T47">"2021-07-07T21:44:02.619+00:00"</text:span>,</text:p>
      <text:p text:style-name="P1"><text:span text:style-name="T18"><text:tab/>"status"</text:span>: <text:span text:style-name="T185">404</text:span>,</text:p>
      <text:p text:style-name="P1"><text:span text:style-name="T18"><text:tab/>"error"</text:span>: <text:span text:style-name="T47">"Not Found"</text:span>,</text:p>
      <text:p text:style-name="P1"><text:span text:style-name="T18"><text:tab/>"path"</text:span>: <text:span text:style-name="T47">"/user/delet"</text:span></text:p>
      <text:p text:style-name="P1"><text:tab/>}</text:p>
      <text:p text:style-name="P339"/>
      <text:p text:style-name="P178"/>
      <text:p text:style-name="P279">Insertar <text:span text:style-name="T14">body</text:span> <text:span text:style-name="T15">vacío </text:span><text:span text:style-name="T236">usando endpoint de </text:span><text:span text:style-name="T16">delete sin id como parámetro:</text:span></text:p>
      <text:p text:style-name="P180"/>
      <text:p text:style-name="P180"/>
      <text:p text:style-name="P252">Output NOT OK</text:p>
      <text:p text:style-name="P252"/>
      <text:p text:style-name="P109">{</text:p>
      <text:p text:style-name="P2"><text:span text:style-name="T18">"timestamp"</text:span>: <text:span text:style-name="T47">"2021-07-07T21:47:15.338+00:00"</text:span>,</text:p>
      <text:p text:style-name="P2"><text:span text:style-name="T18">"status"</text:span>: <text:span text:style-name="T185">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52"/>
      <text:p text:style-name="P252"/>
      <text:p text:style-name="P252"/>
      <text:p text:style-name="P252"/>
      <text:p text:style-name="P252"/>
      <text:p text:style-name="P252"/>
      <text:p text:style-name="P252"/>
      <text:p text:style-name="P252"/>
      <text:p text:style-name="P178"/>
      <text:p text:style-name="P178"/>
      <text:p text:style-name="P298"><text:soft-page-break/>Eliminar usuario inexistente <text:span text:style-name="T12">definiendo sintáctica</text:span><text:span text:style-name="T13">mente correcto </text:span><text:span text:style-name="T239">el </text:span><text:span text:style-name="T12">id </text:span><text:span text:style-name="T234">de usuario </text:span><text:span text:style-name="T237">en el endpoint:</text:span></text:p>
      <text:p text:style-name="P253"/>
      <text:p text:style-name="P253"/>
      <text:p text:style-name="P274"><text:span text:style-name="T224">Endpoin</text:span><text:span text:style-name="T86">t: </text:span><text:span text:style-name="T123">http://localhost:8040/user/delete/100</text:span></text:p>
      <text:p text:style-name="P253"/>
      <text:p text:style-name="P253"/>
      <text:p text:style-name="P257">Output NOT OK</text:p>
      <text:p text:style-name="P257"/>
      <text:p text:style-name="P257">{"error":"org.springframework.dao.EmptyResultDataAccessException: No class com.example.demo.entity.EUser entity with id 100 exists!"}</text:p>
      <text:p text:style-name="P257"/>
      <text:p text:style-name="P299">Eliminar usuario inexistente <text:span text:style-name="T12">definiendo sintáctica</text:span><text:span text:style-name="T13">mente correcto </text:span><text:span text:style-name="T12">id </text:span><text:span text:style-name="T234">de usuario, </text:span><text:span text:style-name="T238">con id definido en el input</text:span><text:span text:style-name="T12">:</text:span></text:p>
      <text:p text:style-name="P254"/>
      <text:p text:style-name="P256"><text:span text:style-name="T239">Endpoin</text:span><text:span text:style-name="T92">t: </text:span><text:span text:style-name="T122">http://localhost:8040/user/delete</text:span></text:p>
      <text:p text:style-name="P254"/>
      <text:p text:style-name="P260">Input para output NOT OK</text:p>
      <text:p text:style-name="P260"/>
      <text:p text:style-name="P110">{</text:p>
      <text:p text:style-name="P2"><text:span text:style-name="T18">"id"</text:span>:<text:span text:style-name="T185">100</text:span></text:p>
      <text:p text:style-name="P2">}</text:p>
      <text:p text:style-name="P254"/>
      <text:p text:style-name="P258">Output NOT OK</text:p>
      <text:p text:style-name="P258"/>
      <text:p text:style-name="P258">{"error":"Excepcted ID user-&gt;ID user is null"}</text:p>
      <text:p text:style-name="P258"/>
      <text:p text:style-name="P258"/>
      <text:p text:style-name="P300">Eliminar usuario inexistente <text:span text:style-name="T12">definiendo sintáctica</text:span><text:span text:style-name="T13">mente correcto </text:span><text:span text:style-name="T240">nombre</text:span><text:span text:style-name="T12"> </text:span><text:span text:style-name="T234">de usuario:</text:span></text:p>
      <text:p text:style-name="P340"/>
      <text:p text:style-name="P255"/>
      <text:p text:style-name="P261">Input para output NOT OK</text:p>
      <text:p text:style-name="P261"/>
      <text:p text:style-name="P111">{</text:p>
      <text:p text:style-name="P19"><text:span text:style-name="T18">"</text:span><text:span text:style-name="T25">name</text:span><text:span text:style-name="T18">"</text:span>:<text:span text:style-name="T185"> “</text:span><text:span text:style-name="T187">asd</text:span><text:span text:style-name="T185">”</text:span></text:p>
      <text:p text:style-name="P19">}</text:p>
      <text:p text:style-name="P262"/>
      <text:p text:style-name="P255"/>
      <text:p text:style-name="P259">Output NOT OK</text:p>
      <text:p text:style-name="P259"/>
      <text:p text:style-name="P259">{"error":"User not found-&gt;user is null"}</text:p>
      <text:p text:style-name="P258"/>
      <text:p text:style-name="P182"/>
      <text:p text:style-name="P182"/>
      <text:p text:style-name="P182"/>
      <text:p text:style-name="P182"/>
      <text:p text:style-name="P182"/>
      <text:p text:style-name="P182"/>
      <text:p text:style-name="P182"/>
      <text:p text:style-name="P182"/>
      <text:p text:style-name="P285"><text:soft-page-break/><text:span text:style-name="T17">Eliminar usuario existente con</text:span> el campo <text:span text:style-name="T7">nombre</text:span> mal definido sintácticamente:</text:p>
      <text:p text:style-name="P190"/>
      <text:p text:style-name="P190"/>
      <text:p text:style-name="P265">Intput para output NOT OK</text:p>
      <text:p text:style-name="P263"/>
      <text:p text:style-name="P112">{</text:p>
      <text:p text:style-name="P2"><text:span text:style-name="T18">"name:"</text:span>user<text:span text:style-name="T18">"</text:span></text:p>
      <text:p text:style-name="P428">}</text:p>
      <text:p text:style-name="P263"/>
      <text:p text:style-name="P265">Output NOT OK</text:p>
      <text:p text:style-name="P265"/>
      <text:p text:style-name="P112">{</text:p>
      <text:p text:style-name="P2"><text:span text:style-name="T18">"timestamp"</text:span>: <text:span text:style-name="T47">"2021-07-07T22:02:23.996+00:00"</text:span>,</text:p>
      <text:p text:style-name="P2"><text:span text:style-name="T18">"status"</text:span>: <text:span text:style-name="T185">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195"/>
      <text:p text:style-name="P285"><text:span text:style-name="T17">Eliminar usuario existente con</text:span> el <text:span text:style-name="T6">valor del </text:span>campo <text:span text:style-name="T7">nombre</text:span> mal definido sintácticamente:</text:p>
      <text:p text:style-name="P190"/>
      <text:p text:style-name="P191"/>
      <text:p text:style-name="P266">Intput para output NOT OK</text:p>
      <text:p text:style-name="P264"/>
      <text:p text:style-name="P113">{</text:p>
      <text:p text:style-name="P20"><text:span text:style-name="T18">"name":</text:span>user<text:span text:style-name="T18">"</text:span></text:p>
      <text:p text:style-name="P429">}</text:p>
      <text:p text:style-name="P264"/>
      <text:p text:style-name="P266">Output NOT OK</text:p>
      <text:p text:style-name="P266"/>
      <text:p text:style-name="P113">{</text:p>
      <text:p text:style-name="P20"><text:span text:style-name="T18">"timestamp"</text:span>: <text:span text:style-name="T47">"2021-07-07T22:02:23.996+00:00"</text:span>,</text:p>
      <text:p text:style-name="P20"><text:span text:style-name="T18">"status"</text:span>: <text:span text:style-name="T185">400</text:span>,</text:p>
      <text:p text:style-name="P20"><text:span text:style-name="T18">"error"</text:span>: <text:span text:style-name="T47">"Bad Request"</text:span>,</text:p>
      <text:p text:style-name="P20"><text:span text:style-name="T18">"path"</text:span>: <text:span text:style-name="T47">"/user/delete"</text:span></text:p>
      <text:p text:style-name="P114">}</text:p>
      <text:p text:style-name="P1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10T21:07:07.046381947</dc:date>
    <meta:editing-duration>P1DT18H29M36S</meta:editing-duration>
    <meta:editing-cycles>422</meta:editing-cycles>
    <meta:generator>LibreOffice/7.1.3.2$Linux_X86_64 LibreOffice_project/10$Build-2</meta:generator>
    <meta:document-statistic meta:table-count="0" meta:image-count="0" meta:object-count="0" meta:page-count="39" meta:paragraph-count="837" meta:word-count="4619" meta:character-count="42894" meta:non-whitespace-character-count="38612"/>
  </office:meta>
</office:document-meta>
</file>